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3311in" fo:break-before="auto" style:use-optimal-row-height="true"/>
    </style:style>
    <style:style style:name="ro2" style:family="table-row">
      <style:table-row-properties style:row-height="0.4866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1091in" fo:break-before="auto" style:use-optimal-row-height="true"/>
    </style:style>
    <style:style style:name="ro7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Bool" style:family="table-cell" style:parent-style-name="Default" style:data-style-name="N99"/>
  </office:automatic-styles>
  <office:body>
    <office:spreadsheet>
      <table:table table:name="Auto (select correct)" table:style-name="ta1">
        <table:table-column table:style-name="co1" table:default-cell-style-name="ce1"/>
        <table:table-column table:style-name="co1" table:number-columns-repeated="2" table:default-cell-style-name="ce2"/>
        <table:table-column table:style-name="co1" table:default-cell-style-name="ce1"/>
        <table:table-column table:style-name="co1" table:number-columns-repeated="2" table:default-cell-style-name="ce2"/>
        <table:table-column table:style-name="co1" table:number-columns-repeated="5" table:default-cell-style-name="ce1"/>
        <table:table-column table:style-name="co1" table:number-columns-repeated="2" table:default-cell-style-name="ce2"/>
        <table:table-column table:style-name="co1" table:default-cell-style-name="ce3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ok</text:p>
          </table:table-cell>
          <table:table-cell table:style-name="ce1" office:value-type="string" calcext:value-type="string">
            <text:p>external_id</text:p>
          </table:table-cell>
          <table:table-cell table:style-name="ce1"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table:style-name="ce1" office:value-type="string" calcext:value-type="string">
            <text:p>winery_name</text:p>
          </table:table-cell>
          <table:table-cell table:style-name="ce1"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table:style-name="ce1" office:value-type="string" calcext:value-type="string">
            <text:p>storage_area</text:p>
          </table:table-cell>
          <table:table-cell table:style-name="ce1" office:value-type="string" calcext:value-type="string">
            <text:p>internal_notes</text:p>
          </table:table-cell>
          <table:table-cell table:style-name="ce1" office:value-type="string" calcext:value-type="string">
            <text:p>visible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matched_type</text:p>
          </table:table-cell>
          <table:table-cell office:value-type="string" calcext:value-type="string">
            <text:p>matched_name</text:p>
          </table:table-cell>
          <table:table-cell office:value-type="string" calcext:value-type="string">
            <text:p>matched_winery_name</text:p>
          </table:table-cell>
          <table:table-cell office:value-type="string" calcext:value-type="string">
            <text:p>score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nciacorta Pas Opere Bellavis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nkexgwzsc3cabcwz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Pas Operé</text:p>
          </table:table-cell>
          <table:table-cell office:value-type="string" calcext:value-type="string">
            <text:p>Bellavista</text:p>
          </table:table-cell>
          <table:table-cell office:value-type="float" office:value="47.540195" calcext:value-type="float">
            <text:p>47.5401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rra di 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9k2rhbm6pw1kcyd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ra di Monteverro</text:p>
          </table:table-cell>
          <table:table-cell office:value-type="string" calcext:value-type="string">
            <text:p>Monteverro</text:p>
          </table:table-cell>
          <table:table-cell office:value-type="float" office:value="94.46255" calcext:value-type="float">
            <text:p>94.462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80000" calcext:value-type="float">
            <text:p>80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an del Ciampolo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v6zdef7agyymtn7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an del Ciampolo</text:p>
          </table:table-cell>
          <table:table-cell office:value-type="string" calcext:value-type="string">
            <text:p>Montevertine</text:p>
          </table:table-cell>
          <table:table-cell office:value-type="float" office:value="54.659645" calcext:value-type="float">
            <text:p>54.6596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tin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93.216385" calcext:value-type="float">
            <text:p>93.2163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tin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93.216385" calcext:value-type="float">
            <text:p>93.2163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tin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93.216385" calcext:value-type="float">
            <text:p>93.2163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8700" calcext:value-type="float">
            <text:p>1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21400" calcext:value-type="float">
            <text:p>21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9300" calcext:value-type="float">
            <text:p>1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200" calcext:value-type="float">
            <text:p>2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20800" calcext:value-type="float">
            <text:p>20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4" calcext:value-type="float">
            <text:p>1994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8" calcext:value-type="float">
            <text:p>1998</text:p>
          </table:table-cell>
          <table:table-cell office:value-type="float" office:value="59900" calcext:value-type="float">
            <text:p>5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5000" calcext:value-type="float">
            <text:p>3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 Tenuta San Gui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l Pareto Cabernet Sauvignon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9550" calcext:value-type="float">
            <text:p>9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ptp4r68vg492pp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Il Pareto</text:p>
          </table:table-cell>
          <table:table-cell office:value-type="string" calcext:value-type="string">
            <text:p>Tenuta di Nozzole</text:p>
          </table:table-cell>
          <table:table-cell office:value-type="float" office:value="52.711758" calcext:value-type="float">
            <text:p>52.7117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l Pareto Cabernet Sauvignon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ptp4r68vg492pp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Il Pareto</text:p>
          </table:table-cell>
          <table:table-cell office:value-type="string" calcext:value-type="string">
            <text:p>Tenuta di Nozzole</text:p>
          </table:table-cell>
          <table:table-cell office:value-type="float" office:value="52.711758" calcext:value-type="float">
            <text:p>52.71175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mus Banf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apqdmyk8t8k2arm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anfi</text:p>
          </table:table-cell>
          <table:table-cell office:value-type="float" office:value="34.023647" calcext:value-type="float">
            <text:p>34.0236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mmus Banf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apqdmyk8t8k2arm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ummuS</text:p>
          </table:table-cell>
          <table:table-cell office:value-type="string" calcext:value-type="string">
            <text:p>Banfi</text:p>
          </table:table-cell>
          <table:table-cell office:value-type="float" office:value="34.023647" calcext:value-type="float">
            <text:p>34.0236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tenti Cabernet Sauvignon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cfa8m2nmd86k6qx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Potenti</text:p>
          </table:table-cell>
          <table:table-cell office:value-type="string" calcext:value-type="string">
            <text:p>Petra</text:p>
          </table:table-cell>
          <table:table-cell office:value-type="float" office:value="35.760773" calcext:value-type="float">
            <text:p>35.76077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orgio Primo La Mas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q0crfbq5ea5ydtdv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orgio Primo</text:p>
          </table:table-cell>
          <table:table-cell office:value-type="string" calcext:value-type="string">
            <text:p>La Massa</text:p>
          </table:table-cell>
          <table:table-cell office:value-type="float" office:value="45.232105" calcext:value-type="float">
            <text:p>45.2321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uisassi Syrah Dueman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em1k3te2penx8yz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Suisassi Bio</text:p>
          </table:table-cell>
          <table:table-cell office:value-type="string" calcext:value-type="string">
            <text:p>Duemani</text:p>
          </table:table-cell>
          <table:table-cell office:value-type="float" office:value="55.786263" calcext:value-type="float">
            <text:p>55.78626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estro Raro Cabernet Sauvignon Fels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eb58kv6ez4g6w8b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Maestro Raro</text:p>
          </table:table-cell>
          <table:table-cell office:value-type="string" calcext:value-type="string">
            <text:p>Fèlsina</text:p>
          </table:table-cell>
          <table:table-cell office:value-type="float" office:value="47.368355" calcext:value-type="float">
            <text:p>47.36835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bo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xrm36kfr5qb0r92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BO</text:p>
          </table:table-cell>
          <table:table-cell office:value-type="string" calcext:value-type="string">
            <text:p>Petra</text:p>
          </table:table-cell>
          <table:table-cell office:value-type="float" office:value="35.0024" calcext:value-type="float">
            <text:p>35.00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21100" calcext:value-type="float">
            <text:p>21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verro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21700" calcext:value-type="float">
            <text:p>21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92.99254" calcext:value-type="float">
            <text:p>92.992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llezione Privata Cabernet Sauvignon Isole e Ole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1850" calcext:value-type="float">
            <text:p>11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zg7embvffj1cbg9f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Collezione Privata</text:p>
          </table:table-cell>
          <table:table-cell office:value-type="string" calcext:value-type="string">
            <text:p>Isole e Olena</text:p>
          </table:table-cell>
          <table:table-cell office:value-type="float" office:value="49.89279" calcext:value-type="float">
            <text:p>49.8927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chioppettino Ermaco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8zkwbsx6ammprx06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chioppettino</text:p>
          </table:table-cell>
          <table:table-cell office:value-type="string" calcext:value-type="string">
            <text:p>Ermacora</text:p>
          </table:table-cell>
          <table:table-cell office:value-type="float" office:value="40.501358" calcext:value-type="float">
            <text:p>40.50135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Pergole Torte Sangiovese Monteverti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65500" calcext:value-type="float">
            <text:p>6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0.722862" calcext:value-type="float">
            <text:p>50.7228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igaffi Merlot Tua Ri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e1rdvrbyv7h58ryh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edigaffi</text:p>
          </table:table-cell>
          <table:table-cell office:value-type="string" calcext:value-type="string">
            <text:p>Tua Rita</text:p>
          </table:table-cell>
          <table:table-cell office:value-type="float" office:value="54.35088" calcext:value-type="float">
            <text:p>54.350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iusto di Notri Tua Ri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es7nnbwfdt30yq4q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iusto di Notri</text:p>
          </table:table-cell>
          <table:table-cell office:value-type="string" calcext:value-type="string">
            <text:p>Tua Rita</text:p>
          </table:table-cell>
          <table:table-cell office:value-type="float" office:value="57.519005" calcext:value-type="float">
            <text:p>57.5190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Massa La Mass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st37yy388e347hdw5te0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a Massa</text:p>
          </table:table-cell>
          <table:table-cell office:value-type="float" office:value="81.65487" calcext:value-type="float">
            <text:p>81.65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Massa La Mass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st37yy388e347hdw5te0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La Massa</text:p>
          </table:table-cell>
          <table:table-cell office:value-type="float" office:value="81.65487" calcext:value-type="float">
            <text:p>81.654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Vasco Sassetti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8" calcext:value-type="float">
            <text:p>2018</text:p>
          </table:table-cell>
          <table:table-cell office:value-type="float" office:value="36500" calcext:value-type="float">
            <text:p>3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adbp3y3mdzpc7n9a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Vasco Sassetti</text:p>
          </table:table-cell>
          <table:table-cell office:value-type="float" office:value="58.273903" calcext:value-type="float">
            <text:p>58.2739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del Conte Tasca d’Almeri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76yn3fkn6r9pbn6y31jm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el Conte</text:p>
          </table:table-cell>
          <table:table-cell office:value-type="string" calcext:value-type="string">
            <text:p>Tasca d’Almerita</text:p>
          </table:table-cell>
          <table:table-cell office:value-type="float" office:value="52.901302" calcext:value-type="float">
            <text:p>52.90130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oxe Corton Domaine Cauvar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rkpfsk0hsj1703y9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oxe-Corton</text:p>
          </table:table-cell>
          <table:table-cell office:value-type="string" calcext:value-type="string">
            <text:p>Domaine Cauvard</text:p>
          </table:table-cell>
          <table:table-cell office:value-type="float" office:value="44.132446" calcext:value-type="float">
            <text:p>44.1324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Ginestra Casa Maté Elio Grass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e6hecmax2xajjj9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asa Maté</text:p>
          </table:table-cell>
          <table:table-cell office:value-type="string" calcext:value-type="string">
            <text:p>Elio Grasso</text:p>
          </table:table-cell>
          <table:table-cell office:value-type="float" office:value="62.424576" calcext:value-type="float">
            <text:p>62.4245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enmuskateller Muri Gries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36jgr2922054npqrhp3rfe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Rosenmuskateller</text:p>
          </table:table-cell>
          <table:table-cell office:value-type="string" calcext:value-type="string">
            <text:p>Muri Gries</text:p>
          </table:table-cell>
          <table:table-cell office:value-type="float" office:value="50.956608" calcext:value-type="float">
            <text:p>50.9566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intessenz Passito Goldmuskateller Kellerei Kalter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56.349483" calcext:value-type="float">
            <text:p>56.3494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intessenz Passito Goldmuskateller Kellerei Kalter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ssmq0d40w8a4wk4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56.349483" calcext:value-type="float">
            <text:p>56.3494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n Santo del Chianti Classico Tenuta di Nozzole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94g3rcmfjmda15r6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hianti Classico Vin Santo Del</text:p>
          </table:table-cell>
          <table:table-cell office:value-type="string" calcext:value-type="string">
            <text:p>Tenuta di Nozzole</text:p>
          </table:table-cell>
          <table:table-cell office:value-type="float" office:value="54.837303" calcext:value-type="float">
            <text:p>54.8373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kaji Aszu 5 Puttonyos Disznokö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2010" calcext:value-type="float">
            <text:p>2010</text:p>
          </table:table-cell>
          <table:table-cell office:value-type="float" office:value="10650" calcext:value-type="float">
            <text:p>10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0as2fd2xeseevzq0ra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5 Puttonyos</text:p>
          </table:table-cell>
          <table:table-cell office:value-type="string" calcext:value-type="string">
            <text:p>Disznókó</text:p>
          </table:table-cell>
          <table:table-cell office:value-type="float" office:value="53.13097" calcext:value-type="float">
            <text:p>53.130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Pergole Torte Sangiovese Monteverti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z3t0bvez32dtgmb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Le Pergole Torte</text:p>
          </table:table-cell>
          <table:table-cell office:value-type="string" calcext:value-type="string">
            <text:p>Montevertine</text:p>
          </table:table-cell>
          <table:table-cell office:value-type="float" office:value="50.722862" calcext:value-type="float">
            <text:p>50.7228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rzio Baron di Pau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7834" calcext:value-type="float">
            <text:p>40.9478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rzio Baron di Pau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200" calcext:value-type="float">
            <text:p>1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7834" calcext:value-type="float">
            <text:p>40.9478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siano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7.50388" calcext:value-type="float">
            <text:p>47.5038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Löwengang Alois Lagede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4200" calcext:value-type="float">
            <text:p>2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7.87386" calcext:value-type="float">
            <text:p>57.873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Gant Kellerei Andr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48.12612" calcext:value-type="float">
            <text:p>48.126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ubatsch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frzm01jgvzqnvxk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ubatsch Bio</text:p>
          </table:table-cell>
          <table:table-cell office:value-type="string" calcext:value-type="string">
            <text:p>Manincor</text:p>
          </table:table-cell>
          <table:table-cell office:value-type="float" office:value="52.86245" calcext:value-type="float">
            <text:p>52.862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Carano Baron di Pau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300" calcext:value-type="float">
            <text:p>1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5.415966" calcext:value-type="float">
            <text:p>45.4159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Tor di Lupo Kellerei Andr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600" calcext:value-type="float">
            <text:p>17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d5rkxrxtmvtvyavda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or di Lupo</text:p>
          </table:table-cell>
          <table:table-cell office:value-type="string" calcext:value-type="string">
            <text:p>Kellerei Andrian</text:p>
          </table:table-cell>
          <table:table-cell office:value-type="float" office:value="58.63417" calcext:value-type="float">
            <text:p>58.634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no Nobile di Montepulciano Avignonesi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3050" calcext:value-type="float">
            <text:p>3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81zfn733zbm1gzc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44.618496" calcext:value-type="float">
            <text:p>44.6184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ntalloro Sangiovese Felsina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8.261574" calcext:value-type="float">
            <text:p>48.26157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l Pino di Biserno Tenuta di Bisern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88.69739" calcext:value-type="float">
            <text:p>88.6973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aide Alte Livo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zwdpr3nh4r689gr3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aide Alte</text:p>
          </table:table-cell>
          <table:table-cell office:value-type="string" calcext:value-type="string">
            <text:p>Livon</text:p>
          </table:table-cell>
          <table:table-cell office:value-type="float" office:value="40.64015" calcext:value-type="float">
            <text:p>40.640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iulano Ermaco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8zmns4mh8x8pazzsw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Ermacora</text:p>
          </table:table-cell>
          <table:table-cell office:value-type="float" office:value="38.51297" calcext:value-type="float">
            <text:p>38.512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Cardellino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3" calcext:value-type="float">
            <text:p>2023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3223" calcext:value-type="float">
            <text:p>54.32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ully Chaponniere Domaine Nin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cdnwtdf6va9wtt01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lly 'Chaponnière'</text:p>
          </table:table-cell>
          <table:table-cell office:value-type="string" calcext:value-type="string">
            <text:p>Domaine Ninot</text:p>
          </table:table-cell>
          <table:table-cell office:value-type="float" office:value="45.333485" calcext:value-type="float">
            <text:p>45.33348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rnand Vergelesses Andre Goich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hdtxhn22p7j51whjc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ernand-Vergelesses</text:p>
          </table:table-cell>
          <table:table-cell office:value-type="string" calcext:value-type="string">
            <text:p>André Goichot</text:p>
          </table:table-cell>
          <table:table-cell office:value-type="float" office:value="47.400085" calcext:value-type="float">
            <text:p>47.4000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digaffi Merlot Tua Ri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1000" calcext:value-type="float">
            <text:p>3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e1rdvrbyv7h58ryh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edigaffi</text:p>
          </table:table-cell>
          <table:table-cell office:value-type="string" calcext:value-type="string">
            <text:p>Tua Rita</text:p>
          </table:table-cell>
          <table:table-cell office:value-type="float" office:value="54.35088" calcext:value-type="float">
            <text:p>54.3508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l Pino di Biserno Tenuta di Bise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p9e2x9h8da6w6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Pino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88.69739" calcext:value-type="float">
            <text:p>88.6973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emant de Bourgogne Brut Pierre Ponnel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vfn53a0sd4d39rqgn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rémant de Bourgogne Brut</text:p>
          </table:table-cell>
          <table:table-cell office:value-type="string" calcext:value-type="string">
            <text:p>Pierre Ponnelle</text:p>
          </table:table-cell>
          <table:table-cell office:value-type="float" office:value="42.630764" calcext:value-type="float">
            <text:p>42.6307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rner Graf von Meran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95txme3rqm9xk39x7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f von Meran Kerner</text:p>
          </table:table-cell>
          <table:table-cell office:value-type="string" calcext:value-type="string">
            <text:p>Kellerei Meran</text:p>
          </table:table-cell>
          <table:table-cell office:value-type="float" office:value="78.63866" calcext:value-type="float">
            <text:p>78.638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Pitzon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m9kds5a3bb9jxmw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itzon</text:p>
          </table:table-cell>
          <table:table-cell office:value-type="string" calcext:value-type="string">
            <text:p>Nals Margreid</text:p>
          </table:table-cell>
          <table:table-cell office:value-type="float" office:value="54.646812" calcext:value-type="float">
            <text:p>54.646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üner Veltliner Pa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kgx777xh1sy1a38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</text:p>
          </table:table-cell>
          <table:table-cell office:value-type="string" calcext:value-type="string">
            <text:p>Pacherhof</text:p>
          </table:table-cell>
          <table:table-cell office:value-type="float" office:value="42.499268" calcext:value-type="float">
            <text:p>42.4992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aminer Damian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stjm5s3ejsvkwfjvp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amian Gewurztraminer</text:p>
          </table:table-cell>
          <table:table-cell office:value-type="string" calcext:value-type="string">
            <text:p>Kornell</text:p>
          </table:table-cell>
          <table:table-cell office:value-type="float" office:value="42.28061" calcext:value-type="float">
            <text:p>42.280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Söll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13gkk8124nw30a2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l Pinot Grigio</text:p>
          </table:table-cell>
          <table:table-cell office:value-type="string" calcext:value-type="string">
            <text:p>Kellerei Kaltern</text:p>
          </table:table-cell>
          <table:table-cell office:value-type="float" office:value="48.073536" calcext:value-type="float">
            <text:p>48.07353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kunst.stück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jhjy1ak44xx50df3y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unst.Stück Pinot Grigio</text:p>
          </table:table-cell>
          <table:table-cell office:value-type="string" calcext:value-type="string">
            <text:p>Kellerei Kaltern</text:p>
          </table:table-cell>
          <table:table-cell office:value-type="float" office:value="57.81836" calcext:value-type="float">
            <text:p>57.818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üller Thurgau Pa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e80gk8f0f496j1a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üller Thurgau</text:p>
          </table:table-cell>
          <table:table-cell office:value-type="string" calcext:value-type="string">
            <text:p>Pacherhof</text:p>
          </table:table-cell>
          <table:table-cell office:value-type="float" office:value="43.555054" calcext:value-type="float">
            <text:p>43.5550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it Manseng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5jrcd0y6s8222gmc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etit Manseng</text:p>
          </table:table-cell>
          <table:table-cell office:value-type="string" calcext:value-type="string">
            <text:p>Franz Haas</text:p>
          </table:table-cell>
          <table:table-cell office:value-type="float" office:value="44.418262" calcext:value-type="float">
            <text:p>44.4182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ylvaner Domaine Osterta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npef9b77gmmdss3xmc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</text:p>
          </table:table-cell>
          <table:table-cell office:value-type="string" calcext:value-type="string">
            <text:p>Domaine Ostertag</text:p>
          </table:table-cell>
          <table:table-cell office:value-type="float" office:value="34.0039" calcext:value-type="float">
            <text:p>34.003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no del Passo Solaris Lieselehof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fy68k5r6f4457na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Vino del Passo Bio</text:p>
          </table:table-cell>
          <table:table-cell office:value-type="string" calcext:value-type="string">
            <text:p>Lieselehof</text:p>
          </table:table-cell>
          <table:table-cell office:value-type="float" office:value="56.224533" calcext:value-type="float">
            <text:p>56.2245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iulano Ermaco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8zmns4mh8x8pazzsw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riulano</text:p>
          </table:table-cell>
          <table:table-cell office:value-type="string" calcext:value-type="string">
            <text:p>Ermacora</text:p>
          </table:table-cell>
          <table:table-cell office:value-type="float" office:value="38.51297" calcext:value-type="float">
            <text:p>38.512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Vie di Roman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r72dexa5watpkkv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</text:p>
          </table:table-cell>
          <table:table-cell office:value-type="string" calcext:value-type="string">
            <text:p>Vie di Romans</text:p>
          </table:table-cell>
          <table:table-cell office:value-type="float" office:value="35.68016" calcext:value-type="float">
            <text:p>35.680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aide Alte Liv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zwdpr3nh4r689gr3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aide Alte</text:p>
          </table:table-cell>
          <table:table-cell office:value-type="string" calcext:value-type="string">
            <text:p>Livon</text:p>
          </table:table-cell>
          <table:table-cell office:value-type="float" office:value="40.64015" calcext:value-type="float">
            <text:p>40.640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Jurosa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2jb5adb74v49z5qc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Jurosa</text:p>
          </table:table-cell>
          <table:table-cell office:value-type="string" calcext:value-type="string">
            <text:p>Lis Neris</text:p>
          </table:table-cell>
          <table:table-cell office:value-type="float" office:value="41.945927" calcext:value-type="float">
            <text:p>41.9459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Jurosa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m2jb5adb74v49z5qc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Jurosa</text:p>
          </table:table-cell>
          <table:table-cell office:value-type="string" calcext:value-type="string">
            <text:p>Lis Neris</text:p>
          </table:table-cell>
          <table:table-cell office:value-type="float" office:value="41.945927" calcext:value-type="float">
            <text:p>41.9459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Pitzon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m9kds5a3bb9jxmw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itzon</text:p>
          </table:table-cell>
          <table:table-cell office:value-type="string" calcext:value-type="string">
            <text:p>Nals Margreid</text:p>
          </table:table-cell>
          <table:table-cell office:value-type="float" office:value="54.646812" calcext:value-type="float">
            <text:p>54.6468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Marinus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pf64vjgd50qzxnzyq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</text:p>
          </table:table-cell>
          <table:table-cell office:value-type="string" calcext:value-type="string">
            <text:p>Marinushof</text:p>
          </table:table-cell>
          <table:table-cell office:value-type="float" office:value="31.819384" calcext:value-type="float">
            <text:p>31.8193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The Wine Collection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2hjp0ptj1mn4wbnh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The Wine Collection</text:p>
          </table:table-cell>
          <table:table-cell office:value-type="string" calcext:value-type="string">
            <text:p>St. Michael-Eppan</text:p>
          </table:table-cell>
          <table:table-cell office:value-type="float" office:value="52.139977" calcext:value-type="float">
            <text:p>52.13997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Mervin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paj7140r16784jjd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ervin</text:p>
          </table:table-cell>
          <table:table-cell office:value-type="string" calcext:value-type="string">
            <text:p>Kellerei Meran</text:p>
          </table:table-cell>
          <table:table-cell office:value-type="float" office:value="44.68357" calcext:value-type="float">
            <text:p>44.683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Mantele Nals –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wvzvssy1bgtbbag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antele</text:p>
          </table:table-cell>
          <table:table-cell office:value-type="string" calcext:value-type="string">
            <text:p>Nals Margreid</text:p>
          </table:table-cell>
          <table:table-cell office:value-type="float" office:value="55.28454" calcext:value-type="float">
            <text:p>55.284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5.336033" calcext:value-type="float">
            <text:p>45.3360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5.336033" calcext:value-type="float">
            <text:p>45.33603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Gennen Nals -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xnw8qc37kjyqymp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nnen Sauvignon</text:p>
          </table:table-cell>
          <table:table-cell office:value-type="string" calcext:value-type="string">
            <text:p>Nals Margreid</text:p>
          </table:table-cell>
          <table:table-cell office:value-type="float" office:value="56.817436" calcext:value-type="float">
            <text:p>56.8174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5e2jazj3hxd6ybk6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</text:p>
          </table:table-cell>
          <table:table-cell office:value-type="string" calcext:value-type="string">
            <text:p>Franz Haas</text:p>
          </table:table-cell>
          <table:table-cell office:value-type="float" office:value="32.975708" calcext:value-type="float">
            <text:p>32.97570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Riserva Belasy Schloss Engla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exrfm4v05ah96xrsm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elasy</text:p>
          </table:table-cell>
          <table:table-cell office:value-type="string" calcext:value-type="string">
            <text:p>Schloss Englar</text:p>
          </table:table-cell>
          <table:table-cell office:value-type="float" office:value="51.84775" calcext:value-type="float">
            <text:p>51.847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Löwenga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8.15303" calcext:value-type="float">
            <text:p>58.153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Löwenga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kbv4h2ygebwkm1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8.15303" calcext:value-type="float">
            <text:p>58.153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Sophie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jghjn59q3qk4nxk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ophie Bio</text:p>
          </table:table-cell>
          <table:table-cell office:value-type="string" calcext:value-type="string">
            <text:p>Manincor</text:p>
          </table:table-cell>
          <table:table-cell office:value-type="float" office:value="45.91883" calcext:value-type="float">
            <text:p>45.918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Cardellino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2g2560ph7dkwcsm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rdellino</text:p>
          </table:table-cell>
          <table:table-cell office:value-type="string" calcext:value-type="string">
            <text:p>Elena Walch</text:p>
          </table:table-cell>
          <table:table-cell office:value-type="float" office:value="54.3223" calcext:value-type="float">
            <text:p>54.32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Terlaner Weingut Do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250" calcext:value-type="float">
            <text:p>4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gmmge0rgthpshn0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erlaner Chardonnay</text:p>
          </table:table-cell>
          <table:table-cell office:value-type="string" calcext:value-type="string">
            <text:p>Weingut Donà</text:p>
          </table:table-cell>
          <table:table-cell office:value-type="float" office:value="36.575317" calcext:value-type="float">
            <text:p>36.5753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Tyrol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zt02hbqr3h0473x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yrol Weissburgunder</text:p>
          </table:table-cell>
          <table:table-cell office:value-type="string" calcext:value-type="string">
            <text:p>Kellerei Meran</text:p>
          </table:table-cell>
          <table:table-cell office:value-type="float" office:value="52.63682" calcext:value-type="float">
            <text:p>52.636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Prologue Grand Cru J.M. Labruye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p7qty0zx5yrtqwb4b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logue Champagne Grand Cru</text:p>
          </table:table-cell>
          <table:table-cell office:value-type="string" calcext:value-type="string">
            <text:p>J.M.Labruyere</text:p>
          </table:table-cell>
          <table:table-cell office:value-type="float" office:value="54.66521" calcext:value-type="float">
            <text:p>54.665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ero Arneis Bruno Giaco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rfddxje37nb8mgzds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oero Arneis</text:p>
          </table:table-cell>
          <table:table-cell office:value-type="string" calcext:value-type="string">
            <text:p>Bruno Giacosa</text:p>
          </table:table-cell>
          <table:table-cell office:value-type="float" office:value="50.10776" calcext:value-type="float">
            <text:p>50.107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d Pfarrweingarten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dsfvqcyxag6nqeebv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d Pfarrweingarten</text:p>
          </table:table-cell>
          <table:table-cell office:value-type="string" calcext:value-type="string">
            <text:p>Sattlerhof</text:p>
          </table:table-cell>
          <table:table-cell office:value-type="float" office:value="43.433197" calcext:value-type="float">
            <text:p>43.4331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yrah Collezione Privata Isole e Ole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z0yav67tygzhbs0k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yrah Collezione Privata</text:p>
          </table:table-cell>
          <table:table-cell office:value-type="string" calcext:value-type="string">
            <text:p>Isole e Olena</text:p>
          </table:table-cell>
          <table:table-cell office:value-type="float" office:value="50.632607" calcext:value-type="float">
            <text:p>50.6326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Fanoi Cante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9yb41dg218245w959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nòi Primitivo</text:p>
          </table:table-cell>
          <table:table-cell office:value-type="string" calcext:value-type="string">
            <text:p>Cantele</text:p>
          </table:table-cell>
          <table:table-cell office:value-type="float" office:value="46.51291" calcext:value-type="float">
            <text:p>46.5129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ugum Merlot | Cabernet Sauvignon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7.73259" calcext:value-type="float">
            <text:p>57.7325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ugum Merlot | Cabernet Sauvignon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7.73259" calcext:value-type="float">
            <text:p>57.7325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gnolo Ermaco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8zf5f7zxtxb6tskv8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gnolo</text:p>
          </table:table-cell>
          <table:table-cell office:value-type="string" calcext:value-type="string">
            <text:p>Ermacora</text:p>
          </table:table-cell>
          <table:table-cell office:value-type="float" office:value="41.270164" calcext:value-type="float">
            <text:p>41.27016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olo di Campofiorin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4x3kdp4ntz34pcp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olo di Campofiorin</text:p>
          </table:table-cell>
          <table:table-cell office:value-type="string" calcext:value-type="string">
            <text:p>Masi</text:p>
          </table:table-cell>
          <table:table-cell office:value-type="float" office:value="37.754303" calcext:value-type="float">
            <text:p>37.7543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Es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Es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ille e una Notte Donnafuga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wn0938js30zqnvs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ille E Una Notte</text:p>
          </table:table-cell>
          <table:table-cell office:value-type="string" calcext:value-type="string">
            <text:p>Donnafugata</text:p>
          </table:table-cell>
          <table:table-cell office:value-type="float" office:value="54.332203" calcext:value-type="float">
            <text:p>54.3322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é 20/26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snrdqg2p9xwq3hhk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20/26</text:p>
          </table:table-cell>
          <table:table-cell office:value-type="string" calcext:value-type="string">
            <text:p>Elena Walch</text:p>
          </table:table-cell>
          <table:table-cell office:value-type="float" office:value="58.309525" calcext:value-type="float">
            <text:p>58.30952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era d’Alba Vigna Martina Elio Gra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ec10f78tp7bd3kqf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’Alba Vigna Martina</text:p>
          </table:table-cell>
          <table:table-cell office:value-type="string" calcext:value-type="string">
            <text:p>Elio Grasso</text:p>
          </table:table-cell>
          <table:table-cell office:value-type="float" office:value="60.11123" calcext:value-type="float">
            <text:p>60.111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bbiolo d’Alba Bruno Giaco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2hy4krjk8xfkph63y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’alba</text:p>
          </table:table-cell>
          <table:table-cell office:value-type="string" calcext:value-type="string">
            <text:p>Bruno Giacosa</text:p>
          </table:table-cell>
          <table:table-cell office:value-type="float" office:value="48.438267" calcext:value-type="float">
            <text:p>48.4382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pra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xcxj45kvtaz1ykb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prà</text:p>
          </table:table-cell>
          <table:table-cell office:value-type="string" calcext:value-type="string">
            <text:p>Conterno Fantino</text:p>
          </table:table-cell>
          <table:table-cell office:value-type="float" office:value="53.15905" calcext:value-type="float">
            <text:p>53.159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Castiglion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dhtxd58ffrnwvv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iglion del Bosco</text:p>
          </table:table-cell>
          <table:table-cell office:value-type="float" office:value="52.57624" calcext:value-type="float">
            <text:p>52.576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ontalloro Sangiovese Fels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3g52eh6v7h6921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Fontalloro</text:p>
          </table:table-cell>
          <table:table-cell office:value-type="string" calcext:value-type="string">
            <text:p>Fèlsina</text:p>
          </table:table-cell>
          <table:table-cell office:value-type="float" office:value="48.261574" calcext:value-type="float">
            <text:p>48.2615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l Blu Bran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3.516083" calcext:value-type="float">
            <text:p>43.5160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rzio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e1yb4h9wpngjr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rzio</text:p>
          </table:table-cell>
          <table:table-cell office:value-type="string" calcext:value-type="string">
            <text:p>Baron Di Pauli</text:p>
          </table:table-cell>
          <table:table-cell office:value-type="float" office:value="40.947834" calcext:value-type="float">
            <text:p>40.9478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peraia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q47w415nv7n8w3shh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peraia</text:p>
          </table:table-cell>
          <table:table-cell office:value-type="string" calcext:value-type="string">
            <text:p>Kellerei Meran</text:p>
          </table:table-cell>
          <table:table-cell office:value-type="float" office:value="41.904537" calcext:value-type="float">
            <text:p>41.9045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tel Campan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50.247536" calcext:value-type="float">
            <text:p>50.2475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siano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b0pcbwmmy0vdycn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siano Bio</text:p>
          </table:table-cell>
          <table:table-cell office:value-type="string" calcext:value-type="string">
            <text:p>Manincor</text:p>
          </table:table-cell>
          <table:table-cell office:value-type="float" office:value="47.50388" calcext:value-type="float">
            <text:p>47.5038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Lagrein Weingut Doná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5ksxaw2katp3varzn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- Lagrein</text:p>
          </table:table-cell>
          <table:table-cell office:value-type="string" calcext:value-type="string">
            <text:p>Weingut Donà</text:p>
          </table:table-cell>
          <table:table-cell office:value-type="float" office:value="33.168793" calcext:value-type="float">
            <text:p>33.1687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Nero Maso Thal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885jmxwhjstx5fcj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</text:p>
          </table:table-cell>
          <table:table-cell office:value-type="string" calcext:value-type="string">
            <text:p>Maso Thaler</text:p>
          </table:table-cell>
          <table:table-cell office:value-type="float" office:value="42.14056" calcext:value-type="float">
            <text:p>42.1405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Vinschgau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me1g80nm4fwcj7r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Vinschgau</text:p>
          </table:table-cell>
          <table:table-cell office:value-type="string" calcext:value-type="string">
            <text:p>Kellerei Meran</text:p>
          </table:table-cell>
          <table:table-cell office:value-type="float" office:value="52.71668" calcext:value-type="float">
            <text:p>52.7166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Levad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bqsw4vswax6agr8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Levad</text:p>
          </table:table-cell>
          <table:table-cell office:value-type="string" calcext:value-type="string">
            <text:p>Nals Margreid</text:p>
          </table:table-cell>
          <table:table-cell office:value-type="float" office:value="58.003597" calcext:value-type="float">
            <text:p>58.0035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Gant Kellerei Andr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81000dkhjr5nycrc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Gant</text:p>
          </table:table-cell>
          <table:table-cell office:value-type="string" calcext:value-type="string">
            <text:p>Kellerei Andrian</text:p>
          </table:table-cell>
          <table:table-cell office:value-type="float" office:value="48.12612" calcext:value-type="float">
            <text:p>48.1261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Staffes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60drjja56baway9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taffes</text:p>
          </table:table-cell>
          <table:table-cell office:value-type="string" calcext:value-type="string">
            <text:p>Kornell</text:p>
          </table:table-cell>
          <table:table-cell office:value-type="float" office:value="42.50234" calcext:value-type="float">
            <text:p>42.5023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Löwenga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dsrmndw98djg58tzvwh8q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Löwengang Bio</text:p>
          </table:table-cell>
          <table:table-cell office:value-type="string" calcext:value-type="string">
            <text:p>Alois Lageder</text:p>
          </table:table-cell>
          <table:table-cell office:value-type="float" office:value="57.87386" calcext:value-type="float">
            <text:p>57.873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Segen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ndjfgwfcy9b346c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egen</text:p>
          </table:table-cell>
          <table:table-cell office:value-type="string" calcext:value-type="string">
            <text:p>Kellerei Meran</text:p>
          </table:table-cell>
          <table:table-cell office:value-type="float" office:value="51.931576" calcext:value-type="float">
            <text:p>51.93157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ubatsch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frzm01jgvzqnvxk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ubatsch Bio</text:p>
          </table:table-cell>
          <table:table-cell office:value-type="string" calcext:value-type="string">
            <text:p>Manincor</text:p>
          </table:table-cell>
          <table:table-cell office:value-type="float" office:value="52.86245" calcext:value-type="float">
            <text:p>52.862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Staffes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72fk9hzmravcwa2e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Staffes</text:p>
          </table:table-cell>
          <table:table-cell office:value-type="string" calcext:value-type="string">
            <text:p>Kornell</text:p>
          </table:table-cell>
          <table:table-cell office:value-type="float" office:value="46.43815" calcext:value-type="float">
            <text:p>46.438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weigelt Marinus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pdzspex5yh88h1c5a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weigelt</text:p>
          </table:table-cell>
          <table:table-cell office:value-type="string" calcext:value-type="string">
            <text:p>Marinushof</text:p>
          </table:table-cell>
          <table:table-cell office:value-type="float" office:value="35.342278" calcext:value-type="float">
            <text:p>35.3422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rnatsch Weingut Doná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fqbeskpr85hmgdws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</text:p>
          </table:table-cell>
          <table:table-cell office:value-type="string" calcext:value-type="string">
            <text:p>Weingut Donà</text:p>
          </table:table-cell>
          <table:table-cell office:value-type="float" office:value="33.035683" calcext:value-type="float">
            <text:p>33.0356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Rose de Manincor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050" calcext:value-type="float">
            <text:p>5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88.01172" calcext:value-type="float">
            <text:p>88.011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okaji Aszu 6 Puttonyos Disznokö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2002" calcext:value-type="float">
            <text:p>2002</text:p>
          </table:table-cell>
          <table:table-cell office:value-type="float" office:value="14550" calcext:value-type="float">
            <text:p>14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0a2y4d63c62n64qfr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Tokaji Aszú 6 Puttonyos</text:p>
          </table:table-cell>
          <table:table-cell office:value-type="string" calcext:value-type="string">
            <text:p>Disznókó</text:p>
          </table:table-cell>
          <table:table-cell office:value-type="float" office:value="53.633404" calcext:value-type="float">
            <text:p>53.6334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Arun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jnycj93jmb0chbj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</text:p>
          </table:table-cell>
          <table:table-cell office:value-type="string" calcext:value-type="string">
            <text:p>Arunda</text:p>
          </table:table-cell>
          <table:table-cell office:value-type="float" office:value="30.293777" calcext:value-type="float">
            <text:p>30.2937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Arund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jnycj93jmb0chbj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</text:p>
          </table:table-cell>
          <table:table-cell office:value-type="string" calcext:value-type="string">
            <text:p>Arunda</text:p>
          </table:table-cell>
          <table:table-cell office:value-type="float" office:value="30.293777" calcext:value-type="float">
            <text:p>30.2937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tra Brut Cuvée Marianna Arun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0.122967" calcext:value-type="float">
            <text:p>40.1229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xtra Brut Cuvée Marianna Arund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4re1r7j537tvhby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Cuvée Marianna Extra Brut</text:p>
          </table:table-cell>
          <table:table-cell office:value-type="string" calcext:value-type="string">
            <text:p>Arunda</text:p>
          </table:table-cell>
          <table:table-cell office:value-type="float" office:value="40.122967" calcext:value-type="float">
            <text:p>40.1229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Rosé Arun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8001hgdxwpf04m6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eiterer-Reiterer Rosé Brut</text:p>
          </table:table-cell>
          <table:table-cell office:value-type="string" calcext:value-type="string">
            <text:p>Arunda</text:p>
          </table:table-cell>
          <table:table-cell office:value-type="float" office:value="32.720074" calcext:value-type="float">
            <text:p>32.7200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Rosé Arund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8001hgdxwpf04m6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eiterer-Reiterer Rosé Brut</text:p>
          </table:table-cell>
          <table:table-cell office:value-type="string" calcext:value-type="string">
            <text:p>Arunda</text:p>
          </table:table-cell>
          <table:table-cell office:value-type="float" office:value="32.720074" calcext:value-type="float">
            <text:p>32.7200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xtra Brut Metodo Classico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tbhxfejny7b2hcnae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là 2 Classic Tinto</text:p>
          </table:table-cell>
          <table:table-cell office:value-type="string" calcext:value-type="string">
            <text:p>Solà Classic</text:p>
          </table:table-cell>
          <table:table-cell office:value-type="float" office:value="39.894745" calcext:value-type="float">
            <text:p>39.8947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inkler Lamm No. 12 Sektmanufaktur Winkl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ab0cbegytt0wk7ksan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Lamm No 12 Extra Brut</text:p>
          </table:table-cell>
          <table:table-cell office:value-type="string" calcext:value-type="string">
            <text:p>Sektmanufaktur Winkler</text:p>
          </table:table-cell>
          <table:table-cell office:value-type="float" office:value="72.73158" calcext:value-type="float">
            <text:p>72.7315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Souvignier Gris Liese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m3v2y51s9jgd8k5mw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Reserve Brut Rosé Champagne Premier Cru</text:p>
          </table:table-cell>
          <table:table-cell office:value-type="string" calcext:value-type="string">
            <text:p>Sauvignier</text:p>
          </table:table-cell>
          <table:table-cell office:value-type="float" office:value="33.76733" calcext:value-type="float">
            <text:p>33.7673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Rosè Bronner | Johanniter Liese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vc9hwyf33n63qwm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onner Julian Orange</text:p>
          </table:table-cell>
          <table:table-cell office:value-type="string" calcext:value-type="string">
            <text:p>Lieselehof</text:p>
          </table:table-cell>
          <table:table-cell office:value-type="float" office:value="38.20588" calcext:value-type="float">
            <text:p>38.2058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Riserva 36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5.072502" calcext:value-type="float">
            <text:p>45.0725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Riserva 36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ddt3an3mny3988d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Riserva 36 Brut</text:p>
          </table:table-cell>
          <table:table-cell office:value-type="string" calcext:value-type="string">
            <text:p>Kellerei Meran</text:p>
          </table:table-cell>
          <table:table-cell office:value-type="float" office:value="45.072502" calcext:value-type="float">
            <text:p>45.0725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osecco Loggia del Colle Carmi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vpmaek2kxvp6gc1bph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Prosecco Loggia Extra Dry</text:p>
          </table:table-cell>
          <table:table-cell office:value-type="string" calcext:value-type="string">
            <text:p>Carmina</text:p>
          </table:table-cell>
          <table:table-cell office:value-type="float" office:value="36.858932" calcext:value-type="float">
            <text:p>36.8589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nciacorta Brut Chardonnay Antica Frat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rhn3jk456wzgh34z4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Brut</text:p>
          </table:table-cell>
          <table:table-cell office:value-type="string" calcext:value-type="string">
            <text:p>Antica Fratta</text:p>
          </table:table-cell>
          <table:table-cell office:value-type="float" office:value="47.365364" calcext:value-type="float">
            <text:p>47.3653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nciacorta Saten Chardonnay Antica Frat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c4h8skn0ezzsrxej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Satén</text:p>
          </table:table-cell>
          <table:table-cell office:value-type="string" calcext:value-type="string">
            <text:p>Antica Fratta</text:p>
          </table:table-cell>
          <table:table-cell office:value-type="float" office:value="53.60327" calcext:value-type="float">
            <text:p>53.6032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anciacorta Gr. Cuvée Brut Alma Bellavis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82181vpv3r6h3jwf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Alma Cuvée Brut</text:p>
          </table:table-cell>
          <table:table-cell office:value-type="string" calcext:value-type="string">
            <text:p>Bellavista</text:p>
          </table:table-cell>
          <table:table-cell office:value-type="float" office:value="41.59084" calcext:value-type="float">
            <text:p>41.5908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Franciacorta Gr. Cuvée Brut Alma Bellavis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82181vpv3r6h3jwf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Alma Cuvée Brut</text:p>
          </table:table-cell>
          <table:table-cell office:value-type="string" calcext:value-type="string">
            <text:p>Bellavista</text:p>
          </table:table-cell>
          <table:table-cell office:value-type="float" office:value="41.59084" calcext:value-type="float">
            <text:p>41.590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nciacorta Gran Cuvée Rosé Bellavis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z52xp80594dk5dgt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Franciacorta Rosé Gran Cuvée Brut</text:p>
          </table:table-cell>
          <table:table-cell office:value-type="string" calcext:value-type="string">
            <text:p>Bellavista</text:p>
          </table:table-cell>
          <table:table-cell office:value-type="float" office:value="38.628334" calcext:value-type="float">
            <text:p>38.62833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nciacorta Brut Teatro a. Scala Bellavis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zgj1bf537eztnq8f6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Teatro Alla Scala Brut</text:p>
          </table:table-cell>
          <table:table-cell office:value-type="string" calcext:value-type="string">
            <text:p>Bellavista</text:p>
          </table:table-cell>
          <table:table-cell office:value-type="float" office:value="48.23954" calcext:value-type="float">
            <text:p>48.239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nciacorta Cuvée Prestige Ca’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750" calcext:value-type="float">
            <text:p>6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5tkafqr60hga5xm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ranciacorta Cuvée Prestige</text:p>
          </table:table-cell>
          <table:table-cell office:value-type="string" calcext:value-type="string">
            <text:p>Ca' del Bosco</text:p>
          </table:table-cell>
          <table:table-cell office:value-type="float" office:value="43.11012" calcext:value-type="float">
            <text:p>43.1101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nciacorta Blanc de Blanc Montenis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4yry3fr02nhkhekv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nuta Montenisa 'Marchese Antinori' Blanc de Blancs</text:p>
          </table:table-cell>
          <table:table-cell office:value-type="string" calcext:value-type="string">
            <text:p>Antinori</text:p>
          </table:table-cell>
          <table:table-cell office:value-type="float" office:value="47.062244" calcext:value-type="float">
            <text:p>47.062244</text:p>
          </table:table-cell>
        </table:table-row>
        <table:table-row table:style-name="ro3">
          <table:table-cell table:style-name="ce2"/>
          <table:table-cell table:number-columns-repeated="2"/>
          <table:table-cell office:value-type="string" calcext:value-type="string">
            <text:p>Franciacorta Rosé Montenis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9e2194d34bbnzfga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enuta Montenisa 'Marchese Antinori' Brut Rosé</text:p>
          </table:table-cell>
          <table:table-cell office:value-type="string" calcext:value-type="string">
            <text:p>Antinori</text:p>
          </table:table-cell>
          <table:table-cell office:value-type="float" office:value="41.763153" calcext:value-type="float">
            <text:p>41.7631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Perle Chardonnay Ferr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400" calcext:value-type="float">
            <text:p>7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ccj35519kgnp4kw2ym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Metodo Classico Perlé Brut</text:p>
          </table:table-cell>
          <table:table-cell office:value-type="string" calcext:value-type="string">
            <text:p>Ferrari</text:p>
          </table:table-cell>
          <table:table-cell office:value-type="float" office:value="31.697407" calcext:value-type="float">
            <text:p>31.697407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Flavio Trento Doc Chardonnay Rot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najqtdw7hqwtag23j3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Flavio Millésime</text:p>
          </table:table-cell>
          <table:table-cell office:value-type="string" calcext:value-type="string">
            <text:p>Rotari</text:p>
          </table:table-cell>
          <table:table-cell office:value-type="float" office:value="39.378063" calcext:value-type="float">
            <text:p>39.3780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nquette de Limoux Ante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q7tda1frpqwnws34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lanquette de Limoux Brut</text:p>
          </table:table-cell>
          <table:table-cell office:value-type="string" calcext:value-type="string">
            <text:p>Antech</text:p>
          </table:table-cell>
          <table:table-cell office:value-type="float" office:value="42.71154" calcext:value-type="float">
            <text:p>42.71154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Champagne Cristal Louis Roeder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3500" calcext:value-type="float">
            <text:p>4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5tt7c1kpf20kagq42f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Théophile Roederer Extra Dry Champagne</text:p>
          </table:table-cell>
          <table:table-cell office:value-type="string" calcext:value-type="string">
            <text:p>Louis Roederer</text:p>
          </table:table-cell>
          <table:table-cell office:value-type="float" office:value="44.883842" calcext:value-type="float">
            <text:p>44.8838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Brut Dom Perign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1.29687" calcext:value-type="float">
            <text:p>41.296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Brut Dom Perign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q5hvwrcr5dxtbze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Vintage Brut</text:p>
          </table:table-cell>
          <table:table-cell office:value-type="string" calcext:value-type="string">
            <text:p>Dom Pérignon</text:p>
          </table:table-cell>
          <table:table-cell office:value-type="float" office:value="41.29687" calcext:value-type="float">
            <text:p>41.2968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mpagne Brut Rosé Dom Perign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53900" calcext:value-type="float">
            <text:p>5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vhp1bzatnj5e7mws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Oenothèque Brut Rosé Champagne</text:p>
          </table:table-cell>
          <table:table-cell office:value-type="string" calcext:value-type="string">
            <text:p>Dom Pérignon</text:p>
          </table:table-cell>
          <table:table-cell office:value-type="float" office:value="43.018215" calcext:value-type="float">
            <text:p>43.0182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Reserve Palmer &amp; 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m2dye36htsyz9jm1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 Cru La Réserve Brut</text:p>
          </table:table-cell>
          <table:table-cell office:value-type="string" calcext:value-type="string">
            <text:p>Palmer &amp; Co.</text:p>
          </table:table-cell>
          <table:table-cell office:value-type="float" office:value="34.15941" calcext:value-type="float">
            <text:p>34.159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adition Brut Michel Lav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fvrbjfnjsh52ph6t12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Tradition Brut</text:p>
          </table:table-cell>
          <table:table-cell office:value-type="string" calcext:value-type="string">
            <text:p>Michel Laval</text:p>
          </table:table-cell>
          <table:table-cell office:value-type="float" office:value="40.371586" calcext:value-type="float">
            <text:p>40.3715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Brut Blanc de Blanc Pierre Legr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1tjam4kyvmtn8qvf87q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lanc de Blancs Champagne</text:p>
          </table:table-cell>
          <table:table-cell office:value-type="string" calcext:value-type="string">
            <text:p>Louis Blanc</text:p>
          </table:table-cell>
          <table:table-cell office:value-type="float" office:value="46.843605" calcext:value-type="float">
            <text:p>46.84360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mpagne Brut Evidence Bernard Br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7700" calcext:value-type="float">
            <text:p>7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v7q5chpme7ntwst7s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Champagne Grand Cru 'Ambonnay'</text:p>
          </table:table-cell>
          <table:table-cell office:value-type="string" calcext:value-type="string">
            <text:p>Bernard Brémont</text:p>
          </table:table-cell>
          <table:table-cell office:value-type="float" office:value="38.023987" calcext:value-type="float">
            <text:p>38.0239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mpagne Parcellaire Millesime Bernard Bremon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6w4532tntev0qz1b4w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Millésime Champagne Grand Cru 'Ambonnay'</text:p>
          </table:table-cell>
          <table:table-cell office:value-type="string" calcext:value-type="string">
            <text:p>Bernard Brémont</text:p>
          </table:table-cell>
          <table:table-cell office:value-type="float" office:value="39.916065" calcext:value-type="float">
            <text:p>39.9160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Brut Blauburgunder Mor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sxndwgtpm1x4vat8jp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rut Champagne</text:p>
          </table:table-cell>
          <table:table-cell office:value-type="string" calcext:value-type="string">
            <text:p>Yves Morel</text:p>
          </table:table-cell>
          <table:table-cell office:value-type="float" office:value="24.901546" calcext:value-type="float">
            <text:p>24.9015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mpagne Brut Rosé Blauburgunder Mor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qee8sx0yt8g0n8aezb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Brut Rosé Champagne</text:p>
          </table:table-cell>
          <table:table-cell office:value-type="string" calcext:value-type="string">
            <text:p>Yves Morel</text:p>
          </table:table-cell>
          <table:table-cell office:value-type="float" office:value="26.70225" calcext:value-type="float">
            <text:p>26.7022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mpagne Brut Blanc de Noirs Philippe Gilber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e1czgaayzjtcja8vsr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Extra Brut Champagne</text:p>
          </table:table-cell>
          <table:table-cell office:value-type="string" calcext:value-type="string">
            <text:p>Noir Blanc</text:p>
          </table:table-cell>
          <table:table-cell office:value-type="float" office:value="36.608364" calcext:value-type="float">
            <text:p>36.60836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Grand Cuvee 172 Edition Kru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36500" calcext:value-type="float">
            <text:p>3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qnnpf535eehsk1fqtdr71p1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Grande Cuvée 169ème Édition Brut</text:p>
          </table:table-cell>
          <table:table-cell office:value-type="string" calcext:value-type="string">
            <text:p>Krug</text:p>
          </table:table-cell>
          <table:table-cell office:value-type="float" office:value="33.29251" calcext:value-type="float">
            <text:p>33.2925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Apanage Pommery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dmzgazva4gh55cjkzvg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Apanage Brut</text:p>
          </table:table-cell>
          <table:table-cell office:value-type="string" calcext:value-type="string">
            <text:p>Pommery</text:p>
          </table:table-cell>
          <table:table-cell office:value-type="float" office:value="40.778515" calcext:value-type="float">
            <text:p>40.77851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Apanage Rosé Pomme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va32k22xsh2haccqj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Apanage Rosé Champagne</text:p>
          </table:table-cell>
          <table:table-cell office:value-type="string" calcext:value-type="string">
            <text:p>Pommery</text:p>
          </table:table-cell>
          <table:table-cell office:value-type="float" office:value="41.55998" calcext:value-type="float">
            <text:p>41.5599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Cuveé Louise Millésimé Pomme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4" calcext:value-type="float">
            <text:p>2004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mt8bw6q9aw6s1ygtc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Louise Pommery Champagne Cuvée Spéciale Brut</text:p>
          </table:table-cell>
          <table:table-cell office:value-type="string" calcext:value-type="string">
            <text:p>Pommery</text:p>
          </table:table-cell>
          <table:table-cell office:value-type="float" office:value="40.223854" calcext:value-type="float">
            <text:p>40.22385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Pinot Noir | Chardonnay Ruinar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1.379272" calcext:value-type="float">
            <text:p>41.37927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Pinot Noir | Chardonnay Ruinart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27500" calcext:value-type="float">
            <text:p>2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1.379272" calcext:value-type="float">
            <text:p>41.37927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Rosé Chardonnay | Pinot Noir Ruinar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3.68988" calcext:value-type="float">
            <text:p>43.6898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t Rosé Chardonnay | Pinot Noir Ruinart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3500" calcext:value-type="float">
            <text:p>3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drsyc3d30fzdm74bn4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Dom Ruinart Brut</text:p>
          </table:table-cell>
          <table:table-cell office:value-type="string" calcext:value-type="string">
            <text:p>Ruinart</text:p>
          </table:table-cell>
          <table:table-cell office:value-type="float" office:value="43.68988" calcext:value-type="float">
            <text:p>43.6898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nc de Blanc Chardonnay Ruinar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nsbgy7pt1nwzq7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Dom Ruinart Extra Brut</text:p>
          </table:table-cell>
          <table:table-cell office:value-type="string" calcext:value-type="string">
            <text:p>Ruinart</text:p>
          </table:table-cell>
          <table:table-cell office:value-type="float" office:value="44.59737" calcext:value-type="float">
            <text:p>44.5973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nc de Blanc Chardonnay Ruinart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34000" calcext:value-type="float">
            <text:p>3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nsbgy7pt1nwzq7k8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Champagne Blanc de Blancs Dom Ruinart Extra Brut</text:p>
          </table:table-cell>
          <table:table-cell office:value-type="string" calcext:value-type="string">
            <text:p>Ruinart</text:p>
          </table:table-cell>
          <table:table-cell office:value-type="float" office:value="44.59737" calcext:value-type="float">
            <text:p>44.597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t Joseph Perr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mr9rkkjend94zwk6d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Brut Champagne (Cuvée Royale)</text:p>
          </table:table-cell>
          <table:table-cell office:value-type="string" calcext:value-type="string">
            <text:p>Joseph Perrier</text:p>
          </table:table-cell>
          <table:table-cell office:value-type="float" office:value="33.823696" calcext:value-type="float">
            <text:p>33.82369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é Prestige Brut Taittin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n4nh4nvffj7y524xn</text:p>
          </table:table-cell>
          <table:table-cell office:value-type="string" calcext:value-type="string">
            <text:p>ROSE_SPARKLING</text:p>
          </table:table-cell>
          <table:table-cell office:value-type="string" calcext:value-type="string">
            <text:p>Champagne Rosé Prestige Brut</text:p>
          </table:table-cell>
          <table:table-cell office:value-type="string" calcext:value-type="string">
            <text:p>Taittinger</text:p>
          </table:table-cell>
          <table:table-cell office:value-type="float" office:value="36.648296" calcext:value-type="float">
            <text:p>36.64829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 Alcohol Free Sparkling Tea Com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858y403hg10d72zd7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lcohol Free White</text:p>
          </table:table-cell>
          <table:table-cell office:value-type="string" calcext:value-type="string">
            <text:p>Bree</text:p>
          </table:table-cell>
          <table:table-cell office:value-type="float" office:value="31.696987" calcext:value-type="float">
            <text:p>31.69698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yserod Alcohol Free Sparkling Tea Com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858y403hg10d72zd7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lcohol Free White</text:p>
          </table:table-cell>
          <table:table-cell office:value-type="string" calcext:value-type="string">
            <text:p>Bree</text:p>
          </table:table-cell>
          <table:table-cell office:value-type="float" office:value="31.696987" calcext:value-type="float">
            <text:p>31.69698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ysegron Alcohol Free Sparkling Tea Com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0" calcext:value-type="float">
            <text:p>0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858y403hg10d72zd7z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lcohol Free White</text:p>
          </table:table-cell>
          <table:table-cell office:value-type="string" calcext:value-type="string">
            <text:p>Bree</text:p>
          </table:table-cell>
          <table:table-cell office:value-type="float" office:value="31.696987" calcext:value-type="float">
            <text:p>31.69698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Lepus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5vrvwc92n3qezry2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Lepus</text:p>
          </table:table-cell>
          <table:table-cell office:value-type="string" calcext:value-type="string">
            <text:p>Franz Haas</text:p>
          </table:table-cell>
          <table:table-cell office:value-type="float" office:value="40.55863" calcext:value-type="float">
            <text:p>40.558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Eichhorn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4ky4hsnkr6sztp9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Eichhorn Bio</text:p>
          </table:table-cell>
          <table:table-cell office:value-type="string" calcext:value-type="string">
            <text:p>Manincor</text:p>
          </table:table-cell>
          <table:table-cell office:value-type="float" office:value="37.9021" calcext:value-type="float">
            <text:p>37.902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burgunder „La Maiena“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450" calcext:value-type="float">
            <text:p>3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y4h5ysja2c2r3dq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f von Meran Weissburgunder</text:p>
          </table:table-cell>
          <table:table-cell office:value-type="string" calcext:value-type="string">
            <text:p>Kellerei Meran</text:p>
          </table:table-cell>
          <table:table-cell office:value-type="float" office:value="43.820747" calcext:value-type="float">
            <text:p>43.8207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Delago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q5y8j99jkpbbghbd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llago Weissburgund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1.786682" calcext:value-type="float">
            <text:p>41.7866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Kristallber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450" calcext:value-type="float">
            <text:p>5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xy22v7w3bkze66h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ristallberg</text:p>
          </table:table-cell>
          <table:table-cell office:value-type="string" calcext:value-type="string">
            <text:p>Elena Walch</text:p>
          </table:table-cell>
          <table:table-cell office:value-type="float" office:value="51.687775" calcext:value-type="float">
            <text:p>51.687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Sirmian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0.978306" calcext:value-type="float">
            <text:p>50.9783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burgunder Luma Rom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cxfzakjvm780nqhnnemj5w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uma</text:p>
          </table:table-cell>
          <table:table-cell office:value-type="string" calcext:value-type="string">
            <text:p>Weingut Romen</text:p>
          </table:table-cell>
          <table:table-cell office:value-type="float" office:value="23.925964" calcext:value-type="float">
            <text:p>23.9259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Hofstatt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b7c5rqz4rwa8p28wa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fstatt Weissburgunder</text:p>
          </table:table-cell>
          <table:table-cell office:value-type="string" calcext:value-type="string">
            <text:p>Cantina Kurtatsch</text:p>
          </table:table-cell>
          <table:table-cell office:value-type="float" office:value="41.17342" calcext:value-type="float">
            <text:p>41.1734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Berg Kellerei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00" calcext:value-type="float">
            <text:p>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xx5x185hnmbtd80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Berg</text:p>
          </table:table-cell>
          <table:table-cell office:value-type="string" calcext:value-type="string">
            <text:p>Colterenzio (Schreckbichl)</text:p>
          </table:table-cell>
          <table:table-cell office:value-type="float" office:value="34.534542" calcext:value-type="float">
            <text:p>34.5345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Lapis Ober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2h2jcjxnaf6f47mm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issburgunder Lapis</text:p>
          </table:table-cell>
          <table:table-cell office:value-type="string" calcext:value-type="string">
            <text:p>Weingut Oberstein</text:p>
          </table:table-cell>
          <table:table-cell office:value-type="float" office:value="41.407455" calcext:value-type="float">
            <text:p>41.40745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2.115524" calcext:value-type="float">
            <text:p>42.11552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eissburgunder St. Valentin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xhwhz401xnh1zaj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</text:p>
          </table:table-cell>
          <table:table-cell office:value-type="string" calcext:value-type="string">
            <text:p>St. Michael-Eppan</text:p>
          </table:table-cell>
          <table:table-cell office:value-type="float" office:value="56.837345" calcext:value-type="float">
            <text:p>56.83734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Caliz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kz2g5pt28ec66n3d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aliz</text:p>
          </table:table-cell>
          <table:table-cell office:value-type="string" calcext:value-type="string">
            <text:p>Cantina Kurtatsch</text:p>
          </table:table-cell>
          <table:table-cell office:value-type="float" office:value="36.3553" calcext:value-type="float">
            <text:p>36.35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50432" calcext:value-type="float">
            <text:p>35.504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Kleinstein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pvfyetcny0g0eb41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Kleinstei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20337" calcext:value-type="float">
            <text:p>42.203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Kreuth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election Kreut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04991" calcext:value-type="float">
            <text:p>50.04991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St. Valentin Kellerei St. Micha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23f6epbhn13xvhgm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urggraf Mory Klüsserather St.Michael Riesling Spätlese</text:p>
          </table:table-cell>
          <table:table-cell office:value-type="string" calcext:value-type="string">
            <text:p>St. Hubertus Kellerei</text:p>
          </table:table-cell>
          <table:table-cell office:value-type="float" office:value="41.843826" calcext:value-type="float">
            <text:p>41.84382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Baron Salvador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8.85839" calcext:value-type="float">
            <text:p>58.8583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Baron Salvadori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7wgwjpn9sr6pybc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8.85839" calcext:value-type="float">
            <text:p>58.8583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Ris. Burgum Novum Castelf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77fhrj2s1gzrq7h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45.08877" calcext:value-type="float">
            <text:p>45.0887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Riserva Freienfeld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z61c48n6cea8e6r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8.798477" calcext:value-type="float">
            <text:p>38.79847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Vigna AU Tiefenbrun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vfce9adexvr8y68mc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Au</text:p>
          </table:table-cell>
          <table:table-cell office:value-type="string" calcext:value-type="string">
            <text:p>Tiefenbrunner</text:p>
          </table:table-cell>
          <table:table-cell office:value-type="float" office:value="36.287342" calcext:value-type="float">
            <text:p>36.2873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jcbyzhfx2cy2w2k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De Silva</text:p>
          </table:table-cell>
          <table:table-cell office:value-type="string" calcext:value-type="string">
            <text:p>Peter Sölva</text:p>
          </table:table-cell>
          <table:table-cell office:value-type="float" office:value="52.212166" calcext:value-type="float">
            <text:p>52.2121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jcbyzhfx2cy2w2kw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De Silva</text:p>
          </table:table-cell>
          <table:table-cell office:value-type="string" calcext:value-type="string">
            <text:p>Peter Sölva</text:p>
          </table:table-cell>
          <table:table-cell office:value-type="float" office:value="52.212166" calcext:value-type="float">
            <text:p>52.2121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Winkl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fkhy5h5v8sa71df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Selection Winkl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1.714622" calcext:value-type="float">
            <text:p>51.71462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St. Valentin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xhwhz401xnh1zaj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</text:p>
          </table:table-cell>
          <table:table-cell office:value-type="string" calcext:value-type="string">
            <text:p>St. Michael-Eppan</text:p>
          </table:table-cell>
          <table:table-cell office:value-type="float" office:value="56.837345" calcext:value-type="float">
            <text:p>56.83734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Weingut Doná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sdfevgab8g251fmfj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lborough Sauvignon Blanc</text:p>
          </table:table-cell>
          <table:table-cell office:value-type="string" calcext:value-type="string">
            <text:p>Sauvignon Republic</text:p>
          </table:table-cell>
          <table:table-cell office:value-type="float" office:value="28.56734" calcext:value-type="float">
            <text:p>28.5673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Quarz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374443" calcext:value-type="float">
            <text:p>50.37444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Luma Weingut Rom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cxfzakjvm780nqhnnemj5w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uma</text:p>
          </table:table-cell>
          <table:table-cell office:value-type="string" calcext:value-type="string">
            <text:p>Weingut Romen</text:p>
          </table:table-cell>
          <table:table-cell office:value-type="float" office:value="31.86089" calcext:value-type="float">
            <text:p>31.8608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Mock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jz7gye66gy86pdwr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Mock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5.775047" calcext:value-type="float">
            <text:p>35.7750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Tannenberg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2.83074" calcext:value-type="float">
            <text:p>42.830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Tannenberg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2.83074" calcext:value-type="float">
            <text:p>42.830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Kinesis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83c961m6ebdb1t4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inesis</text:p>
          </table:table-cell>
          <table:table-cell office:value-type="string" calcext:value-type="string">
            <text:p>Baron Di Pauli</text:p>
          </table:table-cell>
          <table:table-cell office:value-type="float" office:value="38.66588" calcext:value-type="float">
            <text:p>38.6658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Exclusiv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r62bbawf7neagd6b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conic Mystery Cabernet Sauvignon</text:p>
          </table:table-cell>
          <table:table-cell office:value-type="string" calcext:value-type="string">
            <text:p>Exclusive</text:p>
          </table:table-cell>
          <table:table-cell office:value-type="float" office:value="31.892727" calcext:value-type="float">
            <text:p>31.89272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Andrius Kellerei Andr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71ed8zvxghawenw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Andrius</text:p>
          </table:table-cell>
          <table:table-cell office:value-type="string" calcext:value-type="string">
            <text:p>Kellerei Andrian</text:p>
          </table:table-cell>
          <table:table-cell office:value-type="float" office:value="52.048927" calcext:value-type="float">
            <text:p>52.0489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Lieben Aich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29846" calcext:value-type="float">
            <text:p>48.5298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Lieben Aich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700" calcext:value-type="float">
            <text:p>9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9b3gdt3dksv5jy13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Lieben Aich Bio</text:p>
          </table:table-cell>
          <table:table-cell office:value-type="string" calcext:value-type="string">
            <text:p>Manincor</text:p>
          </table:table-cell>
          <table:table-cell office:value-type="float" office:value="48.529846" calcext:value-type="float">
            <text:p>48.52984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Riserva Grand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esling Vinschgau Falk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ay4zbkrhchknmkzn6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lkensteiner Hofberg Riesling Auslese</text:p>
          </table:table-cell>
          <table:table-cell office:value-type="string" calcext:value-type="string">
            <text:p>Hofgut Falkenstein</text:p>
          </table:table-cell>
          <table:table-cell office:value-type="float" office:value="31.3048" calcext:value-type="float">
            <text:p>31.304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Praepositus Kloster Neustif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xy7znx9ckcz7p9v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0.153337" calcext:value-type="float">
            <text:p>30.1533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Aristos Kellerei Eisackt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abpqzdqpn4ytpfre8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Aristos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35.40016" calcext:value-type="float">
            <text:p>35.4001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üner Veltliner Aristos Kellerei Eisackta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acrhxdpgex8cw5vf8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ristos Grüner Veltliner</text:p>
          </table:table-cell>
          <table:table-cell office:value-type="string" calcext:value-type="string">
            <text:p>Kellerei Eisacktal - Cantina Valle Isarco</text:p>
          </table:table-cell>
          <table:table-cell office:value-type="float" office:value="41.18567" calcext:value-type="float">
            <text:p>41.185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aminer Joseph Josef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5g6wsr3ychsek0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Joseph</text:p>
          </table:table-cell>
          <table:table-cell office:value-type="string" calcext:value-type="string">
            <text:p>J. Hofstätter</text:p>
          </table:table-cell>
          <table:table-cell office:value-type="float" office:value="32.55394" calcext:value-type="float">
            <text:p>32.553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aminer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whrjytxh158w9a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7.43941" calcext:value-type="float">
            <text:p>37.4394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würztraminer Nussbaumer Traminer Kellere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gpsx99hyhcagvqmvzm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urztraminer</text:p>
          </table:table-cell>
          <table:table-cell office:value-type="string" calcext:value-type="string">
            <text:p>Domaine Nussbaumer</text:p>
          </table:table-cell>
          <table:table-cell office:value-type="float" office:value="29.560438" calcext:value-type="float">
            <text:p>29.56043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aminer Kastelatz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50" calcext:value-type="float">
            <text:p>6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mjdffxj8sm2hnsw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astelaz</text:p>
          </table:table-cell>
          <table:table-cell office:value-type="string" calcext:value-type="string">
            <text:p>Elena Walch</text:p>
          </table:table-cell>
          <table:table-cell office:value-type="float" office:value="53.86619" calcext:value-type="float">
            <text:p>53.8661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aminer Brennta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mzzh17zkb90cw26e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enntal Gewürztraminer Riserva</text:p>
          </table:table-cell>
          <table:table-cell office:value-type="string" calcext:value-type="string">
            <text:p>Cantina Kurtatsch</text:p>
          </table:table-cell>
          <table:table-cell office:value-type="float" office:value="36.345184" calcext:value-type="float">
            <text:p>36.3451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aminer Brennta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mzzh17zkb90cw26e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renntal Gewürztraminer Riserva</text:p>
          </table:table-cell>
          <table:table-cell office:value-type="string" calcext:value-type="string">
            <text:p>Cantina Kurtatsch</text:p>
          </table:table-cell>
          <table:table-cell office:value-type="float" office:value="36.345184" calcext:value-type="float">
            <text:p>36.3451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ewürztraminer Kolbenhof Josef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50" calcext:value-type="float">
            <text:p>6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ry7b1bvnhq9m8av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 Vigna Kolbenhof</text:p>
          </table:table-cell>
          <table:table-cell office:value-type="string" calcext:value-type="string">
            <text:p>J. Hofstätter</text:p>
          </table:table-cell>
          <table:table-cell office:value-type="float" office:value="36.96219" calcext:value-type="float">
            <text:p>36.9621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würztraminer Epokale Traminer Kellere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f7zkzh91pynva02r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ewürztraminer</text:p>
          </table:table-cell>
          <table:table-cell office:value-type="string" calcext:value-type="string">
            <text:p>Kellerei Kaltern</text:p>
          </table:table-cell>
          <table:table-cell office:value-type="float" office:value="21.148804" calcext:value-type="float">
            <text:p>21.1488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ylvaner Praepositus Kloster Neustif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4tyhyes4vcm6w3c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148376" calcext:value-type="float">
            <text:p>33.14837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ylvaner Alte Reben Riserva Pach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wzyfdmfvtvp7c8x5f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ylvaner Alte Reben</text:p>
          </table:table-cell>
          <table:table-cell office:value-type="string" calcext:value-type="string">
            <text:p>Pacherhof</text:p>
          </table:table-cell>
          <table:table-cell office:value-type="float" office:value="48.306866" calcext:value-type="float">
            <text:p>48.3068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nhs9q6x3ejyksch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Silva Pinot Grigio</text:p>
          </table:table-cell>
          <table:table-cell office:value-type="string" calcext:value-type="string">
            <text:p>Peter Sölva</text:p>
          </table:table-cell>
          <table:table-cell office:value-type="float" office:value="54.14775" calcext:value-type="float">
            <text:p>54.147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De Sil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jnhs9q6x3ejykschn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e Silva Pinot Grigio</text:p>
          </table:table-cell>
          <table:table-cell office:value-type="string" calcext:value-type="string">
            <text:p>Peter Sölva</text:p>
          </table:table-cell>
          <table:table-cell office:value-type="float" office:value="54.14775" calcext:value-type="float">
            <text:p>54.1477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58k2ckp5payht89d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Alto Adige</text:p>
          </table:table-cell>
          <table:table-cell office:value-type="string" calcext:value-type="string">
            <text:p>Franz Haas</text:p>
          </table:table-cell>
          <table:table-cell office:value-type="float" office:value="36.25556" calcext:value-type="float">
            <text:p>36.2555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Castel Ringber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sm52a0mjjy0q62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Vign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59.92878" calcext:value-type="float">
            <text:p>59.9287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Puiten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djz02r2jrx04daep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uiten</text:p>
          </table:table-cell>
          <table:table-cell office:value-type="string" calcext:value-type="string">
            <text:p>Colterenzio (Schreckbichl)</text:p>
          </table:table-cell>
          <table:table-cell office:value-type="float" office:value="37.144028" calcext:value-type="float">
            <text:p>37.1440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Penon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q2f1ffh7tkm9ttr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Penon</text:p>
          </table:table-cell>
          <table:table-cell office:value-type="string" calcext:value-type="string">
            <text:p>Cantina Kurtatsch</text:p>
          </table:table-cell>
          <table:table-cell office:value-type="float" office:value="39.758728" calcext:value-type="float">
            <text:p>39.75872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not Grigio Aristos Eisacktaler Kellere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6kgpckcv2w0k3dp0v0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nima Pinot Grigio</text:p>
          </table:table-cell>
          <table:table-cell office:value-type="string" calcext:value-type="string">
            <text:p>Aristov</text:p>
          </table:table-cell>
          <table:table-cell office:value-type="float" office:value="31.629635" calcext:value-type="float">
            <text:p>31.6296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Unterebner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1509" calcext:value-type="float">
            <text:p>47.1150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gio Unterebner Kellerei Tram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5g76922shspm60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 Unterebner</text:p>
          </table:table-cell>
          <table:table-cell office:value-type="string" calcext:value-type="string">
            <text:p>Tramin</text:p>
          </table:table-cell>
          <table:table-cell office:value-type="float" office:value="47.11509" calcext:value-type="float">
            <text:p>47.1150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rner Praepositus Kloster Neustif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663406" calcext:value-type="float">
            <text:p>33.66340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oscato Giallo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2.83074" calcext:value-type="float">
            <text:p>42.830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istar Weiss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28.760067" calcext:value-type="float">
            <text:p>28.7600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Ebeneich Maninco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37.639137" calcext:value-type="float">
            <text:p>37.6391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loria Dei Weingut Eich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9qy8b3ma5exsekcy6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loria Dei</text:p>
          </table:table-cell>
          <table:table-cell office:value-type="string" calcext:value-type="string">
            <text:p>Eichenstein</text:p>
          </table:table-cell>
          <table:table-cell office:value-type="float" office:value="44.76127" calcext:value-type="float">
            <text:p>44.761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 Contessa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750" calcext:value-type="float">
            <text:p>4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5.856876" calcext:value-type="float">
            <text:p>45.8568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rlaner Klassisch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146336" calcext:value-type="float">
            <text:p>50.1463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uvée Nörder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gzctg72wdvj66af07a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Leonard</text:p>
          </table:table-cell>
          <table:table-cell office:value-type="string" calcext:value-type="string">
            <text:p>Vinařství Plenér</text:p>
          </table:table-cell>
          <table:table-cell office:value-type="float" office:value="21.778393" calcext:value-type="float">
            <text:p>21.7783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 Vite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akf7b6s583vd9fwy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de ViTe</text:p>
          </table:table-cell>
          <table:table-cell office:value-type="string" calcext:value-type="string">
            <text:p>J. Hofstätter</text:p>
          </table:table-cell>
          <table:table-cell office:value-type="float" office:value="37.606224" calcext:value-type="float">
            <text:p>37.6062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yond the Clouds Chardonnay | Divers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191185" calcext:value-type="float">
            <text:p>53.19118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o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adc1mc21dcvk401ka1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Amos</text:p>
          </table:table-cell>
          <table:table-cell office:value-type="string" calcext:value-type="string">
            <text:p>Cantina Kurtatsch</text:p>
          </table:table-cell>
          <table:table-cell office:value-type="float" office:value="28.926105" calcext:value-type="float">
            <text:p>28.9261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va Domus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62683" calcext:value-type="float">
            <text:p>52.5626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va Domus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62683" calcext:value-type="float">
            <text:p>52.5626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osi Riesling | Sauvignon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s01rz5kt15atcn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nosi</text:p>
          </table:table-cell>
          <table:table-cell office:value-type="string" calcext:value-type="string">
            <text:p>Baron Di Pauli</text:p>
          </table:table-cell>
          <table:table-cell office:value-type="float" office:value="41.53265" calcext:value-type="float">
            <text:p>41.532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nosi Riesling | Sauvignon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s01rz5kt15atcn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Enosi</text:p>
          </table:table-cell>
          <table:table-cell office:value-type="string" calcext:value-type="string">
            <text:p>Baron Di Pauli</text:p>
          </table:table-cell>
          <table:table-cell office:value-type="float" office:value="41.53265" calcext:value-type="float">
            <text:p>41.532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ulian Bronner | Johanniter Lieselehof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xmngpc50t0j4311c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ulian Bio</text:p>
          </table:table-cell>
          <table:table-cell office:value-type="string" calcext:value-type="string">
            <text:p>Lieselehof</text:p>
          </table:table-cell>
          <table:table-cell office:value-type="float" office:value="46.512627" calcext:value-type="float">
            <text:p>46.5126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ulian Bronner | Johanniter Lieselehof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xmngpc50t0j4311c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Julian Bio</text:p>
          </table:table-cell>
          <table:table-cell office:value-type="string" calcext:value-type="string">
            <text:p>Lieselehof</text:p>
          </table:table-cell>
          <table:table-cell office:value-type="float" office:value="46.512627" calcext:value-type="float">
            <text:p>46.512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JJ Weiss Weingut Nikl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7b6axj22dn174mm5b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eideboden Weiss</text:p>
          </table:table-cell>
          <table:table-cell office:value-type="string" calcext:value-type="string">
            <text:p>Weingut Weiss</text:p>
          </table:table-cell>
          <table:table-cell office:value-type="float" office:value="33.810036" calcext:value-type="float">
            <text:p>33.8100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on Bianco Viognier | Petit Mansen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000" calcext:value-type="float">
            <text:p>7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ebg41e2rphqrdq1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òn Hirschprunn Bianco Bio</text:p>
          </table:table-cell>
          <table:table-cell office:value-type="string" calcext:value-type="string">
            <text:p>Alois Lageder</text:p>
          </table:table-cell>
          <table:table-cell office:value-type="float" office:value="53.42831" calcext:value-type="float">
            <text:p>53.4283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Nama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z7npg54r64bbttk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agred</text:p>
          </table:table-cell>
          <table:table-cell office:value-type="string" calcext:value-type="string">
            <text:p>Nals Margreid</text:p>
          </table:table-cell>
          <table:table-cell office:value-type="float" office:value="49.731403" calcext:value-type="float">
            <text:p>49.73140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rlaner Grande Cuveé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1800" calcext:value-type="float">
            <text:p>21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0zrsanx71j9ts3e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Terlane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4.10107" calcext:value-type="float">
            <text:p>54.1010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ppius Weiss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889412" calcext:value-type="float">
            <text:p>50.8894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ppius Weiss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yxxe6zv6hev5pa5j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ppius</text:p>
          </table:table-cell>
          <table:table-cell office:value-type="string" calcext:value-type="string">
            <text:p>St. Michael-Eppan</text:p>
          </table:table-cell>
          <table:table-cell office:value-type="float" office:value="50.889412" calcext:value-type="float">
            <text:p>50.8894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100" calcext:value-type="float">
            <text:p>6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300" calcext:value-type="float">
            <text:p>6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na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cmap9n1dhfr7akpc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na Schweizer</text:p>
          </table:table-cell>
          <table:table-cell office:value-type="string" calcext:value-type="string">
            <text:p>Franz Haas</text:p>
          </table:table-cell>
          <table:table-cell office:value-type="float" office:value="38.93737" calcext:value-type="float">
            <text:p>38.937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r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6.11061" calcext:value-type="float">
            <text:p>36.110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r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2fr5ca6kj4bcg3q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Colterenzio (Schreckbichl)</text:p>
          </table:table-cell>
          <table:table-cell office:value-type="float" office:value="36.11061" calcext:value-type="float">
            <text:p>36.1106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Famèi Corvé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96cwfpbgdnnkckv3t4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amèi Riesling Renano</text:p>
          </table:table-cell>
          <table:table-cell office:value-type="string" calcext:value-type="string">
            <text:p>Corvée</text:p>
          </table:table-cell>
          <table:table-cell office:value-type="float" office:value="42.204124" calcext:value-type="float">
            <text:p>42.20412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Majerla Dorig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z35ggdprvpjtag8v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Majerla</text:p>
          </table:table-cell>
          <table:table-cell office:value-type="string" calcext:value-type="string">
            <text:p>Dorigati</text:p>
          </table:table-cell>
          <table:table-cell office:value-type="float" office:value="41.641655" calcext:value-type="float">
            <text:p>41.6416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inot Grigio Liv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00" calcext:value-type="float">
            <text:p>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bzts1p3yq2ts9paph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gio</text:p>
          </table:table-cell>
          <table:table-cell office:value-type="string" calcext:value-type="string">
            <text:p>El Grigio</text:p>
          </table:table-cell>
          <table:table-cell office:value-type="float" office:value="30.46603" calcext:value-type="float">
            <text:p>30.4660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bolla Gialla Roncalto Liv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s5sr7cs7vsezg5daw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bolla Gialla</text:p>
          </table:table-cell>
          <table:table-cell office:value-type="string" calcext:value-type="string">
            <text:p>Consorzio Ribolla Gialla Dell'Alto Livenza</text:p>
          </table:table-cell>
          <table:table-cell office:value-type="float" office:value="43.400658" calcext:value-type="float">
            <text:p>43.40065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Vie di Roman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650" calcext:value-type="float">
            <text:p>5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51jnpkk9pxe4ygtv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lors di Uis</text:p>
          </table:table-cell>
          <table:table-cell office:value-type="string" calcext:value-type="string">
            <text:p>Vie di Romans</text:p>
          </table:table-cell>
          <table:table-cell office:value-type="float" office:value="35.317795" calcext:value-type="float">
            <text:p>35.31779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Were Dreams… Jerman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3zwqe7p05923rhgpz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Where Dreams have no end</text:p>
          </table:table-cell>
          <table:table-cell office:value-type="string" calcext:value-type="string">
            <text:p>Jermann</text:p>
          </table:table-cell>
          <table:table-cell office:value-type="float" office:value="32.291683" calcext:value-type="float">
            <text:p>32.2916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s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54.328888" calcext:value-type="float">
            <text:p>54.32888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gana Fornaci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400" calcext:value-type="float">
            <text:p>3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m0mxa4zymv6hwwsfd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Fornaci Lugana</text:p>
          </table:table-cell>
          <table:table-cell office:value-type="string" calcext:value-type="string">
            <text:p>Tommasi</text:p>
          </table:table-cell>
          <table:table-cell office:value-type="float" office:value="42.776966" calcext:value-type="float">
            <text:p>42.7769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gana Riserva Fornaci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np0qnt6785q9n790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Fornaci Lugana Riserva</text:p>
          </table:table-cell>
          <table:table-cell office:value-type="string" calcext:value-type="string">
            <text:p>Tommasi</text:p>
          </table:table-cell>
          <table:table-cell office:value-type="float" office:value="43.620674" calcext:value-type="float">
            <text:p>43.6206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rdicchio Primo Ballo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1756aea4e8gh845qm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Ballo</text:p>
          </table:table-cell>
          <table:table-cell office:value-type="string" calcext:value-type="string">
            <text:p>Tenuta di Fra'</text:p>
          </table:table-cell>
          <table:table-cell office:value-type="float" office:value="50.080254" calcext:value-type="float">
            <text:p>50.0802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rdicchio Primo Ballo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1756aea4e8gh845qm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rimo Ballo</text:p>
          </table:table-cell>
          <table:table-cell office:value-type="string" calcext:value-type="string">
            <text:p>Tenuta di Fra'</text:p>
          </table:table-cell>
          <table:table-cell office:value-type="float" office:value="50.080254" calcext:value-type="float">
            <text:p>50.0802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rdicchio Lorenzo ‘’Superiore’’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nfvv3qacxd3zwntsc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dei Castelli di Jesi Classico Superiore Lorenzo</text:p>
          </table:table-cell>
          <table:table-cell office:value-type="string" calcext:value-type="string">
            <text:p>Tenuta di Fra'</text:p>
          </table:table-cell>
          <table:table-cell office:value-type="float" office:value="44.823967" calcext:value-type="float">
            <text:p>44.8239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rdicchio Lorenzo ‘’Superiore’’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nfvv3qacxd3zwntsc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erdicchio dei Castelli di Jesi Classico Superiore Lorenzo</text:p>
          </table:table-cell>
          <table:table-cell office:value-type="string" calcext:value-type="string">
            <text:p>Tenuta di Fra'</text:p>
          </table:table-cell>
          <table:table-cell office:value-type="float" office:value="44.823967" calcext:value-type="float">
            <text:p>44.82396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erdicchio Franz ‘’Superiore’’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1kdvnnxjw0eg73gby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nna Frà</text:p>
          </table:table-cell>
          <table:table-cell office:value-type="string" calcext:value-type="string">
            <text:p>Tenuta di Fra'</text:p>
          </table:table-cell>
          <table:table-cell office:value-type="float" office:value="40.647446" calcext:value-type="float">
            <text:p>40.6474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Le Brun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cjxwrvz9f0gyk19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oscana Le Bruniche</text:p>
          </table:table-cell>
          <table:table-cell office:value-type="string" calcext:value-type="string">
            <text:p>Tenuta di Nozzole</text:p>
          </table:table-cell>
          <table:table-cell office:value-type="float" office:value="50.291992" calcext:value-type="float">
            <text:p>50.29199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Le Brun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cjxwrvz9f0gyk19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Toscana Le Bruniche</text:p>
          </table:table-cell>
          <table:table-cell office:value-type="string" calcext:value-type="string">
            <text:p>Tenuta di Nozzole</text:p>
          </table:table-cell>
          <table:table-cell office:value-type="float" office:value="50.291992" calcext:value-type="float">
            <text:p>50.29199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Pomino Benef. Ris. Frescoba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67cgxb4jgq925yw0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mino Chardonnay</text:p>
          </table:table-cell>
          <table:table-cell office:value-type="string" calcext:value-type="string">
            <text:p>Frescobaldi - Castello Pomino</text:p>
          </table:table-cell>
          <table:table-cell office:value-type="float" office:value="48.89983" calcext:value-type="float">
            <text:p>48.8998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Pomino Benef. Ris. Frescoba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67cgxb4jgq925yw0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mino Chardonnay</text:p>
          </table:table-cell>
          <table:table-cell office:value-type="string" calcext:value-type="string">
            <text:p>Frescobaldi - Castello Pomino</text:p>
          </table:table-cell>
          <table:table-cell office:value-type="float" office:value="48.89983" calcext:value-type="float">
            <text:p>48.899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100" calcext:value-type="float">
            <text:p>7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La Pietra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jx2dh8nats728ew1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 Pietra</text:p>
          </table:table-cell>
          <table:table-cell office:value-type="string" calcext:value-type="string">
            <text:p>Cabreo</text:p>
          </table:table-cell>
          <table:table-cell office:value-type="float" office:value="44.429817" calcext:value-type="float">
            <text:p>44.4298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6.49627" calcext:value-type="float">
            <text:p>46.49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6.49627" calcext:value-type="float">
            <text:p>46.49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6.49627" calcext:value-type="float">
            <text:p>46.49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6.49627" calcext:value-type="float">
            <text:p>46.49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6.49627" calcext:value-type="float">
            <text:p>46.49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6.49627" calcext:value-type="float">
            <text:p>46.496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6.49627" calcext:value-type="float">
            <text:p>46.4962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ervaro Castello della Sal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ervar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72.056725" calcext:value-type="float">
            <text:p>72.0567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ervaro Castello della Sala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b397szz15dat7s7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ervaro della Sala</text:p>
          </table:table-cell>
          <table:table-cell office:value-type="string" calcext:value-type="string">
            <text:p>Antinori - Castello della Sala</text:p>
          </table:table-cell>
          <table:table-cell office:value-type="float" office:value="72.056725" calcext:value-type="float">
            <text:p>72.0567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Tonschiefer Dönnhof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3cx444k5r00xkf8cm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Riesling Trocken Tonschiefer</text:p>
          </table:table-cell>
          <table:table-cell office:value-type="string" calcext:value-type="string">
            <text:p>Dönnhoff</text:p>
          </table:table-cell>
          <table:table-cell office:value-type="float" office:value="38.71432" calcext:value-type="float">
            <text:p>38.714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GG Sonnenuhr Wehlen S.A. Prü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mf987sbmsxdjvne0pp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Wehlener Sonnenuhr Devon Riesling GG</text:p>
          </table:table-cell>
          <table:table-cell office:value-type="string" calcext:value-type="string">
            <text:p>S.A. Prüm</text:p>
          </table:table-cell>
          <table:table-cell office:value-type="float" office:value="49.855606" calcext:value-type="float">
            <text:p>49.8556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GG Bernkastel Lay S.A. Prüm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sk74fdf3zhcr3y9s5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ernkasteler Lay Grand Ley Riesling GG</text:p>
          </table:table-cell>
          <table:table-cell office:value-type="string" calcext:value-type="string">
            <text:p>S.A. Prüm</text:p>
          </table:table-cell>
          <table:table-cell office:value-type="float" office:value="51.657692" calcext:value-type="float">
            <text:p>51.6576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Gris Schoffit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g709hxzbwn1hpfjcwf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Gris Tradition</text:p>
          </table:table-cell>
          <table:table-cell office:value-type="string" calcext:value-type="string">
            <text:p>Domaine Schoffit</text:p>
          </table:table-cell>
          <table:table-cell office:value-type="float" office:value="26.257063" calcext:value-type="float">
            <text:p>26.25706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ncerre Sauvignon Francois Mill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4hnjg95z7vrp54xggfw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Sancerre Rosé</text:p>
          </table:table-cell>
          <table:table-cell office:value-type="string" calcext:value-type="string">
            <text:p>François Millet</text:p>
          </table:table-cell>
          <table:table-cell office:value-type="float" office:value="39.036583" calcext:value-type="float">
            <text:p>39.03658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njou Chauvigne Chenin Blanc Richo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9dy8k6zg8d6y3hy0vq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njou Brut</text:p>
          </table:table-cell>
          <table:table-cell office:value-type="string" calcext:value-type="string">
            <text:p>Moulin de Chauvigné</text:p>
          </table:table-cell>
          <table:table-cell office:value-type="float" office:value="26.6067" calcext:value-type="float">
            <text:p>26.60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vre et Maine Gras Mouton Domaine H. Fevri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4v8pp81sp57s2rha1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s Moutons Muscadet-Sèvre et Maine Sur Lie</text:p>
          </table:table-cell>
          <table:table-cell office:value-type="string" calcext:value-type="string">
            <text:p>Domaine Haute ‎Févrie</text:p>
          </table:table-cell>
          <table:table-cell office:value-type="float" office:value="38.831818" calcext:value-type="float">
            <text:p>38.83181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illou Blanc Sauvignon | Sémillion Chateau Talb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sdyf4d95766t5ty8w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illou Blanc</text:p>
          </table:table-cell>
          <table:table-cell office:value-type="string" calcext:value-type="string">
            <text:p>Château Talbot</text:p>
          </table:table-cell>
          <table:table-cell office:value-type="float" office:value="42.38977" calcext:value-type="float">
            <text:p>42.3897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blis Saint Pierre Chardonnay Albert Pi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tgbckbx4am8dwv5c6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Saint Pierre</text:p>
          </table:table-cell>
          <table:table-cell office:value-type="string" calcext:value-type="string">
            <text:p>Albert Pic</text:p>
          </table:table-cell>
          <table:table-cell office:value-type="float" office:value="48.83384" calcext:value-type="float">
            <text:p>48.8338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blis AOC Chardonnay Droin Jean Pau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450" calcext:value-type="float">
            <text:p>6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h0r5wkfhgxqtbpkv1w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Jean-Paul &amp; Benoit Droin</text:p>
          </table:table-cell>
          <table:table-cell office:value-type="float" office:value="38.718906" calcext:value-type="float">
            <text:p>38.71890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blis Chardonnay Domaine Fev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v6ayab10rjak0y5te7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</text:p>
          </table:table-cell>
          <table:table-cell office:value-type="string" calcext:value-type="string">
            <text:p>Domaine du Chardonnay</text:p>
          </table:table-cell>
          <table:table-cell office:value-type="float" office:value="31.860697" calcext:value-type="float">
            <text:p>31.86069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blis 1er Cru Fourchaume Domaine Fev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x14t79cyascxv4n0n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Premier Cru Fourchaume</text:p>
          </table:table-cell>
          <table:table-cell office:value-type="string" calcext:value-type="string">
            <text:p>Domaine William Fèvre</text:p>
          </table:table-cell>
          <table:table-cell office:value-type="float" office:value="35.78785" calcext:value-type="float">
            <text:p>35.7878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blis Grand Cru Les Preuses Domaine Fev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fata8gqz47f5w5etb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blis Grand Cru 'Les Preuses'</text:p>
          </table:table-cell>
          <table:table-cell office:value-type="string" calcext:value-type="string">
            <text:p>Domaine William Fèvre</text:p>
          </table:table-cell>
          <table:table-cell office:value-type="float" office:value="40.498405" calcext:value-type="float">
            <text:p>40.4984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rdonnay Jacques Prieu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1a537sevdg9g44hwgm8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e Bourgogne du Prieur</text:p>
          </table:table-cell>
          <table:table-cell office:value-type="string" calcext:value-type="string">
            <text:p>Domaine Jacques Prieur</text:p>
          </table:table-cell>
          <table:table-cell office:value-type="float" office:value="32.21891" calcext:value-type="float">
            <text:p>32.21891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ursault Dom. Andre Goich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m9vqvja0jvfddb616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re Goichot Prestige Nuits Saint Georges</text:p>
          </table:table-cell>
          <table:table-cell office:value-type="string" calcext:value-type="string">
            <text:p>André Goichot</text:p>
          </table:table-cell>
          <table:table-cell office:value-type="float" office:value="44.455997" calcext:value-type="float">
            <text:p>44.4559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int Aubin 1er cru En Creot Dom. Lamy-P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1bvng4yexpgk665wqt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int-Aubin 1er Cru 'En Créot'</text:p>
          </table:table-cell>
          <table:table-cell office:value-type="string" calcext:value-type="string">
            <text:p>Lamy-Pillot</text:p>
          </table:table-cell>
          <table:table-cell office:value-type="float" office:value="62.57248" calcext:value-type="float">
            <text:p>62.5724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ssagne Montrachet Andre Goich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m9vqvja0jvfddb616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dre Goichot Prestige Nuits Saint Georges</text:p>
          </table:table-cell>
          <table:table-cell office:value-type="string" calcext:value-type="string">
            <text:p>André Goichot</text:p>
          </table:table-cell>
          <table:table-cell office:value-type="float" office:value="44.455997" calcext:value-type="float">
            <text:p>44.4559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ully Montmorin Dom. Jacques Dur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t6hh0ckdn13pqgkh6k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lly ''''Montmorin''''</text:p>
          </table:table-cell>
          <table:table-cell office:value-type="string" calcext:value-type="string">
            <text:p>Domaine Jacques Dury</text:p>
          </table:table-cell>
          <table:table-cell office:value-type="float" office:value="48.269897" calcext:value-type="float">
            <text:p>48.26989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uilly Fumé Sauvignon De Ladoucet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150" calcext:value-type="float">
            <text:p>6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p4tx0qfvhw7081cfsc030q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ouilly Fumé de Ladoucette</text:p>
          </table:table-cell>
          <table:table-cell office:value-type="string" calcext:value-type="string">
            <text:p>Domaine de Ladoucette</text:p>
          </table:table-cell>
          <table:table-cell office:value-type="float" office:value="47.449394" calcext:value-type="float">
            <text:p>47.44939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re’ Clesse’ Chardonnay Seguin Manu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mz5tv6yz1abjf2g5f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Viré-Clessé</text:p>
          </table:table-cell>
          <table:table-cell office:value-type="string" calcext:value-type="string">
            <text:p>Seguin-Manuel</text:p>
          </table:table-cell>
          <table:table-cell office:value-type="float" office:value="49.651226" calcext:value-type="float">
            <text:p>49.65122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antoulan blanc Sec Clos Lapey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na8hsn386zekfxkbh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ntoulan Sec</text:p>
          </table:table-cell>
          <table:table-cell office:value-type="string" calcext:value-type="string">
            <text:p>Clos Lapeyre</text:p>
          </table:table-cell>
          <table:table-cell office:value-type="float" office:value="53.496517" calcext:value-type="float">
            <text:p>53.49651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te du Rhone Blanc Dom. de la Solitud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mexa9tzmr8kahcdy8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pelle de la Solitude Graves Blanc</text:p>
          </table:table-cell>
          <table:table-cell office:value-type="string" calcext:value-type="string">
            <text:p>Domaine de la Solitude</text:p>
          </table:table-cell>
          <table:table-cell office:value-type="float" office:value="40.92131" calcext:value-type="float">
            <text:p>40.9213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cherenc Blanc Petit Courbu Chateau Mont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22h0fr110r99hkb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ntus Madiran</text:p>
          </table:table-cell>
          <table:table-cell office:value-type="string" calcext:value-type="string">
            <text:p>Château Montus</text:p>
          </table:table-cell>
          <table:table-cell office:value-type="float" office:value="37.423615" calcext:value-type="float">
            <text:p>37.42361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mlitz Sauvignon Blanc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s59a1cssv3ytskznh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mlitzer Sauvignon Blanc</text:p>
          </table:table-cell>
          <table:table-cell office:value-type="string" calcext:value-type="string">
            <text:p>Sattlerhof</text:p>
          </table:table-cell>
          <table:table-cell office:value-type="float" office:value="39.041733" calcext:value-type="float">
            <text:p>39.04173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amlitz Morillon (Chardonnay)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y0nqgcd7bvcxe20vev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amlitzer Morillon</text:p>
          </table:table-cell>
          <table:table-cell office:value-type="string" calcext:value-type="string">
            <text:p>Sattlerhof</text:p>
          </table:table-cell>
          <table:table-cell office:value-type="float" office:value="44.190834" calcext:value-type="float">
            <text:p>44.1908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30 Ried Kranachberg BIO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dqkbnfwtrp8g610er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Ried Alter Kranachberg Bio</text:p>
          </table:table-cell>
          <table:table-cell office:value-type="string" calcext:value-type="string">
            <text:p>Sattlerhof</text:p>
          </table:table-cell>
          <table:table-cell office:value-type="float" office:value="41.014973" calcext:value-type="float">
            <text:p>41.01497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ltliner Ried Klaus Federspiel Weingut Jä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42s4e5hmr4g12ah1f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ederspiel Ried Klaus Grüner Veltliner</text:p>
          </table:table-cell>
          <table:table-cell office:value-type="string" calcext:value-type="string">
            <text:p>Weingut Jäger</text:p>
          </table:table-cell>
          <table:table-cell office:value-type="float" office:value="48.753746" calcext:value-type="float">
            <text:p>48.7537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eltliner Ried Achleiten Smaragd Weingut Jäg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350" calcext:value-type="float">
            <text:p>6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42jrn7sd9yagc4ynr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üner Veltliner Smaragd Ried Achleiten</text:p>
          </table:table-cell>
          <table:table-cell office:value-type="string" calcext:value-type="string">
            <text:p>Weingut Jäger</text:p>
          </table:table-cell>
          <table:table-cell office:value-type="float" office:value="48.66143" calcext:value-type="float">
            <text:p>48.6614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stone Chenin Blanc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fhyk9ab3s2kxcr8wa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itestone Chenin Blanc</text:p>
          </table:table-cell>
          <table:table-cell office:value-type="string" calcext:value-type="string">
            <text:p>Capelands</text:p>
          </table:table-cell>
          <table:table-cell office:value-type="float" office:value="50.50921" calcext:value-type="float">
            <text:p>50.5092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hitestone Sauvignon Blanc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20g6dzt0cmadyjzrq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itestone Sauvignon Blanc</text:p>
          </table:table-cell>
          <table:table-cell office:value-type="string" calcext:value-type="string">
            <text:p>Capelands</text:p>
          </table:table-cell>
          <table:table-cell office:value-type="float" office:value="47.50517" calcext:value-type="float">
            <text:p>47.5051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GT Rosé Weinberg Dolomiten Popp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hce2ax2hmey9570ngm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</text:p>
          </table:table-cell>
          <table:table-cell office:value-type="string" calcext:value-type="string">
            <text:p>Popphof</text:p>
          </table:table-cell>
          <table:table-cell office:value-type="float" office:value="33.746365" calcext:value-type="float">
            <text:p>33.7463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osé Pinosé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mxe587cgfq9ctge0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inosé Pinot Nero Rosé</text:p>
          </table:table-cell>
          <table:table-cell office:value-type="string" calcext:value-type="string">
            <text:p>Cantina Kurtatsch</text:p>
          </table:table-cell>
          <table:table-cell office:value-type="float" office:value="32.64712" calcext:value-type="float">
            <text:p>32.6471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osé Pinosé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350" calcext:value-type="float">
            <text:p>4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mxe587cgfq9ctge0h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Pinosé Pinot Nero Rosé</text:p>
          </table:table-cell>
          <table:table-cell office:value-type="string" calcext:value-type="string">
            <text:p>Cantina Kurtatsch</text:p>
          </table:table-cell>
          <table:table-cell office:value-type="float" office:value="32.64712" calcext:value-type="float">
            <text:p>32.647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é Marinus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pewvf7s7gba9gw1snc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Mitterberg Rosé</text:p>
          </table:table-cell>
          <table:table-cell office:value-type="string" calcext:value-type="string">
            <text:p>Marinushof</text:p>
          </table:table-cell>
          <table:table-cell office:value-type="float" office:value="30.726616" calcext:value-type="float">
            <text:p>30.7266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’Anna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18ann9hyf6pcczg7z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to Ros'Anna</text:p>
          </table:table-cell>
          <table:table-cell office:value-type="string" calcext:value-type="string">
            <text:p>Tenuta di Fra'</text:p>
          </table:table-cell>
          <table:table-cell office:value-type="float" office:value="44.918137" calcext:value-type="float">
            <text:p>44.91813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’Anna Tenuta di F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18ann9hyf6pcczg7za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ato Ros'Anna</text:p>
          </table:table-cell>
          <table:table-cell office:value-type="string" calcext:value-type="string">
            <text:p>Tenuta di Fra'</text:p>
          </table:table-cell>
          <table:table-cell office:value-type="float" office:value="44.918137" calcext:value-type="float">
            <text:p>44.91813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hitestone Ros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20g6dzt0cmadyjzrq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itestone Sauvignon Blanc</text:p>
          </table:table-cell>
          <table:table-cell office:value-type="string" calcext:value-type="string">
            <text:p>Capelands</text:p>
          </table:table-cell>
          <table:table-cell office:value-type="float" office:value="41.75312" calcext:value-type="float">
            <text:p>41.7531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Whitestone Ros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v20g6dzt0cmadyjzrq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hitestone Sauvignon Blanc</text:p>
          </table:table-cell>
          <table:table-cell office:value-type="string" calcext:value-type="string">
            <text:p>Capelands</text:p>
          </table:table-cell>
          <table:table-cell office:value-type="float" office:value="41.75312" calcext:value-type="float">
            <text:p>41.7531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ernatsch „La Maiena“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550" calcext:value-type="float">
            <text:p>3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qv62ngwhn5zcqtt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ernatsch Graf von Meran Schickenburg</text:p>
          </table:table-cell>
          <table:table-cell office:value-type="string" calcext:value-type="string">
            <text:p>Kellerei Meran</text:p>
          </table:table-cell>
          <table:table-cell office:value-type="float" office:value="45.513535" calcext:value-type="float">
            <text:p>45.5135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aner*in Vernatsch Popp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hg5zd56qztrj5jjq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aner</text:p>
          </table:table-cell>
          <table:table-cell office:value-type="string" calcext:value-type="string">
            <text:p>Popphof</text:p>
          </table:table-cell>
          <table:table-cell office:value-type="float" office:value="38.372658" calcext:value-type="float">
            <text:p>38.37265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t. Magdalena Huck am Bach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4050" calcext:value-type="float">
            <text:p>4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wbg42htkesv22mq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 Classico Huck am Ba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1.868137" calcext:value-type="float">
            <text:p>51.8681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alterer See Ausl.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avqcdwjssnx9927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Quintessenz Sauvignon</text:p>
          </table:table-cell>
          <table:table-cell office:value-type="string" calcext:value-type="string">
            <text:p>Kellerei Kaltern</text:p>
          </table:table-cell>
          <table:table-cell office:value-type="float" office:value="42.115524" calcext:value-type="float">
            <text:p>42.1155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Aditus 1644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b9c0xgj5r6sk2ctsj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ditus 1644 Lagrein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54.034195" calcext:value-type="float">
            <text:p>54.0341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Abtei Abtei Mu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2th1xbg6r8ymdybws58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Abtei Sommer Riesling</text:p>
          </table:table-cell>
          <table:table-cell office:value-type="string" calcext:value-type="string">
            <text:p>Abtei St Hildegard</text:p>
          </table:table-cell>
          <table:table-cell office:value-type="float" office:value="56.790787" calcext:value-type="float">
            <text:p>56.79078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Porphyr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38gj86tet5g3ad2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orphyr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5.942604" calcext:value-type="float">
            <text:p>55.94260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Frauenhüge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jjntsw15kpxxfnfp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hügel</text:p>
          </table:table-cell>
          <table:table-cell office:value-type="string" calcext:value-type="string">
            <text:p>Cantina Kurtatsch</text:p>
          </table:table-cell>
          <table:table-cell office:value-type="float" office:value="44.907368" calcext:value-type="float">
            <text:p>44.9073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Prestige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050" calcext:value-type="float">
            <text:p>60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v49szy8rgmwyak0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Prestige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39.998413" calcext:value-type="float">
            <text:p>39.99841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Gries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v0qjxd6szhh34m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Grie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514503" calcext:value-type="float">
            <text:p>35.5145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Grafleiten Obermos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36bq29cm9ea22qpf0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fenleiten Lagrein Riserva</text:p>
          </table:table-cell>
          <table:table-cell office:value-type="string" calcext:value-type="string">
            <text:p>Obermoser</text:p>
          </table:table-cell>
          <table:table-cell office:value-type="float" office:value="50.9891" calcext:value-type="float">
            <text:p>50.9891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Ris. Kristan Egger Ram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6men04enq6dx45kvw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ristan Lagrein Gries</text:p>
          </table:table-cell>
          <table:table-cell office:value-type="string" calcext:value-type="string">
            <text:p>Egger-Ramer</text:p>
          </table:table-cell>
          <table:table-cell office:value-type="float" office:value="55.808243" calcext:value-type="float">
            <text:p>55.80824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Taber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5.948647" calcext:value-type="float">
            <text:p>45.9486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marein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n5agsqx1htnk7swsa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Lamarein</text:p>
          </table:table-cell>
          <table:table-cell office:value-type="string" calcext:value-type="string">
            <text:p>Erbhof Unterganzner</text:p>
          </table:table-cell>
          <table:table-cell office:value-type="float" office:value="36.82206" calcext:value-type="float">
            <text:p>36.822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Steinraffler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z8drpdxm807pj2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Vigna Steinraffler</text:p>
          </table:table-cell>
          <table:table-cell office:value-type="string" calcext:value-type="string">
            <text:p>J. Hofstätter</text:p>
          </table:table-cell>
          <table:table-cell office:value-type="float" office:value="49.683064" calcext:value-type="float">
            <text:p>49.6830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oblinus Ansitz Wald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sew8qyvfm75tsw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oblinus De Waldgries</text:p>
          </table:table-cell>
          <table:table-cell office:value-type="string" calcext:value-type="string">
            <text:p>Ansitz Waldgries</text:p>
          </table:table-cell>
          <table:table-cell office:value-type="float" office:value="73.26074" calcext:value-type="float">
            <text:p>73.2607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Klosteranger Muri Grie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3j1t0fkgezz7faz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Weingarten Klosteranger</text:p>
          </table:table-cell>
          <table:table-cell office:value-type="string" calcext:value-type="string">
            <text:p>Muri-Gries</text:p>
          </table:table-cell>
          <table:table-cell office:value-type="float" office:value="58.802208" calcext:value-type="float">
            <text:p>58.80220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Carano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50" calcext:value-type="float">
            <text:p>6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5.415966" calcext:value-type="float">
            <text:p>45.4159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Carano Baron di Pau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50" calcext:value-type="float">
            <text:p>8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f70pfbqndcy23gz0r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Carano</text:p>
          </table:table-cell>
          <table:table-cell office:value-type="string" calcext:value-type="string">
            <text:p>Baron Di Pauli</text:p>
          </table:table-cell>
          <table:table-cell office:value-type="float" office:value="45.415966" calcext:value-type="float">
            <text:p>45.41596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Riserva Istric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73893" calcext:value-type="float">
            <text:p>51.738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istar Cabernet Franc Riser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e1yqgxavtr8dyp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Amistar Tradition</text:p>
          </table:table-cell>
          <table:table-cell office:value-type="string" calcext:value-type="string">
            <text:p>Peter Sölva</text:p>
          </table:table-cell>
          <table:table-cell office:value-type="float" office:value="32.804382" calcext:value-type="float">
            <text:p>32.80438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Sauvignon Ris. Staffes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5n3awrjrrdqz2wtqtd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taffes Cabernet</text:p>
          </table:table-cell>
          <table:table-cell office:value-type="string" calcext:value-type="string">
            <text:p>Kornell</text:p>
          </table:table-cell>
          <table:table-cell office:value-type="float" office:value="40.59748" calcext:value-type="float">
            <text:p>40.5974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Ris. Ringber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ym74vn1d8f6a00e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Castel Ringberg</text:p>
          </table:table-cell>
          <table:table-cell office:value-type="string" calcext:value-type="string">
            <text:p>Elena Walch</text:p>
          </table:table-cell>
          <table:table-cell office:value-type="float" office:value="49.514874" calcext:value-type="float">
            <text:p>49.51487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Riserva Kirchhüge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mj3ae03131n9q396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Kirchhügel</text:p>
          </table:table-cell>
          <table:table-cell office:value-type="string" calcext:value-type="string">
            <text:p>Cantina Kurtatsch</text:p>
          </table:table-cell>
          <table:table-cell office:value-type="float" office:value="39.871407" calcext:value-type="float">
            <text:p>39.8714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Riserva Kirchhüge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mj3ae03131n9q396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Kirchhügel</text:p>
          </table:table-cell>
          <table:table-cell office:value-type="string" calcext:value-type="string">
            <text:p>Cantina Kurtatsch</text:p>
          </table:table-cell>
          <table:table-cell office:value-type="float" office:value="39.871407" calcext:value-type="float">
            <text:p>39.87140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auvignon 213/1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ky24hr0hnm9m3nx0q9k93g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213</text:p>
          </table:table-cell>
          <table:table-cell office:value-type="string" calcext:value-type="string">
            <text:p>Peter Dipoli</text:p>
          </table:table-cell>
          <table:table-cell office:value-type="float" office:value="51.602722" calcext:value-type="float">
            <text:p>51.60272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Franc Nicolussi Leck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ppb5sxb65f39ntdv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Riserva</text:p>
          </table:table-cell>
          <table:table-cell office:value-type="string" calcext:value-type="string">
            <text:p>Tenuta Nicolussi Leck</text:p>
          </table:table-cell>
          <table:table-cell office:value-type="float" office:value="41.440784" calcext:value-type="float">
            <text:p>41.4407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. Ris.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2.353035" calcext:value-type="float">
            <text:p>42.3530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. Ris. Quintessenz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2.353035" calcext:value-type="float">
            <text:p>42.3530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Cor Römigberg Alois Lagede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50" calcext:value-type="float">
            <text:p>9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e8mfk2wp94pty52a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ömigberg COR Bio</text:p>
          </table:table-cell>
          <table:table-cell office:value-type="string" calcext:value-type="string">
            <text:p>Alois Lageder</text:p>
          </table:table-cell>
          <table:table-cell office:value-type="float" office:value="56.970455" calcext:value-type="float">
            <text:p>56.9704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Riserva Mumelter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350" calcext:value-type="float">
            <text:p>6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jxv0saw84ah1f6j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 Mumelt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2.321686" calcext:value-type="float">
            <text:p>42.3216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Riserva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9tybvrzv5g9x08zd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Riserva</text:p>
          </table:table-cell>
          <table:table-cell office:value-type="string" calcext:value-type="string">
            <text:p>Erbhof Unterganzner</text:p>
          </table:table-cell>
          <table:table-cell office:value-type="float" office:value="29.514366" calcext:value-type="float">
            <text:p>29.5143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auvignon Ris. Pfarrhof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ev42gdt04614dpwthzqn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Pfarrhof</text:p>
          </table:table-cell>
          <table:table-cell office:value-type="string" calcext:value-type="string">
            <text:p>Kellerei Kaltern</text:p>
          </table:table-cell>
          <table:table-cell office:value-type="float" office:value="48.296207" calcext:value-type="float">
            <text:p>48.29620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Riserva Freienfeld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6.34105" calcext:value-type="float">
            <text:p>36.341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Riserva Freienfeld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6.34105" calcext:value-type="float">
            <text:p>36.3410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Siebeneich Kellerei Terl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y4nmgm36x8hcwy1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7.58042" calcext:value-type="float">
            <text:p>57.5804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rlot Brenntal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3g64rzcatxnbg9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Brenntal</text:p>
          </table:table-cell>
          <table:table-cell office:value-type="string" calcext:value-type="string">
            <text:p>Cantina Kurtatsch</text:p>
          </table:table-cell>
          <table:table-cell office:value-type="float" office:value="34.972702" calcext:value-type="float">
            <text:p>34.9727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. Siebeneich Kellerei Boz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50" calcext:value-type="float">
            <text:p>6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pg4py5d7tbkjynb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0.03794" calcext:value-type="float">
            <text:p>40.037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rlot Nussleiten Castel Salegg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60741s5xf8a7g1yv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Nussleiten</text:p>
          </table:table-cell>
          <table:table-cell office:value-type="string" calcext:value-type="string">
            <text:p>Castel Sallegg</text:p>
          </table:table-cell>
          <table:table-cell office:value-type="float" office:value="49.4785" calcext:value-type="float">
            <text:p>49.478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Vigna Kressfeld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ezez7xbwrgwrh61zpa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Kressfeld</text:p>
          </table:table-cell>
          <table:table-cell office:value-type="string" calcext:value-type="string">
            <text:p>Kornell</text:p>
          </table:table-cell>
          <table:table-cell office:value-type="float" office:value="44.0381" calcext:value-type="float">
            <text:p>44.038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Kornell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qmmf2tym10974h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Merlot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377903" calcext:value-type="float">
            <text:p>35.3779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4" calcext:value-type="float">
            <text:p>2024</text:p>
          </table:table-cell>
          <table:table-cell office:value-type="float" office:value="4100" calcext:value-type="float">
            <text:p>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z70q0cee119fnqaxw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</text:p>
          </table:table-cell>
          <table:table-cell office:value-type="string" calcext:value-type="string">
            <text:p>Ploder Rosenberg</text:p>
          </table:table-cell>
          <table:table-cell office:value-type="float" office:value="24.569654" calcext:value-type="float">
            <text:p>24.5696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96b1vzp88mz9mxns8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Haas Rot Trocken</text:p>
          </table:table-cell>
          <table:table-cell office:value-type="string" calcext:value-type="string">
            <text:p>Johannes Haas</text:p>
          </table:table-cell>
          <table:table-cell office:value-type="float" office:value="24.637642" calcext:value-type="float">
            <text:p>24.63764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Amantus Weingut Eich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gp9963tk23ecr5b9y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Amantus</text:p>
          </table:table-cell>
          <table:table-cell office:value-type="string" calcext:value-type="string">
            <text:p>Eichenstein</text:p>
          </table:table-cell>
          <table:table-cell office:value-type="float" office:value="46.903618" calcext:value-type="float">
            <text:p>46.9036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Ris. Ludwig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27736" calcext:value-type="float">
            <text:p>48.277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Marinus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vpc59sh6pfcefah72b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Hoch Grauburgunder</text:p>
          </table:table-cell>
          <table:table-cell office:value-type="string" calcext:value-type="string">
            <text:p>Martinushof Thilo Acker</text:p>
          </table:table-cell>
          <table:table-cell office:value-type="float" office:value="22.181847" calcext:value-type="float">
            <text:p>22.1818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Schweizer Franz Haa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59e7zwy0sv4x9rnx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Schweizer</text:p>
          </table:table-cell>
          <table:table-cell office:value-type="string" calcext:value-type="string">
            <text:p>Franz Haas</text:p>
          </table:table-cell>
          <table:table-cell office:value-type="float" office:value="40.53453" calcext:value-type="float">
            <text:p>40.5345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iserva Saltner Kellerei Kalter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z77serjjy0qk8rh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Saltner</text:p>
          </table:table-cell>
          <table:table-cell office:value-type="string" calcext:value-type="string">
            <text:p>Kellerei Kaltern</text:p>
          </table:table-cell>
          <table:table-cell office:value-type="float" office:value="43.279156" calcext:value-type="float">
            <text:p>43.27915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Ris. St. Valentin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550" calcext:value-type="float">
            <text:p>6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mxhwhz401xnh1zajf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t. Magdalener</text:p>
          </table:table-cell>
          <table:table-cell office:value-type="string" calcext:value-type="string">
            <text:p>St. Michael-Eppan</text:p>
          </table:table-cell>
          <table:table-cell office:value-type="float" office:value="56.837345" calcext:value-type="float">
            <text:p>56.8373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Mason di Mason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5.38554" calcext:value-type="float">
            <text:p>45.385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Jura Nals -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250" calcext:value-type="float">
            <text:p>52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z7npg54r64bbttk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agred</text:p>
          </table:table-cell>
          <table:table-cell office:value-type="string" calcext:value-type="string">
            <text:p>Nals Margreid</text:p>
          </table:table-cell>
          <table:table-cell office:value-type="float" office:value="49.731403" calcext:value-type="float">
            <text:p>49.7314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Luma Rome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cxfzakjvm780nqhnnemj5w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Luma</text:p>
          </table:table-cell>
          <table:table-cell office:value-type="string" calcext:value-type="string">
            <text:p>Weingut Romen</text:p>
          </table:table-cell>
          <table:table-cell office:value-type="float" office:value="23.925964" calcext:value-type="float">
            <text:p>23.9259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iserva Lafóa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3z5w90zkenw3ygp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Lafò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2.039764" calcext:value-type="float">
            <text:p>32.03976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Ris. Exclusiv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wz70q0cee119fnqaxw3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uburgunder</text:p>
          </table:table-cell>
          <table:table-cell office:value-type="string" calcext:value-type="string">
            <text:p>Ploder Rosenberg</text:p>
          </table:table-cell>
          <table:table-cell office:value-type="float" office:value="24.569654" calcext:value-type="float">
            <text:p>24.56965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Ris. Exclusiv LIM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28.570412" calcext:value-type="float">
            <text:p>28.57041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Ris. Exclusiv LIM Plo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28.570412" calcext:value-type="float">
            <text:p>28.57041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The Wine Collection St. Michael Epp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6900" calcext:value-type="float">
            <text:p>1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y8m07vmxvd2pz47w2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The Wine Collection Riesling</text:p>
          </table:table-cell>
          <table:table-cell office:value-type="string" calcext:value-type="string">
            <text:p>St. Michael-Eppan</text:p>
          </table:table-cell>
          <table:table-cell office:value-type="float" office:value="49.67978" calcext:value-type="float">
            <text:p>49.679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Aton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rbg23ev9fdyw7a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Riserva Aton</text:p>
          </table:table-cell>
          <table:table-cell office:value-type="string" calcext:value-type="string">
            <text:p>Elena Walch</text:p>
          </table:table-cell>
          <table:table-cell office:value-type="float" office:value="46.89068" calcext:value-type="float">
            <text:p>46.890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iserva Zeno Kellerei Mer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4xq13x0rp8k2h2zt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uburgunder Riserva Zeno</text:p>
          </table:table-cell>
          <table:table-cell office:value-type="string" calcext:value-type="string">
            <text:p>Kellerei Meran</text:p>
          </table:table-cell>
          <table:table-cell office:value-type="float" office:value="48.447853" calcext:value-type="float">
            <text:p>48.44785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is. Burgum N. Castelfed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850" calcext:value-type="float">
            <text:p>5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wg326pjr7eptg3ks2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Burgum Novum</text:p>
          </table:table-cell>
          <table:table-cell office:value-type="string" calcext:value-type="string">
            <text:p>Castelfeder</text:p>
          </table:table-cell>
          <table:table-cell office:value-type="float" office:value="32.913864" calcext:value-type="float">
            <text:p>32.91386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iserva Matan Pfitsch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8d7getsnyf8992dz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Riserva Matan</text:p>
          </table:table-cell>
          <table:table-cell office:value-type="string" calcext:value-type="string">
            <text:p>Pfitscher</text:p>
          </table:table-cell>
          <table:table-cell office:value-type="float" office:value="40.498222" calcext:value-type="float">
            <text:p>40.49822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Lehmont Riserva St. Paul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kjnpsqvmgxtt70zpv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hmont</text:p>
          </table:table-cell>
          <table:table-cell office:value-type="string" calcext:value-type="string">
            <text:p>Kellerei St. Pauls</text:p>
          </table:table-cell>
          <table:table-cell office:value-type="float" office:value="32.875298" calcext:value-type="float">
            <text:p>32.8752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San Urbano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40.204475" calcext:value-type="float">
            <text:p>40.2044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San Urbano J. Hofstätt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0700" calcext:value-type="float">
            <text:p>10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40.204475" calcext:value-type="float">
            <text:p>40.2044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l Conte Manincor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2.83074" calcext:value-type="float">
            <text:p>42.8307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Zeder Weinberg Dolomiten Kornel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519628b930zb0hnjk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Zeder</text:p>
          </table:table-cell>
          <table:table-cell office:value-type="string" calcext:value-type="string">
            <text:p>Kornell</text:p>
          </table:table-cell>
          <table:table-cell office:value-type="float" office:value="39.724617" calcext:value-type="float">
            <text:p>39.72461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istar Rot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28.760067" calcext:value-type="float">
            <text:p>28.7600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istar Rot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28.760067" calcext:value-type="float">
            <text:p>28.7600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oma Merlot | Cabernet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500" calcext:value-type="float">
            <text:p>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h6shptadh6cg467k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oma</text:p>
          </table:table-cell>
          <table:table-cell office:value-type="string" calcext:value-type="string">
            <text:p>Cantina Kurtatsch</text:p>
          </table:table-cell>
          <table:table-cell office:value-type="float" office:value="32.619034" calcext:value-type="float">
            <text:p>32.61903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rmess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49.540363" calcext:value-type="float">
            <text:p>49.54036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rmesse Elena Wal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5k570jg5f3jdb51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e Cuvée Kermesse</text:p>
          </table:table-cell>
          <table:table-cell office:value-type="string" calcext:value-type="string">
            <text:p>Elena Walch</text:p>
          </table:table-cell>
          <table:table-cell office:value-type="float" office:value="49.540363" calcext:value-type="float">
            <text:p>49.54036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auenriegel Merlot | Cabernet Franc Peter Dip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we22sfkcnygkwks31h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auenriegel</text:p>
          </table:table-cell>
          <table:table-cell office:value-type="string" calcext:value-type="string">
            <text:p>Peter Dipoli</text:p>
          </table:table-cell>
          <table:table-cell office:value-type="float" office:value="55.592594" calcext:value-type="float">
            <text:p>55.592594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ccará Merlot | Cabernet Franc Weingut Eichenste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5150" calcext:value-type="float">
            <text:p>5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v8k3174b32dsg556z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ccara</text:p>
          </table:table-cell>
          <table:table-cell office:value-type="string" calcext:value-type="string">
            <text:p>Eichenstein</text:p>
          </table:table-cell>
          <table:table-cell office:value-type="float" office:value="40.70499" calcext:value-type="float">
            <text:p>40.7049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cus Walter Schull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cus Walter Schulli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nticus Riserva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1.32304" calcext:value-type="float">
            <text:p>51.3230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nticus Riserva Nals Margreid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z67nfwwb03pdvb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nticus Riserva Baron Salvadori</text:p>
          </table:table-cell>
          <table:table-cell office:value-type="string" calcext:value-type="string">
            <text:p>Nals Margreid</text:p>
          </table:table-cell>
          <table:table-cell office:value-type="float" office:value="51.32304" calcext:value-type="float">
            <text:p>51.323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istar Edizione Riser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32.488293" calcext:value-type="float">
            <text:p>32.48829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istar Edizione Riserva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32.488293" calcext:value-type="float">
            <text:p>32.48829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istar Private Reserve Sölva &amp; Söh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540z4ge4jxmsnsjf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Private Reserve</text:p>
          </table:table-cell>
          <table:table-cell office:value-type="string" calcext:value-type="string">
            <text:p>Peter Sölva</text:p>
          </table:table-cell>
          <table:table-cell office:value-type="float" office:value="37.05288" calcext:value-type="float">
            <text:p>37.0528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eldherr Cabernet S. | Cabernet F. | Carmenere Liesele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q5662fvs3cm5vax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eldherr Bio</text:p>
          </table:table-cell>
          <table:table-cell office:value-type="string" calcext:value-type="string">
            <text:p>Lieselehof</text:p>
          </table:table-cell>
          <table:table-cell office:value-type="float" office:value="44.078205" calcext:value-type="float">
            <text:p>44.0782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mposition Reif Unterganzn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950" calcext:value-type="float">
            <text:p>8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44.97731" calcext:value-type="float">
            <text:p>44.9773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141474" calcext:value-type="float">
            <text:p>27.1414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141474" calcext:value-type="float">
            <text:p>27.1414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res Kellerei Kurtats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5500" calcext:value-type="float">
            <text:p>2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0sxqtmdxtqmth8ch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bernet Riserva Tres</text:p>
          </table:table-cell>
          <table:table-cell office:value-type="string" calcext:value-type="string">
            <text:p>Cantina Kurtatsch</text:p>
          </table:table-cell>
          <table:table-cell office:value-type="float" office:value="27.141474" calcext:value-type="float">
            <text:p>27.1414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areblu Merlot | Cabernet Sauvignon Liv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550" calcext:value-type="float">
            <text:p>4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sdfevgab8g251fmfj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Marlborough Sauvignon Blanc</text:p>
          </table:table-cell>
          <table:table-cell office:value-type="string" calcext:value-type="string">
            <text:p>Sauvignon Republic</text:p>
          </table:table-cell>
          <table:table-cell office:value-type="float" office:value="28.56734" calcext:value-type="float">
            <text:p>28.5673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s Neris Merlot | Cabernet Sauvignon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82.95256" calcext:value-type="float">
            <text:p>82.952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is Neris Merlot | Cabernet Sauvignon Lis Ne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300" calcext:value-type="float">
            <text:p>5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9vsq65fv05vpe35t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is Neris Rosso</text:p>
          </table:table-cell>
          <table:table-cell office:value-type="string" calcext:value-type="string">
            <text:p>Lis Neris</text:p>
          </table:table-cell>
          <table:table-cell office:value-type="float" office:value="82.95256" calcext:value-type="float">
            <text:p>82.952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roldego Forad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00" calcext:value-type="float">
            <text:p>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cvp37mta9qdwkb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Foradori Bio</text:p>
          </table:table-cell>
          <table:table-cell office:value-type="string" calcext:value-type="string">
            <text:p>Foradori</text:p>
          </table:table-cell>
          <table:table-cell office:value-type="float" office:value="47.375694" calcext:value-type="float">
            <text:p>47.37569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Leonardo T. San Leonardo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Leonardo T. San Leonardo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eroldego Luigi Dorig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600" calcext:value-type="float">
            <text:p>5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pwwx9cqanefvqm2f1v3hw6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roldego Rotaliano Superiore Riserva Luigi</text:p>
          </table:table-cell>
          <table:table-cell office:value-type="string" calcext:value-type="string">
            <text:p>Dorigati</text:p>
          </table:table-cell>
          <table:table-cell office:value-type="float" office:value="41.982395" calcext:value-type="float">
            <text:p>41.9823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passo della Valpolicell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7nw5brcetzbewp7s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Sestante Valpolicella Ripasso</text:p>
          </table:table-cell>
          <table:table-cell office:value-type="string" calcext:value-type="string">
            <text:p>Tommasi</text:p>
          </table:table-cell>
          <table:table-cell office:value-type="float" office:value="34.91454" calcext:value-type="float">
            <text:p>34.9145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passo della Valpolicell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7nw5brcetzbewp7s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Sestante Valpolicella Ripasso</text:p>
          </table:table-cell>
          <table:table-cell office:value-type="string" calcext:value-type="string">
            <text:p>Tommasi</text:p>
          </table:table-cell>
          <table:table-cell office:value-type="float" office:value="34.91454" calcext:value-type="float">
            <text:p>34.9145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lpolicella Superiore De Buri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dm8ff6fp5j6azf3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alpo Valpolicella Classico Superiore</text:p>
          </table:table-cell>
          <table:table-cell office:value-type="string" calcext:value-type="string">
            <text:p>Antica Valpolicella</text:p>
          </table:table-cell>
          <table:table-cell office:value-type="float" office:value="29.646542" calcext:value-type="float">
            <text:p>29.6465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 Poia Corvina Allegr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2900" calcext:value-type="float">
            <text:p>1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k9nn59ds3pr5ma5e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Poja</text:p>
          </table:table-cell>
          <table:table-cell office:value-type="string" calcext:value-type="string">
            <text:p>Allegrini</text:p>
          </table:table-cell>
          <table:table-cell office:value-type="float" office:value="40.28727" calcext:value-type="float">
            <text:p>40.2872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arone Corvina | Rondinella | Molinara Allegr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f35drgdg7wae3513r1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iovanni Allegrini Recioto della Valpolicella Classico</text:p>
          </table:table-cell>
          <table:table-cell office:value-type="string" calcext:value-type="string">
            <text:p>Allegrini</text:p>
          </table:table-cell>
          <table:table-cell office:value-type="float" office:value="34.483635" calcext:value-type="float">
            <text:p>34.4836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Corvina | Rondinella | Molinar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Pietro dal Cero Cà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48.01798" calcext:value-type="float">
            <text:p>48.017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Pietro dal Cero Cà dei Fra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1700" calcext:value-type="float">
            <text:p>11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48.01798" calcext:value-type="float">
            <text:p>48.017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Ca Florian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n8rm42332zb481jtd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' Florian Grappa Amarone della Valpolicella</text:p>
          </table:table-cell>
          <table:table-cell office:value-type="string" calcext:value-type="string">
            <text:p>Tommasi</text:p>
          </table:table-cell>
          <table:table-cell office:value-type="float" office:value="41.755447" calcext:value-type="float">
            <text:p>41.7554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arone della Valpolicella Romano dal Fo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47500" calcext:value-type="float">
            <text:p>4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53.57476" calcext:value-type="float">
            <text:p>53.5747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arone della Valpolicella Romano dal Fo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8500" calcext:value-type="float">
            <text:p>4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53.57476" calcext:value-type="float">
            <text:p>53.5747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della Valpolicella Tom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45000" calcext:value-type="float">
            <text:p>4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39.795586" calcext:value-type="float">
            <text:p>39.79558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arone della Valpolicella Romano dal Fo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6" calcext:value-type="float">
            <text:p>2006</text:p>
          </table:table-cell>
          <table:table-cell office:value-type="float" office:value="49500" calcext:value-type="float">
            <text:p>4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32pawps1sxza35hp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Monte Lodoletta</text:p>
          </table:table-cell>
          <table:table-cell office:value-type="string" calcext:value-type="string">
            <text:p>Dal Forno Romano</text:p>
          </table:table-cell>
          <table:table-cell office:value-type="float" office:value="53.57476" calcext:value-type="float">
            <text:p>53.5747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arone Campolongo di Torbe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24900" calcext:value-type="float">
            <text:p>2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ypn3ac2a9w36spxgf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mpolongo di Torbe Recioto Amarone</text:p>
          </table:table-cell>
          <table:table-cell office:value-type="string" calcext:value-type="string">
            <text:p>Masi</text:p>
          </table:table-cell>
          <table:table-cell office:value-type="float" office:value="39.20789" calcext:value-type="float">
            <text:p>39.2078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Mazzano Ma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7" calcext:value-type="float">
            <text:p>1997</text:p>
          </table:table-cell>
          <table:table-cell office:value-type="float" office:value="24900" calcext:value-type="float">
            <text:p>2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0jnnanrjdss8n2rq2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Mazzano</text:p>
          </table:table-cell>
          <table:table-cell office:value-type="float" office:value="29.569963" calcext:value-type="float">
            <text:p>29.56996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rrubium Riserva del Bono Masseria le Fabrich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pyexz27vyxz0c9jcg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asserina</text:p>
          </table:table-cell>
          <table:table-cell office:value-type="string" calcext:value-type="string">
            <text:p>Tenuta la Riserva</text:p>
          </table:table-cell>
          <table:table-cell office:value-type="float" office:value="23.420748" calcext:value-type="float">
            <text:p>23.42074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gramaro Jo IGT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bgarrg0k1c68vct6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Jo</text:p>
          </table:table-cell>
          <table:table-cell office:value-type="string" calcext:value-type="string">
            <text:p>Gianfranco Fino</text:p>
          </table:table-cell>
          <table:table-cell office:value-type="float" office:value="51.383186" calcext:value-type="float">
            <text:p>51.3831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rimitivo Es Red Gianfranco 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cca di Lupo Aglianico Tormaresca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300" calcext:value-type="float">
            <text:p>7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dc9m7pj72qc1jwkh7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i Bocca di Lupo</text:p>
          </table:table-cell>
          <table:table-cell office:value-type="string" calcext:value-type="string">
            <text:p>Tormaresca</text:p>
          </table:table-cell>
          <table:table-cell office:value-type="float" office:value="46.15745" calcext:value-type="float">
            <text:p>46.1574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occa di Lupo Aglianico Tormaresca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600" calcext:value-type="float">
            <text:p>7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dc9m7pj72qc1jwkh7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Fiano di Bocca di Lupo</text:p>
          </table:table-cell>
          <table:table-cell office:value-type="string" calcext:value-type="string">
            <text:p>Tormaresca</text:p>
          </table:table-cell>
          <table:table-cell office:value-type="float" office:value="46.15745" calcext:value-type="float">
            <text:p>46.1574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tarpanaro Negroamaro Salento Cosimo Taur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cc9x9626eacvtwq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groamaro Notarpanaro</text:p>
          </table:table-cell>
          <table:table-cell office:value-type="string" calcext:value-type="string">
            <text:p>Taurino</text:p>
          </table:table-cell>
          <table:table-cell office:value-type="float" office:value="50.19671" calcext:value-type="float">
            <text:p>50.19671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Sauvignon Tasca d’Almeri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5750" calcext:value-type="float">
            <text:p>57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xdbmx8ed9dbvznpcgd2ap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merita Brut</text:p>
          </table:table-cell>
          <table:table-cell office:value-type="string" calcext:value-type="string">
            <text:p>Tasca d’Almerita</text:p>
          </table:table-cell>
          <table:table-cell office:value-type="float" office:value="48.9406" calcext:value-type="float">
            <text:p>48.940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Duca Enrico Duca di Salaparu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56pjrr7e8qtty7322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uca Di Salaparuta Colomba Platino Insolia</text:p>
          </table:table-cell>
          <table:table-cell office:value-type="string" calcext:value-type="string">
            <text:p>Duca di Salaparuta</text:p>
          </table:table-cell>
          <table:table-cell office:value-type="float" office:value="70.21737" calcext:value-type="float">
            <text:p>70.217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uarnaccio Perricone Tasca d’Almeri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vyb53b2c435cq4xg5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rnaccio Perricone</text:p>
          </table:table-cell>
          <table:table-cell office:value-type="string" calcext:value-type="string">
            <text:p>Tasca D'Almerita - Tenuta Regaleali</text:p>
          </table:table-cell>
          <table:table-cell office:value-type="float" office:value="54.54192" calcext:value-type="float">
            <text:p>54.541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lari Faro Rosso Pala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afk4nw0p6arrgaes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lari</text:p>
          </table:table-cell>
          <table:table-cell office:value-type="float" office:value="67.14583" calcext:value-type="float">
            <text:p>67.14583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nsella Nizza Riserva Barbera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50" calcext:value-type="float">
            <text:p>5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q3wjjx3ccdrn11k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Nizza Riserva Costamiòle</text:p>
          </table:table-cell>
          <table:table-cell office:value-type="string" calcext:value-type="string">
            <text:p>Prunotto</text:p>
          </table:table-cell>
          <table:table-cell office:value-type="float" office:value="41.49449" calcext:value-type="float">
            <text:p>41.4944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icco dell’ Uccellone Barbera Brai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fg3b1k5234ctc1wwg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Bricco dell'Uccellone Grappa</text:p>
          </table:table-cell>
          <table:table-cell office:value-type="string" calcext:value-type="string">
            <text:p>Braida</text:p>
          </table:table-cell>
          <table:table-cell office:value-type="float" office:value="46.89156" calcext:value-type="float">
            <text:p>46.891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era d’Alba Vignota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fm61ccmphkhmpqff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lba Vignota</text:p>
          </table:table-cell>
          <table:table-cell office:value-type="string" calcext:value-type="string">
            <text:p>Conterno Fantino</text:p>
          </table:table-cell>
          <table:table-cell office:value-type="float" office:value="60.2841" calcext:value-type="float">
            <text:p>60.28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era d’Asti Montebruna Braid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ecvskr4debpczwv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Montebruna</text:p>
          </table:table-cell>
          <table:table-cell office:value-type="string" calcext:value-type="string">
            <text:p>Braida</text:p>
          </table:table-cell>
          <table:table-cell office:value-type="float" office:value="50.073395" calcext:value-type="float">
            <text:p>50.07339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bbiolo Classico Pio Ces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300" calcext:value-type="float">
            <text:p>4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92cb0p4xp1q8hnt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</text:p>
          </table:table-cell>
          <table:table-cell office:value-type="string" calcext:value-type="string">
            <text:p>Pio Cesare</text:p>
          </table:table-cell>
          <table:table-cell office:value-type="float" office:value="42.772484" calcext:value-type="float">
            <text:p>42.7724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ebbiolo d’Alba Cere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450" calcext:value-type="float">
            <text:p>4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exyptq0a9a0rp9j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ebbiolo d'Alba</text:p>
          </table:table-cell>
          <table:table-cell office:value-type="string" calcext:value-type="string">
            <text:p>Ceretto</text:p>
          </table:table-cell>
          <table:table-cell office:value-type="float" office:value="41.28204" calcext:value-type="float">
            <text:p>41.282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Prunotto Nebbiolo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qx44vzvpktjty4p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</text:p>
          </table:table-cell>
          <table:table-cell office:value-type="string" calcext:value-type="string">
            <text:p>Prunotto</text:p>
          </table:table-cell>
          <table:table-cell office:value-type="float" office:value="61.164383" calcext:value-type="float">
            <text:p>61.1643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is. Montestefan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99zh5abyetfdb1es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ontestefano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50594" calcext:value-type="float">
            <text:p>68.5059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is. Montefico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a5jtzpd42wcb1nj6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ontefico</text:p>
          </table:table-cell>
          <table:table-cell office:value-type="string" calcext:value-type="string">
            <text:p>Produttori del Barbaresco</text:p>
          </table:table-cell>
          <table:table-cell office:value-type="float" office:value="64.77947" calcext:value-type="float">
            <text:p>64.7794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is. Muncagota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9kdbgeag83nfdbh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uncagota</text:p>
          </table:table-cell>
          <table:table-cell office:value-type="string" calcext:value-type="string">
            <text:p>Produttori del Barbaresco</text:p>
          </table:table-cell>
          <table:table-cell office:value-type="float" office:value="70.80368" calcext:value-type="float">
            <text:p>70.8036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is. Rabaja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fpqfq5ecnb6fte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01691" calcext:value-type="float">
            <text:p>68.0169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is. Pora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dbyf6q5dty1pc9s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Pora</text:p>
          </table:table-cell>
          <table:table-cell office:value-type="string" calcext:value-type="string">
            <text:p>Produttori del Barbaresco</text:p>
          </table:table-cell>
          <table:table-cell office:value-type="float" office:value="62.68081" calcext:value-type="float">
            <text:p>62.6808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is. Ovello Nebbiol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97f2edej1m3dgmj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Ovello</text:p>
          </table:table-cell>
          <table:table-cell office:value-type="string" calcext:value-type="string">
            <text:p>Produttori del Barbaresco</text:p>
          </table:table-cell>
          <table:table-cell office:value-type="float" office:value="64.4848" calcext:value-type="float">
            <text:p>64.48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is. Don Fiorino Prod. del Barbare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8bk3gfkxyng43jj49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Don Fiorino</text:p>
          </table:table-cell>
          <table:table-cell office:value-type="string" calcext:value-type="string">
            <text:p>Produttori del Barbaresco</text:p>
          </table:table-cell>
          <table:table-cell office:value-type="float" office:value="71.24025" calcext:value-type="float">
            <text:p>71.2402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Nubiola Nebbiolo Pelisse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t9xkkhhggere8pe7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Nubiola</text:p>
          </table:table-cell>
          <table:table-cell office:value-type="string" calcext:value-type="string">
            <text:p>Pelissero</text:p>
          </table:table-cell>
          <table:table-cell office:value-type="float" office:value="45.23694" calcext:value-type="float">
            <text:p>45.2369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Vanotu Nebbiolo Pelisse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trdje9dthhee31az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anotu</text:p>
          </table:table-cell>
          <table:table-cell office:value-type="string" calcext:value-type="string">
            <text:p>Pelissero</text:p>
          </table:table-cell>
          <table:table-cell office:value-type="float" office:value="46.909267" calcext:value-type="float">
            <text:p>46.9092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Classico Nebbiolo Pio Ces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9gnn8fv71bs04f1d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Pio Cesare</text:p>
          </table:table-cell>
          <table:table-cell office:value-type="float" office:value="43.12721" calcext:value-type="float">
            <text:p>43.127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Ornato Nebbiolo Pio Ces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96g16anb9vmm2j4y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Ornato</text:p>
          </table:table-cell>
          <table:table-cell office:value-type="string" calcext:value-type="string">
            <text:p>Pio Cesare</text:p>
          </table:table-cell>
          <table:table-cell office:value-type="float" office:value="53.313225" calcext:value-type="float">
            <text:p>53.31322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Nebbiolo Bruno Giacos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1000" calcext:value-type="float">
            <text:p>2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3tsvckfc82dvphp0w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</text:p>
          </table:table-cell>
          <table:table-cell office:value-type="string" calcext:value-type="string">
            <text:p>Bruno Giacosa</text:p>
          </table:table-cell>
          <table:table-cell office:value-type="float" office:value="41.790188" calcext:value-type="float">
            <text:p>41.79018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Le Vigne Nebbiolo Sandrone Luci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dneb67mx04k6zhqe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Le Vigne</text:p>
          </table:table-cell>
          <table:table-cell office:value-type="string" calcext:value-type="string">
            <text:p>Sandrone Luciano</text:p>
          </table:table-cell>
          <table:table-cell office:value-type="float" office:value="55.51144" calcext:value-type="float">
            <text:p>55.511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Castiglione Nebbiolo Viet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rmtqah8vf04j2j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 office:value-type="float" office:value="45.488342" calcext:value-type="float">
            <text:p>45.48834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Ginestra C. Maté Nebbiolo Elio Gra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e6hecmax2xajjj9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asa Maté</text:p>
          </table:table-cell>
          <table:table-cell office:value-type="string" calcext:value-type="string">
            <text:p>Elio Grasso</text:p>
          </table:table-cell>
          <table:table-cell office:value-type="float" office:value="57.309654" calcext:value-type="float">
            <text:p>57.3096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Ginestra C. Maté Nebbiolo Elio Gra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e6hecmax2xajjj92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Ginestra Casa Maté</text:p>
          </table:table-cell>
          <table:table-cell office:value-type="string" calcext:value-type="string">
            <text:p>Elio Grasso</text:p>
          </table:table-cell>
          <table:table-cell office:value-type="float" office:value="57.309654" calcext:value-type="float">
            <text:p>57.30965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Sori Ginestra Nebbiolo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2.879356" calcext:value-type="float">
            <text:p>62.87935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Sori Ginestra Nebbiolo Conterno Fant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1550" calcext:value-type="float">
            <text:p>11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2.879356" calcext:value-type="float">
            <text:p>62.87935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Prapó Nebbiolo Cere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ehmbxr0sw4wbs86b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Prapò</text:p>
          </table:table-cell>
          <table:table-cell office:value-type="string" calcext:value-type="string">
            <text:p>Ceretto</text:p>
          </table:table-cell>
          <table:table-cell office:value-type="float" office:value="45.887432" calcext:value-type="float">
            <text:p>45.8874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Brunate Nebbiolo Cere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eyea97wmmagbfda3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runate</text:p>
          </table:table-cell>
          <table:table-cell office:value-type="string" calcext:value-type="string">
            <text:p>Ceretto</text:p>
          </table:table-cell>
          <table:table-cell office:value-type="float" office:value="44.95472" calcext:value-type="float">
            <text:p>44.954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Bussia Nebbiolo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2.79957" calcext:value-type="float">
            <text:p>42.799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Bussia Nebbiolo Prunot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qrh9g1r2sfq35jvs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Bussia</text:p>
          </table:table-cell>
          <table:table-cell office:value-type="string" calcext:value-type="string">
            <text:p>Prunotto</text:p>
          </table:table-cell>
          <table:table-cell office:value-type="float" office:value="42.79957" calcext:value-type="float">
            <text:p>42.7995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mel Pater Blauburgunder Anselme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82wxd43xk0bq6am7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mel Pater</text:p>
          </table:table-cell>
          <table:table-cell office:value-type="string" calcext:value-type="string">
            <text:p>Anselmet</text:p>
          </table:table-cell>
          <table:table-cell office:value-type="float" office:value="51.59198" calcext:value-type="float">
            <text:p>51.591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ggio Del Filare Rosso Piceno Veleno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263hhknwfw03yry0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Piceno Superiore Roggio del Filare</text:p>
          </table:table-cell>
          <table:table-cell office:value-type="string" calcext:value-type="string">
            <text:p>Velenosi</text:p>
          </table:table-cell>
          <table:table-cell office:value-type="float" office:value="48.947334" calcext:value-type="float">
            <text:p>48.94733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ontepulciano Don Giovanni Tenuta di Fra’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100" calcext:value-type="float">
            <text:p>5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1kdvnnxjw0eg73gby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nna Frà</text:p>
          </table:table-cell>
          <table:table-cell office:value-type="string" calcext:value-type="string">
            <text:p>Tenuta di Fra'</text:p>
          </table:table-cell>
          <table:table-cell office:value-type="float" office:value="40.647446" calcext:value-type="float">
            <text:p>40.64744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Donna Fra’ Tenuta di Fra’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1kdvnnxjw0eg73gby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onna Frà</text:p>
          </table:table-cell>
          <table:table-cell office:value-type="string" calcext:value-type="string">
            <text:p>Tenuta di Fra'</text:p>
          </table:table-cell>
          <table:table-cell office:value-type="float" office:value="76.74074" calcext:value-type="float">
            <text:p>76.740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grantino di Montefalco Lungarot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gfe082stszxwmp2dg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grantino Passito di Montefalco</text:p>
          </table:table-cell>
          <table:table-cell office:value-type="string" calcext:value-type="string">
            <text:p>Lungarotti</text:p>
          </table:table-cell>
          <table:table-cell office:value-type="float" office:value="42.91562" calcext:value-type="float">
            <text:p>42.9156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ubesco Rosso Riserva Lungarot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e1hktgfn12ze7j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besco Rosso di Torgiano</text:p>
          </table:table-cell>
          <table:table-cell office:value-type="string" calcext:value-type="string">
            <text:p>Lungarotti</text:p>
          </table:table-cell>
          <table:table-cell office:value-type="float" office:value="39.03827" calcext:value-type="float">
            <text:p>39.038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ubesco Rosso Riserva Lungarot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e1hktgfn12ze7j9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ubesco Rosso di Torgiano</text:p>
          </table:table-cell>
          <table:table-cell office:value-type="string" calcext:value-type="string">
            <text:p>Lungarotti</text:p>
          </table:table-cell>
          <table:table-cell office:value-type="float" office:value="39.03827" calcext:value-type="float">
            <text:p>39.0382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nti Classico Sangioves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cmhk8z6y4gc6w8r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zzole Chianti Classico Riserva</text:p>
          </table:table-cell>
          <table:table-cell office:value-type="string" calcext:value-type="string">
            <text:p>Tenuta di Nozzole</text:p>
          </table:table-cell>
          <table:table-cell office:value-type="float" office:value="52.89381" calcext:value-type="float">
            <text:p>52.8938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nti Classico Gran Selezione Tenuta Tigna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47.55347" calcext:value-type="float">
            <text:p>47.553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nti Classico Riserva La Forra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cmhk8z6y4gc6w8r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zzole Chianti Classico Riserva</text:p>
          </table:table-cell>
          <table:table-cell office:value-type="string" calcext:value-type="string">
            <text:p>Tenuta di Nozzole</text:p>
          </table:table-cell>
          <table:table-cell office:value-type="float" office:value="55.990067" calcext:value-type="float">
            <text:p>55.99006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anti Classico Riserva Sangiovese Branc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800" calcext:value-type="float">
            <text:p>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05yywrwa21v7kdvvs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</text:p>
          </table:table-cell>
          <table:table-cell office:value-type="string" calcext:value-type="string">
            <text:p>Brancaia</text:p>
          </table:table-cell>
          <table:table-cell office:value-type="float" office:value="42.048775" calcext:value-type="float">
            <text:p>42.0487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anti Classico Sangiovese Fontod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50" calcext:value-type="float">
            <text:p>4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f0t49p6s4b6nvk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Fontodi</text:p>
          </table:table-cell>
          <table:table-cell office:value-type="float" office:value="46.30584" calcext:value-type="float">
            <text:p>46.3058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anti Classico Riserva Sangiovese Tenuta Casenuov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kh2p5h73eank5ymg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Riserva</text:p>
          </table:table-cell>
          <table:table-cell office:value-type="string" calcext:value-type="string">
            <text:p>Tenuta Casenuove</text:p>
          </table:table-cell>
          <table:table-cell office:value-type="float" office:value="47.988247" calcext:value-type="float">
            <text:p>47.98824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nti Classico Gran Selezion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850" calcext:value-type="float">
            <text:p>6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cmhk8z6y4gc6w8r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zzole Chianti Classico Riserva</text:p>
          </table:table-cell>
          <table:table-cell office:value-type="string" calcext:value-type="string">
            <text:p>Tenuta di Nozzole</text:p>
          </table:table-cell>
          <table:table-cell office:value-type="float" office:value="52.89381" calcext:value-type="float">
            <text:p>52.8938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no Nobile di Montepulciano La Braccesc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150" calcext:value-type="float">
            <text:p>4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jm1vq4qrt9p4689h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ntinori - La Braccesca</text:p>
          </table:table-cell>
          <table:table-cell office:value-type="float" office:value="44.652313" calcext:value-type="float">
            <text:p>44.65231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bile di Montep. Sangiovese Avignone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81zfn733zbm1gzc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34.37761" calcext:value-type="float">
            <text:p>34.3776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bile di Montep. Sangiovese Avignone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81zfn733zbm1gzc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</text:p>
          </table:table-cell>
          <table:table-cell office:value-type="string" calcext:value-type="string">
            <text:p>Avignonesi</text:p>
          </table:table-cell>
          <table:table-cell office:value-type="float" office:value="34.37761" calcext:value-type="float">
            <text:p>34.3776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bile di Montep. Asinone Polizia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7b05dgyw9ry5apy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ino Nobile di Montepulciano Asinone</text:p>
          </table:table-cell>
          <table:table-cell office:value-type="string" calcext:value-type="string">
            <text:p>Poliziano</text:p>
          </table:table-cell>
          <table:table-cell office:value-type="float" office:value="43.48948" calcext:value-type="float">
            <text:p>43.489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randi Annate Sangiovese | Cabernet S. Avignones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s1wy9td04da4avk05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ndi Annate Sangiovese</text:p>
          </table:table-cell>
          <table:table-cell office:value-type="string" calcext:value-type="string">
            <text:p>Avignonesi</text:p>
          </table:table-cell>
          <table:table-cell office:value-type="float" office:value="44.513992" calcext:value-type="float">
            <text:p>44.51399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di Montalcino Sangiovese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hrk94zbr0mszhd2e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5.96048" calcext:value-type="float">
            <text:p>45.9604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di Montalcino Sangiovese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4400" calcext:value-type="float">
            <text:p>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hrk94zbr0mszhd2e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5.96048" calcext:value-type="float">
            <text:p>45.9604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di Montalcino Sangiovese Lis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4650" calcext:value-type="float">
            <text:p>4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141ysjvmj4af4ea3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 di Montalcino</text:p>
          </table:table-cell>
          <table:table-cell office:value-type="string" calcext:value-type="string">
            <text:p>Lisini</text:p>
          </table:table-cell>
          <table:table-cell office:value-type="float" office:value="43.386276" calcext:value-type="float">
            <text:p>43.38627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osso di Montalcino La Caduta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950" calcext:value-type="float">
            <text:p>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x68frks2a96e0cfj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Caduta Rosso di Montalcino</text:p>
          </table:table-cell>
          <table:table-cell office:value-type="string" calcext:value-type="string">
            <text:p>Caparzo</text:p>
          </table:table-cell>
          <table:table-cell office:value-type="float" office:value="48.242397" calcext:value-type="float">
            <text:p>48.24239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nello di Montalcino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285446" calcext:value-type="float">
            <text:p>40.2854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Lis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j14kdd4qpprnfrt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Lisini</text:p>
          </table:table-cell>
          <table:table-cell office:value-type="float" office:value="46.06782" calcext:value-type="float">
            <text:p>46.0678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La Casa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pts0qc6257pa9w55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Vigna La Casa</text:p>
          </table:table-cell>
          <table:table-cell office:value-type="string" calcext:value-type="string">
            <text:p>Caparzo</text:p>
          </table:table-cell>
          <table:table-cell office:value-type="float" office:value="45.591255" calcext:value-type="float">
            <text:p>45.59125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mr6459rcm3p1vctq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8.642025" calcext:value-type="float">
            <text:p>48.6420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cino Riserva Tenuta la Fug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jjn16s5a06w1dmvx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Tenuta La Fuga</text:p>
          </table:table-cell>
          <table:table-cell office:value-type="float" office:value="49.079235" calcext:value-type="float">
            <text:p>49.0792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24q2k0cz3vf0pt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43.655678" calcext:value-type="float">
            <text:p>43.65567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.Montalcino Sangiovese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7550" calcext:value-type="float">
            <text:p>7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24q2k0cz3vf0pt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39.63341" calcext:value-type="float">
            <text:p>39.6334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Cost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41.10086" calcext:value-type="float">
            <text:p>41.100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.Montalcino Sangiovese Cost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1100" calcext:value-type="float">
            <text:p>11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37.078594" calcext:value-type="float">
            <text:p>37.0785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Castiglion del Bos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gdhtxd58ffrnwvv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stiglion del Bosco</text:p>
          </table:table-cell>
          <table:table-cell office:value-type="float" office:value="52.57624" calcext:value-type="float">
            <text:p>52.5762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nello di Montalcino Banf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285446" calcext:value-type="float">
            <text:p>40.28544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nello di Montalcino Sangiovese CastelGiocond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285446" calcext:value-type="float">
            <text:p>40.28544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Tale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b229xpmrxfw5vmnwb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alenti</text:p>
          </table:table-cell>
          <table:table-cell office:value-type="float" office:value="43.907677" calcext:value-type="float">
            <text:p>43.90767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nello di Montalcino Riserva Frescoba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13400" calcext:value-type="float">
            <text:p>13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sbxxjnfjcr42tjtp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Cantina di Montalcino</text:p>
          </table:table-cell>
          <table:table-cell office:value-type="float" office:value="41.34646" calcext:value-type="float">
            <text:p>41.3464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nello di Montalcino Sangiovese La Mag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285446" calcext:value-type="float">
            <text:p>40.28544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nello di Montalcino Sangiovese Poggio Anti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sdg0av57mdy2nsnx3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Riserva</text:p>
          </table:table-cell>
          <table:table-cell office:value-type="string" calcext:value-type="string">
            <text:p>Poggio Antico</text:p>
          </table:table-cell>
          <table:table-cell office:value-type="float" office:value="43.622505" calcext:value-type="float">
            <text:p>43.62250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runello di Montalcino Riserva Col d’Orcia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8" calcext:value-type="float">
            <text:p>2008</text:p>
          </table:table-cell>
          <table:table-cell office:value-type="float" office:value="10200" calcext:value-type="float">
            <text:p>1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yhpygp62g7w83va2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 Bio</text:p>
          </table:table-cell>
          <table:table-cell office:value-type="string" calcext:value-type="string">
            <text:p>Col d'Orcia</text:p>
          </table:table-cell>
          <table:table-cell office:value-type="float" office:value="53.17762" calcext:value-type="float">
            <text:p>53.1776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Biondi S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0" calcext:value-type="float">
            <text:p>1990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w8328ttr5b1njk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Biondi-Santi</text:p>
          </table:table-cell>
          <table:table-cell office:value-type="float" office:value="49.42385" calcext:value-type="float">
            <text:p>49.4238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oggio alle Nane Le Mortelle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e100hm9p1fy6z0k4q1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ggio Alle Nane</text:p>
          </table:table-cell>
          <table:table-cell office:value-type="string" calcext:value-type="string">
            <text:p>Le Mortelle</text:p>
          </table:table-cell>
          <table:table-cell office:value-type="float" office:value="50.858086" calcext:value-type="float">
            <text:p>50.85808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gnanello Sangiovese | Cabernet Sauvignon Tenuta Tigna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86.05624" calcext:value-type="float">
            <text:p>86.0562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ia al Vento Merlot | Cabernet Franc Campo al M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rnwby58tjjzh4a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Baia Al Vento</text:p>
          </table:table-cell>
          <table:table-cell office:value-type="string" calcext:value-type="string">
            <text:p>Tenuta Campo al Mare</text:p>
          </table:table-cell>
          <table:table-cell office:value-type="float" office:value="56.364777" calcext:value-type="float">
            <text:p>56.3647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reo il Borgo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y7s19x8j0f86yg17m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breo Il Borgo Grappa</text:p>
          </table:table-cell>
          <table:table-cell office:value-type="string" calcext:value-type="string">
            <text:p>Cabreo</text:p>
          </table:table-cell>
          <table:table-cell office:value-type="float" office:value="90.51835" calcext:value-type="float">
            <text:p>90.518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Serre Nuove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7.49801" calcext:value-type="float">
            <text:p>47.4980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elvante Cabernet Franc T. Campo al Mar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9500" calcext:value-type="float">
            <text:p>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rnwby58tjjzh4a5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olgheri Superiore Baia Al Vento</text:p>
          </table:table-cell>
          <table:table-cell office:value-type="string" calcext:value-type="string">
            <text:p>Tenuta Campo al Mare</text:p>
          </table:table-cell>
          <table:table-cell office:value-type="float" office:value="32.468998" calcext:value-type="float">
            <text:p>32.46899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reo Mytho Sangiovese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t25c2j9z499q7680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ytho</text:p>
          </table:table-cell>
          <table:table-cell office:value-type="string" calcext:value-type="string">
            <text:p>Cabreo</text:p>
          </table:table-cell>
          <table:table-cell office:value-type="float" office:value="78.37911" calcext:value-type="float">
            <text:p>78.3791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reo Mytho Sangiovese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rt25c2j9z499q7680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ytho</text:p>
          </table:table-cell>
          <table:table-cell office:value-type="string" calcext:value-type="string">
            <text:p>Cabreo</text:p>
          </table:table-cell>
          <table:table-cell office:value-type="float" office:value="78.37911" calcext:value-type="float">
            <text:p>78.379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ra IGT Toscana Rosso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66.99666" calcext:value-type="float">
            <text:p>66.9966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cente Merlot | Sangiovese Luce della Vi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400" calcext:value-type="float">
            <text:p>6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3.457466" calcext:value-type="float">
            <text:p>33.4574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cente Merlot | Sangiovese Luce della Vi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3.457466" calcext:value-type="float">
            <text:p>33.4574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 del Pazzo Sangiovese | Cabernet S. Tenuta Caparz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x43zvm7acvr7k58d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à Del Pazzo.</text:p>
          </table:table-cell>
          <table:table-cell office:value-type="string" calcext:value-type="string">
            <text:p>Caparzo</text:p>
          </table:table-cell>
          <table:table-cell office:value-type="float" office:value="48.74241" calcext:value-type="float">
            <text:p>48.7424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’Marcanda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p4p0rmdx7xagx634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marcanda</text:p>
          </table:table-cell>
          <table:table-cell office:value-type="string" calcext:value-type="string">
            <text:p>Gaja - Ca' Marcanda</text:p>
          </table:table-cell>
          <table:table-cell office:value-type="float" office:value="56.636253" calcext:value-type="float">
            <text:p>56.6362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gari Gaj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fx2vqed7gdpr855br5bm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asari</text:p>
          </table:table-cell>
          <table:table-cell office:value-type="float" office:value="35.242462" calcext:value-type="float">
            <text:p>35.24246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epparello Sangiovese Isole e Olen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950" calcext:value-type="float">
            <text:p>14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51.617474" calcext:value-type="float">
            <text:p>51.61747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laccianello Sangiovese Fontod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8jrhqhdsmryrgcar3vn9tx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laccianello della Pieve Bio</text:p>
          </table:table-cell>
          <table:table-cell office:value-type="string" calcext:value-type="string">
            <text:p>Fontodi</text:p>
          </table:table-cell>
          <table:table-cell office:value-type="float" office:value="46.927696" calcext:value-type="float">
            <text:p>46.9276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ce Merlot | Sangiovese Luce della Vi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54.43142" calcext:value-type="float">
            <text:p>54.43142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enuta di Trinoro Cabernet Franc | Merlot Tenuta di Trin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2000" calcext:value-type="float">
            <text:p>3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0nyzxbx1wjeqezkhzyek4ph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Tenuta di Trinoro</text:p>
          </table:table-cell>
          <table:table-cell office:value-type="float" office:value="117.020355" calcext:value-type="float">
            <text:p>117.02035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Palazzi Merlot Tenuta di Trin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2500" calcext:value-type="float">
            <text:p>3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0nyzxbx1wjeqezkhzyek4ph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Tenuta di Trinoro</text:p>
          </table:table-cell>
          <table:table-cell office:value-type="float" office:value="58.510178" calcext:value-type="float">
            <text:p>58.51017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tugo Merlot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990msrxftqf4mwh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Antinori</text:p>
          </table:table-cell>
          <table:table-cell office:value-type="string" calcext:value-type="string">
            <text:p>Antinori</text:p>
          </table:table-cell>
          <table:table-cell office:value-type="float" office:value="36.776836" calcext:value-type="float">
            <text:p>36.7768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ntugo Merlot Antinor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x990msrxftqf4mwhe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Antinori</text:p>
          </table:table-cell>
          <table:table-cell office:value-type="string" calcext:value-type="string">
            <text:p>Antinori</text:p>
          </table:table-cell>
          <table:table-cell office:value-type="float" office:value="36.776836" calcext:value-type="float">
            <text:p>36.7768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edicato a Walter Cabernet Franc Poggio al Teso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h54v8hf7ph1gh46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Dedicato a Walter Bolgheri Superiore</text:p>
          </table:table-cell>
          <table:table-cell office:value-type="string" calcext:value-type="string">
            <text:p>Poggio Al Tesoro</text:p>
          </table:table-cell>
          <table:table-cell office:value-type="float" office:value="51.118504" calcext:value-type="float">
            <text:p>51.11850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 Maione Merlot Frescoba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9600" calcext:value-type="float">
            <text:p>9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h42egc1drg4x85mf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Frescobaldi di Castiglioni</text:p>
          </table:table-cell>
          <table:table-cell office:value-type="string" calcext:value-type="string">
            <text:p>Frescobaldi</text:p>
          </table:table-cell>
          <table:table-cell office:value-type="float" office:value="34.980865" calcext:value-type="float">
            <text:p>34.98086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Quercegobbe Merlot Petr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450" calcext:value-type="float">
            <text:p>54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xfw3dd85tbvca53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ercegobbe Merlot (Querce Gobbe)</text:p>
          </table:table-cell>
          <table:table-cell office:value-type="string" calcext:value-type="string">
            <text:p>Petra</text:p>
          </table:table-cell>
          <table:table-cell office:value-type="float" office:value="36.50328" calcext:value-type="float">
            <text:p>36.5032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trovino Merlot | Cabernet Franc Dueman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2dzf22y4hpzrmq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Merlot e Cabernet Franc</text:p>
          </table:table-cell>
          <table:table-cell office:value-type="string" calcext:value-type="string">
            <text:p>Duemani</text:p>
          </table:table-cell>
          <table:table-cell office:value-type="float" office:value="51.16457" calcext:value-type="float">
            <text:p>51.1645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auda Cabernet Franc | Merlot | Colorino Ruffi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1850" calcext:value-type="float">
            <text:p>11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zek293qyy8m2904esf09j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àuda</text:p>
          </table:table-cell>
          <table:table-cell office:value-type="string" calcext:value-type="string">
            <text:p>Ruffino</text:p>
          </table:table-cell>
          <table:table-cell office:value-type="float" office:value="36.76439" calcext:value-type="float">
            <text:p>36.7643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emani Cabernet Franc Duemani BI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8650" calcext:value-type="float">
            <text:p>18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8e4ne1eqt4kapf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Bio</text:p>
          </table:table-cell>
          <table:table-cell office:value-type="string" calcext:value-type="string">
            <text:p>Duemani</text:p>
          </table:table-cell>
          <table:table-cell office:value-type="float" office:value="76.89612" calcext:value-type="float">
            <text:p>76.896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adema Rosso Diadem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2b7p5eb68bqwbc3td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osso</text:p>
          </table:table-cell>
          <table:table-cell office:value-type="string" calcext:value-type="string">
            <text:p>Diadema</text:p>
          </table:table-cell>
          <table:table-cell office:value-type="float" office:value="63.668415" calcext:value-type="float">
            <text:p>63.66841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alferro Merlot Barone Ricasol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e89sdb9trpc7xz7x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Casalferro</text:p>
          </table:table-cell>
          <table:table-cell office:value-type="string" calcext:value-type="string">
            <text:p>Ricasoli</text:p>
          </table:table-cell>
          <table:table-cell office:value-type="float" office:value="42.06437" calcext:value-type="float">
            <text:p>42.0643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 Passo Sangiovese | Merlot Tolain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5200" calcext:value-type="float">
            <text:p>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e8b8h8h3wk6ssa2y2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 Passo Toscana</text:p>
          </table:table-cell>
          <table:table-cell office:value-type="string" calcext:value-type="string">
            <text:p>Tolaini</text:p>
          </table:table-cell>
          <table:table-cell office:value-type="float" office:value="46.645905" calcext:value-type="float">
            <text:p>46.64590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l Borro IGT Tenuta Ferragam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xfk9kwamhxtgnp6r0f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Rosé del Borro</text:p>
          </table:table-cell>
          <table:table-cell office:value-type="string" calcext:value-type="string">
            <text:p>Il Borro</text:p>
          </table:table-cell>
          <table:table-cell office:value-type="float" office:value="32.03478" calcext:value-type="float">
            <text:p>32.0347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odovico Cabernet Franc | Merlot | Petit Verdot Tenuta di Bisern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58000" calcext:value-type="float">
            <text:p>5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r74yzfbj0q7yfkkmg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odovico</text:p>
          </table:table-cell>
          <table:table-cell office:value-type="string" calcext:value-type="string">
            <text:p>Tenuta di Biserno</text:p>
          </table:table-cell>
          <table:table-cell office:value-type="float" office:value="49.20221" calcext:value-type="float">
            <text:p>49.2022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tesodi Sangiovese Frescobald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kt9h5gqgv603dqx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Montesodi</text:p>
          </table:table-cell>
          <table:table-cell office:value-type="string" calcext:value-type="string">
            <text:p>Frescobaldi - Castello Nipozzano</text:p>
          </table:table-cell>
          <table:table-cell office:value-type="float" office:value="35.85814" calcext:value-type="float">
            <text:p>35.858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oalloro Sangiovese Biondi Santi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6950" calcext:value-type="float">
            <text:p>6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vk2hh1msygv47h6s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Sassoalloro</text:p>
          </table:table-cell>
          <table:table-cell office:value-type="string" calcext:value-type="string">
            <text:p>Jacopo Biondi Santi</text:p>
          </table:table-cell>
          <table:table-cell office:value-type="float" office:value="48.422203" calcext:value-type="float">
            <text:p>48.42220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olaia Tenuta Tigna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8000" calcext:value-type="float">
            <text:p>3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47.55347" calcext:value-type="float">
            <text:p>47.5534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reo Nino Sangiovese Tenute del Cabre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1900" calcext:value-type="float">
            <text:p>11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y7s19x8j0f86yg17m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breo Il Borgo Grappa</text:p>
          </table:table-cell>
          <table:table-cell office:value-type="string" calcext:value-type="string">
            <text:p>Cabreo</text:p>
          </table:table-cell>
          <table:table-cell office:value-type="float" office:value="78.15829" calcext:value-type="float">
            <text:p>78.1582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tarocchio Cabernet Franc Ten. Guado al Tass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43500" calcext:value-type="float">
            <text:p>4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w5k215dr9ea269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ado al Tasso</text:p>
          </table:table-cell>
          <table:table-cell office:value-type="string" calcext:value-type="string">
            <text:p>Antinori - Tenuta Guado al Tasso</text:p>
          </table:table-cell>
          <table:table-cell office:value-type="float" office:value="54.174637" calcext:value-type="float">
            <text:p>54.17463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ignale Cabernet Sauvignon | Merlot Cast. di Querc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xkytsgxj392rx2nmv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erceto Romantic</text:p>
          </table:table-cell>
          <table:table-cell office:value-type="string" calcext:value-type="string">
            <text:p>Castello di Querceto</text:p>
          </table:table-cell>
          <table:table-cell office:value-type="float" office:value="34.1872" calcext:value-type="float">
            <text:p>34.187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ignale Cabernet Sauvignon | Merlot Cast. di Querc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300" calcext:value-type="float">
            <text:p>8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xkytsgxj392rx2nmv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erceto Romantic</text:p>
          </table:table-cell>
          <table:table-cell office:value-type="string" calcext:value-type="string">
            <text:p>Castello di Querceto</text:p>
          </table:table-cell>
          <table:table-cell office:value-type="float" office:value="34.1872" calcext:value-type="float">
            <text:p>34.187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 Corte Sangiovese Cast. di Querc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xkytsgxj392rx2nmv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erceto Romantic</text:p>
          </table:table-cell>
          <table:table-cell office:value-type="string" calcext:value-type="string">
            <text:p>Castello di Querceto</text:p>
          </table:table-cell>
          <table:table-cell office:value-type="float" office:value="34.1872" calcext:value-type="float">
            <text:p>34.187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 Corte Sangiovese Cast. di Querce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7900" calcext:value-type="float">
            <text:p>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xkytsgxj392rx2nmv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erceto Romantic</text:p>
          </table:table-cell>
          <table:table-cell office:value-type="string" calcext:value-type="string">
            <text:p>Castello di Querceto</text:p>
          </table:table-cell>
          <table:table-cell office:value-type="float" office:value="34.1872" calcext:value-type="float">
            <text:p>34.187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Ornello Di Frasinello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hdrxn0zxevg995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emma Toscana Le Sughere di Frassinello</text:p>
          </table:table-cell>
          <table:table-cell office:value-type="string" calcext:value-type="string">
            <text:p>Rocca di Frassinello</text:p>
          </table:table-cell>
          <table:table-cell office:value-type="float" office:value="77.3983" calcext:value-type="float">
            <text:p>77.39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Sughere Di Frasinello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700" calcext:value-type="float">
            <text:p>4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hdrxn0zxevg995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emma Toscana Le Sughere di Frassinello</text:p>
          </table:table-cell>
          <table:table-cell office:value-type="string" calcext:value-type="string">
            <text:p>Rocca di Frassinello</text:p>
          </table:table-cell>
          <table:table-cell office:value-type="float" office:value="89.48157" calcext:value-type="float">
            <text:p>89.4815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occa di Frasinello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hdrxn0zxevg995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aremma Toscana Le Sughere di Frassinello</text:p>
          </table:table-cell>
          <table:table-cell office:value-type="string" calcext:value-type="string">
            <text:p>Rocca di Frassinello</text:p>
          </table:table-cell>
          <table:table-cell office:value-type="float" office:value="89.4011" calcext:value-type="float">
            <text:p>89.401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ffonero Merlot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34900" calcext:value-type="float">
            <text:p>3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7gny05ccg8y6g3k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ffonero Maremma Toscana</text:p>
          </table:table-cell>
          <table:table-cell office:value-type="string" calcext:value-type="string">
            <text:p>Rocca di Frassinello</text:p>
          </table:table-cell>
          <table:table-cell office:value-type="float" office:value="46.65392" calcext:value-type="float">
            <text:p>46.6539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ffonero Merlot Rocca di Frasinell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32200" calcext:value-type="float">
            <text:p>32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7gny05ccg8y6g3k3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ffonero Maremma Toscana</text:p>
          </table:table-cell>
          <table:table-cell office:value-type="string" calcext:value-type="string">
            <text:p>Rocca di Frassinello</text:p>
          </table:table-cell>
          <table:table-cell office:value-type="float" office:value="46.65392" calcext:value-type="float">
            <text:p>46.653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eto Merlot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39900" calcext:value-type="float">
            <text:p>13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1575" calcext:value-type="float">
            <text:p>43.15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eto Merlot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140500" calcext:value-type="float">
            <text:p>14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1575" calcext:value-type="float">
            <text:p>43.157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asseto Merlot Tenuta d. Ornellai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25000" calcext:value-type="float">
            <text:p>12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43.1575" calcext:value-type="float">
            <text:p>43.157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50 &amp; 50 Sangiovese I Merlot Avignonesi &amp; Cap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bdbenm5t22bvqh7ay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50 Peaks</text:p>
          </table:table-cell>
          <table:table-cell office:value-type="float" office:value="37.48932" calcext:value-type="float">
            <text:p>37.4893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50 &amp; 50 Sangiovese I Merlot Avignonesi &amp; Cap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bdbenm5t22bvqh7ay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50 Peaks</text:p>
          </table:table-cell>
          <table:table-cell office:value-type="float" office:value="37.48932" calcext:value-type="float">
            <text:p>37.4893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l Pareto Collezione Annate Stor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0" calcext:value-type="float">
            <text:p>2010</text:p>
          </table:table-cell>
          <table:table-cell office:value-type="float" office:value="10550" calcext:value-type="float">
            <text:p>10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amwsayrkjxbetsgt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Grappa Il Pareto</text:p>
          </table:table-cell>
          <table:table-cell office:value-type="string" calcext:value-type="string">
            <text:p>Tenuta di Nozzole</text:p>
          </table:table-cell>
          <table:table-cell office:value-type="float" office:value="49.655373" calcext:value-type="float">
            <text:p>49.655373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l Pareto Collezione Annate Stor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9" calcext:value-type="float">
            <text:p>1999</text:p>
          </table:table-cell>
          <table:table-cell office:value-type="float" office:value="12550" calcext:value-type="float">
            <text:p>12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amwsayrkjxbetsgt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Grappa Il Pareto</text:p>
          </table:table-cell>
          <table:table-cell office:value-type="string" calcext:value-type="string">
            <text:p>Tenuta di Nozzole</text:p>
          </table:table-cell>
          <table:table-cell office:value-type="float" office:value="49.655373" calcext:value-type="float">
            <text:p>49.655373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Il Pareto Collezione Annate Storiche Tenuta di Nozzo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7" calcext:value-type="float">
            <text:p>1987</text:p>
          </table:table-cell>
          <table:table-cell office:value-type="float" office:value="13550" calcext:value-type="float">
            <text:p>135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amwsayrkjxbetsgt</text:p>
          </table:table-cell>
          <table:table-cell office:value-type="string" calcext:value-type="string">
            <text:p>FORTIFIED</text:p>
          </table:table-cell>
          <table:table-cell office:value-type="string" calcext:value-type="string">
            <text:p>Grappa Il Pareto</text:p>
          </table:table-cell>
          <table:table-cell office:value-type="string" calcext:value-type="string">
            <text:p>Tenuta di Nozzole</text:p>
          </table:table-cell>
          <table:table-cell office:value-type="float" office:value="49.655373" calcext:value-type="float">
            <text:p>49.65537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e Pergole Tort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9000" calcext:value-type="float">
            <text:p>2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6.608192" calcext:value-type="float">
            <text:p>46.6081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e Pergole Tort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0200" calcext:value-type="float">
            <text:p>30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6.608192" calcext:value-type="float">
            <text:p>46.6081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e Pergole Torte Monteverti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29800" calcext:value-type="float">
            <text:p>2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txafncz1w2kq2jj3s6vdv4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tine</text:p>
          </table:table-cell>
          <table:table-cell office:value-type="float" office:value="46.608192" calcext:value-type="float">
            <text:p>46.6081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inata Monteverr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600" calcext:value-type="float">
            <text:p>1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0yqkj98q5yrapc737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Monteverro</text:p>
          </table:table-cell>
          <table:table-cell office:value-type="float" office:value="46.49627" calcext:value-type="float">
            <text:p>46.49627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R1 Redstone Grand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R1 Malbec Special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9200" calcext:value-type="float">
            <text:p>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36.150265" calcext:value-type="float">
            <text:p>36.15026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lein Redston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xjbxhbb6vrf8yz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lein Redstone Cabernet Sauvignon - Malbec</text:p>
          </table:table-cell>
          <table:table-cell office:value-type="string" calcext:value-type="string">
            <text:p>Capelands</text:p>
          </table:table-cell>
          <table:table-cell office:value-type="float" office:value="45.606422" calcext:value-type="float">
            <text:p>45.60642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1 Redston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79nasy6zyp7bek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edstone</text:p>
          </table:table-cell>
          <table:table-cell office:value-type="string" calcext:value-type="string">
            <text:p>Capelands</text:p>
          </table:table-cell>
          <table:table-cell office:value-type="float" office:value="43.91661" calcext:value-type="float">
            <text:p>43.9166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bec Corvina | Malbec Masi Tupungat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200" calcext:value-type="float">
            <text:p>6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rd9d31tjmxc7yas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vina-Malbec Corbec Bio</text:p>
          </table:table-cell>
          <table:table-cell office:value-type="string" calcext:value-type="string">
            <text:p>Masi Tupungato</text:p>
          </table:table-cell>
          <table:table-cell office:value-type="float" office:value="58.33474" calcext:value-type="float">
            <text:p>58.3347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30 Blaufränkisch Alter Berg BIO Heinrich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jta8zhqgcb2s57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r Berg</text:p>
          </table:table-cell>
          <table:table-cell office:value-type="string" calcext:value-type="string">
            <text:p>Heinrich</text:p>
          </table:table-cell>
          <table:table-cell office:value-type="float" office:value="38.34899" calcext:value-type="float">
            <text:p>38.3489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Freude am Leben Pinot Noir Sattlerhof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9batsb139hgraf5vs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reude am Leben</text:p>
          </table:table-cell>
          <table:table-cell office:value-type="string" calcext:value-type="string">
            <text:p>Sattlerhof</text:p>
          </table:table-cell>
          <table:table-cell office:value-type="float" office:value="50.262753" calcext:value-type="float">
            <text:p>50.26275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inot Noir Seguin Manuel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600" calcext:value-type="float">
            <text:p>6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w9eqjgh9egbdvdtng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oir Bourgogne</text:p>
          </table:table-cell>
          <table:table-cell office:value-type="string" calcext:value-type="string">
            <text:p>Seguin-Manuel</text:p>
          </table:table-cell>
          <table:table-cell office:value-type="float" office:value="39.170807" calcext:value-type="float">
            <text:p>39.17080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Gevrey Chambertin Les Platieres Domaine Guy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16700" calcext:value-type="float">
            <text:p>1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g7c3spsmet6fnmv02z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evrey-Chambertin Monopole</text:p>
          </table:table-cell>
          <table:table-cell office:value-type="string" calcext:value-type="string">
            <text:p>Château de Gevrey Chambertin</text:p>
          </table:table-cell>
          <table:table-cell office:value-type="float" office:value="49.02568" calcext:value-type="float">
            <text:p>49.0256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osne Romanee Domaine des Perdi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23900" calcext:value-type="float">
            <text:p>2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avphghcty0xcgezr3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Vosne-Romanée</text:p>
          </table:table-cell>
          <table:table-cell office:value-type="string" calcext:value-type="string">
            <text:p>Domaine des Perdrix</text:p>
          </table:table-cell>
          <table:table-cell office:value-type="float" office:value="39.308037" calcext:value-type="float">
            <text:p>39.3080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s de Vougeot Grand Cru Dom. Jacques Prieu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9800" calcext:value-type="float">
            <text:p>6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vwef3fzcj1xk83rb8ny3w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los Vougeot Grand Cru</text:p>
          </table:table-cell>
          <table:table-cell office:value-type="string" calcext:value-type="string">
            <text:p>Domaine Jacques Prieur</text:p>
          </table:table-cell>
          <table:table-cell office:value-type="float" office:value="43.685844" calcext:value-type="float">
            <text:p>43.6858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its  Saint Georges 1er cru Domaine des Perdix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7500" calcext:value-type="float">
            <text:p>2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j4gywhcb38aqmmk9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 Premier Cru Aux Perdrix</text:p>
          </table:table-cell>
          <table:table-cell office:value-type="string" calcext:value-type="string">
            <text:p>Domaine des Perdrix</text:p>
          </table:table-cell>
          <table:table-cell office:value-type="float" office:value="40.73996" calcext:value-type="float">
            <text:p>40.739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uits St. Georges Domaine Faivele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szeggp9zwy23j4cd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uits-Saint-Georges</text:p>
          </table:table-cell>
          <table:table-cell office:value-type="string" calcext:value-type="string">
            <text:p>Domaine Faiveley</text:p>
          </table:table-cell>
          <table:table-cell office:value-type="float" office:value="36.52925" calcext:value-type="float">
            <text:p>36.5292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los de Cortons Domaine Faivele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5500" calcext:value-type="float">
            <text:p>3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smcqz1287wfmkjmw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ton Clos des Cortons Faiveley Grand Cru (Monopole)</text:p>
          </table:table-cell>
          <table:table-cell office:value-type="string" calcext:value-type="string">
            <text:p>Domaine Faiveley</text:p>
          </table:table-cell>
          <table:table-cell office:value-type="float" office:value="42.167686" calcext:value-type="float">
            <text:p>42.16768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Tronquoy-Lalande Merlot | Cabernet S. | Petit Verd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9w0z4hkts7606wq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onquoy de Sainte-Anne Saint-Estèphe</text:p>
          </table:table-cell>
          <table:table-cell office:value-type="string" calcext:value-type="string">
            <text:p>Château Tronquoy-Lalande</text:p>
          </table:table-cell>
          <table:table-cell office:value-type="float" office:value="48.800804" calcext:value-type="float">
            <text:p>48.80080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Tronquoy-Lalande Merlot | Cabernet S. | Petit Verdot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7" calcext:value-type="float">
            <text:p>2017</text:p>
          </table:table-cell>
          <table:table-cell office:value-type="float" office:value="26900" calcext:value-type="float">
            <text:p>2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9w0z4hkts7606wq0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ronquoy de Sainte-Anne Saint-Estèphe</text:p>
          </table:table-cell>
          <table:table-cell office:value-type="string" calcext:value-type="string">
            <text:p>Château Tronquoy-Lalande</text:p>
          </table:table-cell>
          <table:table-cell office:value-type="float" office:value="48.800804" calcext:value-type="float">
            <text:p>48.80080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Phelan-Segur Cabernet S | Merlot | Petit Verdot | Cabernet F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9400" calcext:value-type="float">
            <text:p>9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2yt0hqf89w2c209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hélan Ségur Saint-Estèphe</text:p>
          </table:table-cell>
          <table:table-cell office:value-type="string" calcext:value-type="string">
            <text:p>Château Phélan Ségur</text:p>
          </table:table-cell>
          <table:table-cell office:value-type="float" office:value="57.58373" calcext:value-type="float">
            <text:p>57.5837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Haut Batailley Cabernet S. | Mer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14400" calcext:value-type="float">
            <text:p>14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2dgcjsm4ysfemqvx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Batailley Pauillac Grand Cru Classé</text:p>
          </table:table-cell>
          <table:table-cell office:value-type="string" calcext:value-type="string">
            <text:p>Château Batailley</text:p>
          </table:table-cell>
          <table:table-cell office:value-type="float" office:value="42.386616" calcext:value-type="float">
            <text:p>42.38661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Lynch Bages Cabernet S. | Merlot | Cabernet F. | Petit Verd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31500" calcext:value-type="float">
            <text:p>3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sfypwmqesw4e35eng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lanc de Lynch-Bages</text:p>
          </table:table-cell>
          <table:table-cell office:value-type="string" calcext:value-type="string">
            <text:p>Château Lynch-Bages</text:p>
          </table:table-cell>
          <table:table-cell office:value-type="float" office:value="56.852005" calcext:value-type="float">
            <text:p>56.852005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64000" calcext:value-type="float">
            <text:p>6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1" calcext:value-type="float">
            <text:p>1991</text:p>
          </table:table-cell>
          <table:table-cell office:value-type="float" office:value="65000" calcext:value-type="float">
            <text:p>6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7" calcext:value-type="float">
            <text:p>1987</text:p>
          </table:table-cell>
          <table:table-cell office:value-type="float" office:value="75000" calcext:value-type="float">
            <text:p>7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6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Mouton Rothschild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3" calcext:value-type="float">
            <text:p>1983</text:p>
          </table:table-cell>
          <table:table-cell office:value-type="float" office:value="85000" calcext:value-type="float">
            <text:p>8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nb0hkvm8gyrqky2hqcgj1z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uton Rothschild Pauillac Premier Grand Cru Classé</text:p>
          </table:table-cell>
          <table:table-cell office:value-type="string" calcext:value-type="string">
            <text:p>Château Mouton Rothschild</text:p>
          </table:table-cell>
          <table:table-cell office:value-type="float" office:value="47.915874" calcext:value-type="float">
            <text:p>47.91587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tesse de Lalande Pichon Longuevil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09" calcext:value-type="float">
            <text:p>2009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13zqk3wrr752hks26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Julien de Pichon Lalande</text:p>
          </table:table-cell>
          <table:table-cell office:value-type="string" calcext:value-type="string">
            <text:p>Château Pichon Longueville Comtesse de Lalande</text:p>
          </table:table-cell>
          <table:table-cell office:value-type="float" office:value="60.906994" calcext:value-type="float">
            <text:p>60.90699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mtesse de Lalande Pichon Longuevil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3" calcext:value-type="float">
            <text:p>1993</text:p>
          </table:table-cell>
          <table:table-cell office:value-type="float" office:value="39500" calcext:value-type="float">
            <text:p>3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13zqk3wrr752hks26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int-Julien de Pichon Lalande</text:p>
          </table:table-cell>
          <table:table-cell office:value-type="string" calcext:value-type="string">
            <text:p>Château Pichon Longueville Comtesse de Lalande</text:p>
          </table:table-cell>
          <table:table-cell office:value-type="float" office:value="60.906994" calcext:value-type="float">
            <text:p>60.906994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Chasse Spleen Cabernet S. | Merlot | Petit V. | Cabernet F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stdhv0hab2qdhht3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Chasse-Spleen Moulis-en-Médoc</text:p>
          </table:table-cell>
          <table:table-cell office:value-type="string" calcext:value-type="string">
            <text:p>Château Chasse-Spleen</text:p>
          </table:table-cell>
          <table:table-cell office:value-type="float" office:value="58.89344" calcext:value-type="float">
            <text:p>58.89344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Mauvesin Barton Cabernet F. | Cabernet S. | Mer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5900" calcext:value-type="float">
            <text:p>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3mncy97dtt4pvzqbt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Emotion de Mauvesin Barton Moulis en Médoc</text:p>
          </table:table-cell>
          <table:table-cell office:value-type="string" calcext:value-type="string">
            <text:p>Château Mauvesin Barton</text:p>
          </table:table-cell>
          <table:table-cell office:value-type="float" office:value="48.43035" calcext:value-type="float">
            <text:p>48.43035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âteau Poujeaux Cabernet Sauvignon |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qkpfs8jdpvj0fwf8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Salle de Château Poujeaux Moulis</text:p>
          </table:table-cell>
          <table:table-cell office:value-type="string" calcext:value-type="string">
            <text:p>Château Poujeaux</text:p>
          </table:table-cell>
          <table:table-cell office:value-type="float" office:value="40.539406" calcext:value-type="float">
            <text:p>40.539406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Ducru Beaucaillou Cabernet S. | Merlot | Cabernet F. | PV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7" calcext:value-type="float">
            <text:p>2017</text:p>
          </table:table-cell>
          <table:table-cell office:value-type="float" office:value="42500" calcext:value-type="float">
            <text:p>4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e53z4xn0r3x78aqfa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Ducru de Ducru Beaucaillou Saint-Julien</text:p>
          </table:table-cell>
          <table:table-cell office:value-type="string" calcext:value-type="string">
            <text:p>Château Ducru-Beaucaillou</text:p>
          </table:table-cell>
          <table:table-cell office:value-type="float" office:value="61.206326" calcext:value-type="float">
            <text:p>61.20632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Petit Ducru Chat.D. Beaucaillou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400" calcext:value-type="float">
            <text:p>8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e53z4xn0r3x78aqfa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Petit Ducru de Ducru Beaucaillou Saint-Julien</text:p>
          </table:table-cell>
          <table:table-cell office:value-type="string" calcext:value-type="string">
            <text:p>Château Ducru-Beaucaillou</text:p>
          </table:table-cell>
          <table:table-cell office:value-type="float" office:value="62.334435" calcext:value-type="float">
            <text:p>62.334435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Pontac Lynch Cabernet S. | Cabernet F. | Merlot | Petit Verd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fcqcrqgvbt46m5fmk6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Pontac-Phénix Haut-Médoc</text:p>
          </table:table-cell>
          <table:table-cell office:value-type="string" calcext:value-type="string">
            <text:p>Château Pontac Lynch</text:p>
          </table:table-cell>
          <table:table-cell office:value-type="float" office:value="51.676186" calcext:value-type="float">
            <text:p>51.67618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du Tertre Cabernet S. | Merlot | Cabernet F. | Petit Verd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1wtq9ts8t74mp5wq1a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</text:p>
          </table:table-cell>
          <table:table-cell office:value-type="string" calcext:value-type="string">
            <text:p>Eddie Merlot's</text:p>
          </table:table-cell>
          <table:table-cell office:value-type="float" office:value="31.703186" calcext:value-type="float">
            <text:p>31.703186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Brane Cantenac Cabernet Sauvignon | Mer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nvjqp3f6f4hft91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Brane-Cantenac Margaux Grand Cru Classé</text:p>
          </table:table-cell>
          <table:table-cell office:value-type="string" calcext:value-type="string">
            <text:p>Château Brane-Cantenac</text:p>
          </table:table-cell>
          <table:table-cell office:value-type="float" office:value="50.776028" calcext:value-type="float">
            <text:p>50.77602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âteau Labegorc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9100" calcext:value-type="float">
            <text:p>9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t2zbgzzs2enz2k1d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abégorce-Zédé Margaux</text:p>
          </table:table-cell>
          <table:table-cell office:value-type="string" calcext:value-type="string">
            <text:p>Château Labégorce</text:p>
          </table:table-cell>
          <table:table-cell office:value-type="float" office:value="45.09445" calcext:value-type="float">
            <text:p>45.0944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Croix Mouton Cabernet Sauvignon | Mer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00" calcext:value-type="float">
            <text:p>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794f9x9e10906xnqb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20 Artisanat de Moiselles la Croix Costières-de-Nîmes</text:p>
          </table:table-cell>
          <table:table-cell office:value-type="string" calcext:value-type="string">
            <text:p>Château Croix Mouton</text:p>
          </table:table-cell>
          <table:table-cell office:value-type="float" office:value="36.23922" calcext:value-type="float">
            <text:p>36.2392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Sociando Mallet Merlot | Cabernet Sauvignon | Cabernet F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kzqpr6fmpkb8p1hx2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 Demoiselle de Sociando-Mallet Haut-Médoc</text:p>
          </table:table-cell>
          <table:table-cell office:value-type="string" calcext:value-type="string">
            <text:p>Château Sociando-Mallet</text:p>
          </table:table-cell>
          <table:table-cell office:value-type="float" office:value="57.72567" calcext:value-type="float">
            <text:p>57.7256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Ampelia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7gzpq1y4yxdygmrg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</text:p>
          </table:table-cell>
          <table:table-cell office:value-type="string" calcext:value-type="string">
            <text:p>Ampeleia</text:p>
          </table:table-cell>
          <table:table-cell office:value-type="float" office:value="30.491316" calcext:value-type="float">
            <text:p>30.491316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Puygueraud Merlot | Cabernet Sauvignon | Malbe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5700" calcext:value-type="float">
            <text:p>5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ycw57xfpsmrak4sjtbdxsb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e Rosé de Château Puygueraud Bordeaux</text:p>
          </table:table-cell>
          <table:table-cell office:value-type="string" calcext:value-type="string">
            <text:p>Château Puygueraud</text:p>
          </table:table-cell>
          <table:table-cell office:value-type="float" office:value="44.230377" calcext:value-type="float">
            <text:p>44.23037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âteau La Lagu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n9526zwtngrf3p6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ulin de La Lagune Haut-Médoc</text:p>
          </table:table-cell>
          <table:table-cell office:value-type="string" calcext:value-type="string">
            <text:p>Château La Lagune</text:p>
          </table:table-cell>
          <table:table-cell office:value-type="float" office:value="35.855938" calcext:value-type="float">
            <text:p>35.85593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âteau Cantemer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mfbj2ydxfw2rxb0k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Cantemerle Haut-Médoc Grand Cru Classé</text:p>
          </table:table-cell>
          <table:table-cell office:value-type="string" calcext:value-type="string">
            <text:p>Château Cantemerle</text:p>
          </table:table-cell>
          <table:table-cell office:value-type="float" office:value="35.890984" calcext:value-type="float">
            <text:p>35.89098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âteau Le Boscq Cru Bourgeois Médo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6" calcext:value-type="float">
            <text:p>1996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dz09arbr80z4zjd4g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e Boscq Saint-Estèphe Cru Bourgeois Exceptionnel</text:p>
          </table:table-cell>
          <table:table-cell office:value-type="string" calcext:value-type="string">
            <text:p>Château Le Boscq</text:p>
          </table:table-cell>
          <table:table-cell office:value-type="float" office:value="42.62948" calcext:value-type="float">
            <text:p>42.62948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Cermes Haut Brion Cabernet F. | Merlot | Cabernet S.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8500" calcext:value-type="float">
            <text:p>3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x7bffn1bfz0w9s4wc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C des Carmes Haut-Brion</text:p>
          </table:table-cell>
          <table:table-cell office:value-type="string" calcext:value-type="string">
            <text:p>Château les Carmes Haut-Brion</text:p>
          </table:table-cell>
          <table:table-cell office:value-type="float" office:value="51.327206" calcext:value-type="float">
            <text:p>51.32720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s Tours de Laroque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gfa9w40swh4wrdvj7h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Tours de Laroque Saint-Émilion Grand Cru</text:p>
          </table:table-cell>
          <table:table-cell office:value-type="string" calcext:value-type="string">
            <text:p>Château Laroque</text:p>
          </table:table-cell>
          <table:table-cell office:value-type="float" office:value="35.329937" calcext:value-type="float">
            <text:p>35.3299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Daugay Grand Cru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6700" calcext:value-type="float">
            <text:p>6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yjfzq66w4yfweerk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villon Daugay Saint-Émilion Grand Cru</text:p>
          </table:table-cell>
          <table:table-cell office:value-type="string" calcext:value-type="string">
            <text:p>Château Daugay</text:p>
          </table:table-cell>
          <table:table-cell office:value-type="float" office:value="44.921734" calcext:value-type="float">
            <text:p>44.92173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Daugay Merlot | Cabernet Franc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25800" calcext:value-type="float">
            <text:p>2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xnejyjfzq66w4yfweerka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avillon Daugay Saint-Émilion Grand Cru</text:p>
          </table:table-cell>
          <table:table-cell office:value-type="string" calcext:value-type="string">
            <text:p>Château Daugay</text:p>
          </table:table-cell>
          <table:table-cell office:value-type="float" office:value="39.264835" calcext:value-type="float">
            <text:p>39.26483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Grand Corbin Des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qepxkdtj0khjv1v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rand Corbin-Despagne Saint-Émilion Grand Cru Classé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56.445065" calcext:value-type="float">
            <text:p>56.44506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Grand Corbin Des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900" calcext:value-type="float">
            <text:p>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qepxkdtj0khjv1v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rand Corbin-Despagne Saint-Émilion Grand Cru Classé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56.445065" calcext:value-type="float">
            <text:p>56.44506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Grand Corbin Despagn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1" calcext:value-type="float">
            <text:p>2011</text:p>
          </table:table-cell>
          <table:table-cell office:value-type="float" office:value="8200" calcext:value-type="float">
            <text:p>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qepxkdtj0khjv1v2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rand Corbin-Despagne Saint-Émilion Grand Cru Classé</text:p>
          </table:table-cell>
          <table:table-cell office:value-type="string" calcext:value-type="string">
            <text:p>Château Grand Corbin-Despagne</text:p>
          </table:table-cell>
          <table:table-cell office:value-type="float" office:value="56.445065" calcext:value-type="float">
            <text:p>56.44506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Angelus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83700" calcext:value-type="float">
            <text:p>83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tzjrcane66kcd7snw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mpo d'Angelus Bordeaux</text:p>
          </table:table-cell>
          <table:table-cell office:value-type="string" calcext:value-type="string">
            <text:p>Château Angelus</text:p>
          </table:table-cell>
          <table:table-cell office:value-type="float" office:value="33.61308" calcext:value-type="float">
            <text:p>33.61308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Pavie Macquin Merlot | Cabernet Franc | Cabernet Sauvigno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21600" calcext:value-type="float">
            <text:p>21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p16m8bve83r4p2ksw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s Chênes de Macquin Saint-Émilion</text:p>
          </table:table-cell>
          <table:table-cell office:value-type="string" calcext:value-type="string">
            <text:p>Château Pavie Macquin</text:p>
          </table:table-cell>
          <table:table-cell office:value-type="float" office:value="46.873127" calcext:value-type="float">
            <text:p>46.87312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Canon Grand Crus Classe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tj7d60a046v98ppw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Canon Saint-Émilion Premier Grand Cru Classé</text:p>
          </table:table-cell>
          <table:table-cell office:value-type="string" calcext:value-type="string">
            <text:p>Château Canon</text:p>
          </table:table-cell>
          <table:table-cell office:value-type="float" office:value="38.836227" calcext:value-type="float">
            <text:p>38.83622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La Pointe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10300" calcext:value-type="float">
            <text:p>10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jcemtwbmv6r5th34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La Pointe Pomerol</text:p>
          </table:table-cell>
          <table:table-cell office:value-type="string" calcext:value-type="string">
            <text:p>Château La Pointe</text:p>
          </table:table-cell>
          <table:table-cell office:value-type="float" office:value="38.127464" calcext:value-type="float">
            <text:p>38.12746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llade de la Point Merlot | Cabernet F. Chateau La Poin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6900" calcext:value-type="float">
            <text:p>6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stskha9h55d23fvyr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llade de La Pointe Pomerol</text:p>
          </table:table-cell>
          <table:table-cell office:value-type="string" calcext:value-type="string">
            <text:p>Château La Pointe</text:p>
          </table:table-cell>
          <table:table-cell office:value-type="float" office:value="66.62799" calcext:value-type="float">
            <text:p>66.6279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Vieux Merlot | Cabernet Franc Chateau Certa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45600" calcext:value-type="float">
            <text:p>45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r28ws5s713mwm5x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 La Gravette de Certan</text:p>
          </table:table-cell>
          <table:table-cell office:value-type="string" calcext:value-type="string">
            <text:p>Vieux Château Certan</text:p>
          </table:table-cell>
          <table:table-cell office:value-type="float" office:value="44.735302" calcext:value-type="float">
            <text:p>44.735302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Vieux Merlot | Cabernet Franc Chateau Certai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85" calcext:value-type="float">
            <text:p>1985</text:p>
          </table:table-cell>
          <table:table-cell office:value-type="float" office:value="49500" calcext:value-type="float">
            <text:p>4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r28ws5s713mwm5x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omerol La Gravette de Certan</text:p>
          </table:table-cell>
          <table:table-cell office:value-type="string" calcext:value-type="string">
            <text:p>Vieux Château Certan</text:p>
          </table:table-cell>
          <table:table-cell office:value-type="float" office:value="44.735302" calcext:value-type="float">
            <text:p>44.73530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Gazin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2" calcext:value-type="float">
            <text:p>2012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4dga2amsthaysqgywbxqd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Gazin Pomerol</text:p>
          </table:table-cell>
          <table:table-cell office:value-type="string" calcext:value-type="string">
            <text:p>Château Gazin</text:p>
          </table:table-cell>
          <table:table-cell office:value-type="float" office:value="41.798203" calcext:value-type="float">
            <text:p>41.7982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 L'Evangile Merlot | Cabernet Franc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2" calcext:value-type="float">
            <text:p>1992</text:p>
          </table:table-cell>
          <table:table-cell office:value-type="float" office:value="24600" calcext:value-type="float">
            <text:p>24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3gr8fwgp6s2txg52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son de L’Evangile Pomerol</text:p>
          </table:table-cell>
          <table:table-cell office:value-type="string" calcext:value-type="string">
            <text:p>Château l'Évangile</text:p>
          </table:table-cell>
          <table:table-cell office:value-type="float" office:value="48.014885" calcext:value-type="float">
            <text:p>48.01488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âteau La Croix de Gay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8700" calcext:value-type="float">
            <text:p>8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zhewd85hez5bpj4pk2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'Enchanteur de Vray Croix de Gay Pomerol</text:p>
          </table:table-cell>
          <table:table-cell office:value-type="string" calcext:value-type="string">
            <text:p>Château Vray Croix de Gay</text:p>
          </table:table-cell>
          <table:table-cell office:value-type="float" office:value="36.754837" calcext:value-type="float">
            <text:p>36.75483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eigneur de Grezette Malbec Chateau Lagrezett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3600" calcext:value-type="float">
            <text:p>3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wwyr76v01t1vb2gcy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eigneur de Grezette Malbec Cahors</text:p>
          </table:table-cell>
          <table:table-cell office:value-type="string" calcext:value-type="string">
            <text:p>Château Lagrézette</text:p>
          </table:table-cell>
          <table:table-cell office:value-type="float" office:value="53.912872" calcext:value-type="float">
            <text:p>53.91287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ote du Rhone Dom. de la Solitud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hvhpah56jtsapzpn9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apelle de la Solitude Graves</text:p>
          </table:table-cell>
          <table:table-cell office:value-type="string" calcext:value-type="string">
            <text:p>Domaine de la Solitude</text:p>
          </table:table-cell>
          <table:table-cell office:value-type="float" office:value="40.120388" calcext:value-type="float">
            <text:p>40.12038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ateauneuf du Pape Dom. de la Solitud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6kk70r066gm7ypm97q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La Jacquinotte Châteauneuf-du-Pape</text:p>
          </table:table-cell>
          <table:table-cell office:value-type="string" calcext:value-type="string">
            <text:p>Domaine de la Solitude</text:p>
          </table:table-cell>
          <table:table-cell office:value-type="float" office:value="42.64505" calcext:value-type="float">
            <text:p>42.645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Montus Rouge Chateau  Montus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8800" calcext:value-type="float">
            <text:p>8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22h0fr110r99hkb5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âteau Montus Madiran</text:p>
          </table:table-cell>
          <table:table-cell office:value-type="string" calcext:value-type="string">
            <text:p>Château Montus</text:p>
          </table:table-cell>
          <table:table-cell office:value-type="float" office:value="74.84723" calcext:value-type="float">
            <text:p>74.847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Hermitage Rouge Syrah Dom. du Colombier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4" calcext:value-type="float">
            <text:p>2014</text:p>
          </table:table-cell>
          <table:table-cell office:value-type="float" office:value="15900" calcext:value-type="float">
            <text:p>1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etbeg1x1wbvx0hsg5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Hermitage Rouge</text:p>
          </table:table-cell>
          <table:table-cell office:value-type="string" calcext:value-type="string">
            <text:p>Domaine du Colombier</text:p>
          </table:table-cell>
          <table:table-cell office:value-type="float" office:value="32.65258" calcext:value-type="float">
            <text:p>32.6525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ozes Hermitage Shiraz Graillot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rs1b0zywwwpscz9qme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ozes-Hermitage Rouge</text:p>
          </table:table-cell>
          <table:table-cell office:value-type="string" calcext:value-type="string">
            <text:p>Alain Graillot</text:p>
          </table:table-cell>
          <table:table-cell office:value-type="float" office:value="35.774475" calcext:value-type="float">
            <text:p>35.7744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oja Riserva Finca Ygay Marqués de Murrieta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13" calcext:value-type="float">
            <text:p>2013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ndt4d9ttm4px5smce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ioja Reserva Finca Ygay</text:p>
          </table:table-cell>
          <table:table-cell office:value-type="string" calcext:value-type="string">
            <text:p>Marqués de Murrieta</text:p>
          </table:table-cell>
          <table:table-cell office:value-type="float" office:value="57.60903" calcext:value-type="float">
            <text:p>57.6090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Altkirch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200" calcext:value-type="float">
            <text:p>2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3q5j6pqynm7112v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ltkirch Chardonnay</text:p>
          </table:table-cell>
          <table:table-cell office:value-type="string" calcext:value-type="string">
            <text:p>Colterenzio (Schreckbichl)</text:p>
          </table:table-cell>
          <table:table-cell office:value-type="float" office:value="39.441723" calcext:value-type="float">
            <text:p>39.4417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Kerner Praepositus Kloster Neustift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400" calcext:value-type="float">
            <text:p>10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bqpkdt1kxf4qvpa0ev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Kerner Praepositus</text:p>
          </table:table-cell>
          <table:table-cell office:value-type="string" calcext:value-type="string">
            <text:p>Abbazia di Novacella (Stiftskellerei Neustift)</text:p>
          </table:table-cell>
          <table:table-cell office:value-type="float" office:value="33.663406" calcext:value-type="float">
            <text:p>33.66340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Quarz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5kqa21f0wdpx6t3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Blanc Quarz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374443" calcext:value-type="float">
            <text:p>50.37444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Sirmian Nals Margreid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1400" calcext:value-type="float">
            <text:p>11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tf36964px55qxyer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Sirmian</text:p>
          </table:table-cell>
          <table:table-cell office:value-type="string" calcext:value-type="string">
            <text:p>Nals Margreid</text:p>
          </table:table-cell>
          <table:table-cell office:value-type="float" office:value="50.978306" calcext:value-type="float">
            <text:p>50.9783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aap8qgvttdchv03pk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50432" calcext:value-type="float">
            <text:p>35.5043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Kreuth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600" calcext:value-type="float">
            <text:p>10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8b7921b25az154dy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Selection Kreuth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0.04991" calcext:value-type="float">
            <text:p>50.049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eyond the Clouds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x7xf11p195ys5yks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Grande Cuvée Beyond the Clouds</text:p>
          </table:table-cell>
          <table:table-cell office:value-type="string" calcext:value-type="string">
            <text:p>Elena Walch</text:p>
          </table:table-cell>
          <table:table-cell office:value-type="float" office:value="53.191185" calcext:value-type="float">
            <text:p>53.19118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4">
          <table:table-cell table:style-name="ce2"/>
          <table:table-cell table:number-columns-repeated="2"/>
          <table:table-cell office:value-type="string" calcext:value-type="string">
            <text:p>Nova Domus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62683" calcext:value-type="float">
            <text:p>52.5626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no del Passo Solaris Lieselehof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p8yfy68k5r6f4457naw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olaris Vino del Passo Bio</text:p>
          </table:table-cell>
          <table:table-cell office:value-type="string" calcext:value-type="string">
            <text:p>Lieselehof</text:p>
          </table:table-cell>
          <table:table-cell office:value-type="float" office:value="51.03293" calcext:value-type="float">
            <text:p>51.032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000" calcext:value-type="float">
            <text:p>14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1kx6d5rhyzts8a62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01772" calcext:value-type="float">
            <text:p>35.0177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Riserva Freienfeld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5600" calcext:value-type="float">
            <text:p>15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tz61c48n6cea8e6rtf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8.798477" calcext:value-type="float">
            <text:p>38.79847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Hofstatt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9300" calcext:value-type="float">
            <text:p>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b7c5rqz4rwa8p28wax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Hofstatt Weissburgunder</text:p>
          </table:table-cell>
          <table:table-cell office:value-type="string" calcext:value-type="string">
            <text:p>Cantina Kurtatsch</text:p>
          </table:table-cell>
          <table:table-cell office:value-type="float" office:value="41.17342" calcext:value-type="float">
            <text:p>41.17342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Exclusiv Plo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r62bbawf7neagd6b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conic Mystery Cabernet Sauvignon</text:p>
          </table:table-cell>
          <table:table-cell office:value-type="string" calcext:value-type="string">
            <text:p>Exclusive</text:p>
          </table:table-cell>
          <table:table-cell office:value-type="float" office:value="31.892727" calcext:value-type="float">
            <text:p>31.89272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Tannenberg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2.83074" calcext:value-type="float">
            <text:p>42.8307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vignon Tannenberg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2600" calcext:value-type="float">
            <text:p>12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42.83074" calcext:value-type="float">
            <text:p>42.8307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Nova Domus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6800" calcext:value-type="float">
            <text:p>1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59np0cz4842jxkmp5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uvée Riserva Terlaner Nova Domus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52.562683" calcext:value-type="float">
            <text:p>52.5626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kunst.stück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mke9bn1nkb8nesq3j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Kunst.Stück</text:p>
          </table:table-cell>
          <table:table-cell office:value-type="string" calcext:value-type="string">
            <text:p>Kellerei Kaltern</text:p>
          </table:table-cell>
          <table:table-cell office:value-type="float" office:value="50.729404" calcext:value-type="float">
            <text:p>50.72940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Weissburgunder Vorberg Kellerei Terl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yj9f3adjf8eqj5727qp5j96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Pinot Bianco Vorberg</text:p>
          </table:table-cell>
          <table:table-cell office:value-type="string" calcext:value-type="string">
            <text:p>Kellerei Terlan / Cantina Terlano</text:p>
          </table:table-cell>
          <table:table-cell office:value-type="float" office:value="46.941544" calcext:value-type="float">
            <text:p>46.94154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rdonnay Formigar Cornell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9" calcext:value-type="float">
            <text:p>2009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59xnrk33rwwhzkd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Cornell Formigar</text:p>
          </table:table-cell>
          <table:table-cell office:value-type="string" calcext:value-type="string">
            <text:p>Colterenzio (Schreckbichl)</text:p>
          </table:table-cell>
          <table:table-cell office:value-type="float" office:value="45.921318" calcext:value-type="float">
            <text:p>45.921318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stelli di Jesi Verdicchio Tenuta di F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evpd4ba9ss7wbm0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i di Jesi Verdicchio Riserva Classico</text:p>
          </table:table-cell>
          <table:table-cell office:value-type="string" calcext:value-type="string">
            <text:p>Tenuta di Fra'</text:p>
          </table:table-cell>
          <table:table-cell office:value-type="float" office:value="56.004135" calcext:value-type="float">
            <text:p>56.0041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stelli di Jesi Verdicchio Tenuta di F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evpd4ba9ss7wbm0rah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astelli di Jesi Verdicchio Riserva Classico</text:p>
          </table:table-cell>
          <table:table-cell office:value-type="string" calcext:value-type="string">
            <text:p>Tenuta di Fra'</text:p>
          </table:table-cell>
          <table:table-cell office:value-type="float" office:value="56.004135" calcext:value-type="float">
            <text:p>56.0041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Sonnenuhr Wehlen S.A. Prüm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f3nnxhwmvhes883nr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hlener Sonnenuhr Riesling Spätlese</text:p>
          </table:table-cell>
          <table:table-cell office:value-type="string" calcext:value-type="string">
            <text:p>S.A. Prüm</text:p>
          </table:table-cell>
          <table:table-cell office:value-type="float" office:value="45.685547" calcext:value-type="float">
            <text:p>45.6855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iesling Sonnenuhr Wehlen S.A. Prüm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sykf3nnxhwmvhes883nr9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Wehlener Sonnenuhr Riesling Spätlese</text:p>
          </table:table-cell>
          <table:table-cell office:value-type="string" calcext:value-type="string">
            <text:p>S.A. Prüm</text:p>
          </table:table-cell>
          <table:table-cell office:value-type="float" office:value="45.685547" calcext:value-type="float">
            <text:p>45.6855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orsheim Riesling Joj. Bapt. Schäf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9000" calcext:value-type="float">
            <text:p>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wwcx8n94p396f671pr292b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Dorsheim Riesling</text:p>
          </table:table-cell>
          <table:table-cell office:value-type="string" calcext:value-type="string">
            <text:p>Joh. Bapt. Sch­āfer</text:p>
          </table:table-cell>
          <table:table-cell office:value-type="float" office:value="37.74447" calcext:value-type="float">
            <text:p>37.7444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17/21/23 La Rose de Manincor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51hdtk6xz0xbmwk3</text:p>
          </table:table-cell>
          <table:table-cell office:value-type="string" calcext:value-type="string">
            <text:p>ROSE</text:p>
          </table:table-cell>
          <table:table-cell office:value-type="string" calcext:value-type="string">
            <text:p>La Rosé de Manincor Bio</text:p>
          </table:table-cell>
          <table:table-cell office:value-type="string" calcext:value-type="string">
            <text:p>Manincor</text:p>
          </table:table-cell>
          <table:table-cell office:value-type="float" office:value="88.01172" calcext:value-type="float">
            <text:p>88.0117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2" calcext:value-type="float">
            <text:p>2022</text:p>
          </table:table-cell>
          <table:table-cell office:value-type="float" office:value="2900" calcext:value-type="float">
            <text:p>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tq9tnae6gf7ykec8g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</text:p>
          </table:table-cell>
          <table:table-cell office:value-type="string" calcext:value-type="string">
            <text:p>Colterenzio (Schreckbichl)</text:p>
          </table:table-cell>
          <table:table-cell office:value-type="float" office:value="27.682129" calcext:value-type="float">
            <text:p>27.6821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Kellerei Trami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3150" calcext:value-type="float">
            <text:p>31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7xgsjwga0x64t8fsfj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</text:p>
          </table:table-cell>
          <table:table-cell office:value-type="string" calcext:value-type="string">
            <text:p>Tramin</text:p>
          </table:table-cell>
          <table:table-cell office:value-type="float" office:value="35.370796" calcext:value-type="float">
            <text:p>35.37079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erlot Riserva Siebeneich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100" calcext:value-type="float">
            <text:p>3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gx3e29tj6x388br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Colterenzio (Schreckbichl)</text:p>
          </table:table-cell>
          <table:table-cell office:value-type="float" office:value="39.502346" calcext:value-type="float">
            <text:p>39.50234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nelius Merlot | Cabernet Sauvignon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950" calcext:value-type="float">
            <text:p>39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Vigna Sori Ginestra Conterno Fantin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5" calcext:value-type="float">
            <text:p>2015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jemm69xxhykex1zvn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Sorì Ginestra Bio</text:p>
          </table:table-cell>
          <table:table-cell office:value-type="string" calcext:value-type="string">
            <text:p>Conterno Fantino</text:p>
          </table:table-cell>
          <table:table-cell office:value-type="float" office:value="62.879356" calcext:value-type="float">
            <text:p>62.87935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arone della Valpolicella Masi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4900" calcext:value-type="float">
            <text:p>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yseejj4m2cbf0j76m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</text:p>
          </table:table-cell>
          <table:table-cell office:value-type="string" calcext:value-type="string">
            <text:p>Amarone Raimondi</text:p>
          </table:table-cell>
          <table:table-cell office:value-type="float" office:value="39.049618" calcext:value-type="float">
            <text:p>39.049618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reo Il Borgo Tenute del Cabre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6" calcext:value-type="float">
            <text:p>2016</text:p>
          </table:table-cell>
          <table:table-cell office:value-type="float" office:value="3700" calcext:value-type="float">
            <text:p>3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y7s19x8j0f86yg17m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breo Il Borgo Grappa</text:p>
          </table:table-cell>
          <table:table-cell office:value-type="string" calcext:value-type="string">
            <text:p>Cabreo</text:p>
          </table:table-cell>
          <table:table-cell office:value-type="float" office:value="90.51835" calcext:value-type="float">
            <text:p>90.518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ssicaia Cabernet S. | Cabernet F. Tenuta di San Guid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1995" calcext:value-type="float">
            <text:p>1995</text:p>
          </table:table-cell>
          <table:table-cell office:value-type="float" office:value="15000" calcext:value-type="float">
            <text:p>15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3hpy7q0n03dkf2w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ssicaia</text:p>
          </table:table-cell>
          <table:table-cell office:value-type="string" calcext:value-type="string">
            <text:p>Tenuta San Guido</text:p>
          </table:table-cell>
          <table:table-cell office:value-type="float" office:value="48.253975" calcext:value-type="float">
            <text:p>48.25397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Taber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5.948647" calcext:value-type="float">
            <text:p>45.9486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Frauenrigl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hg6p05dtb3mt48nevbyebg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rigl</text:p>
          </table:table-cell>
          <table:table-cell office:value-type="string" calcext:value-type="string">
            <text:p>Cantina Kurtatsch</text:p>
          </table:table-cell>
          <table:table-cell office:value-type="float" office:value="44.390003" calcext:value-type="float">
            <text:p>44.39000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Frauenrigl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4500" calcext:value-type="float">
            <text:p>1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hg6p05dtb3mt48nevbyebg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Frauenrigl</text:p>
          </table:table-cell>
          <table:table-cell office:value-type="string" calcext:value-type="string">
            <text:p>Cantina Kurtatsch</text:p>
          </table:table-cell>
          <table:table-cell office:value-type="float" office:value="44.390003" calcext:value-type="float">
            <text:p>44.39000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Riserva Steinraffler Josef Hofstätt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fz8drpdxm807pj2n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Vigna Steinraffler</text:p>
          </table:table-cell>
          <table:table-cell office:value-type="string" calcext:value-type="string">
            <text:p>J. Hofstätter</text:p>
          </table:table-cell>
          <table:table-cell office:value-type="float" office:value="40.042885" calcext:value-type="float">
            <text:p>40.04288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grein Riserva Taber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9000" calcext:value-type="float">
            <text:p>19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g9tcrx4kt4gktkck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grein Riserva Taber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5.948647" calcext:value-type="float">
            <text:p>45.94864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Cornell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qmmf2tym10974h8x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rnell Merlot</text:p>
          </table:table-cell>
          <table:table-cell office:value-type="string" calcext:value-type="string">
            <text:p>Colterenzio (Schreckbichl)</text:p>
          </table:table-cell>
          <table:table-cell office:value-type="float" office:value="32.621235" calcext:value-type="float">
            <text:p>32.62123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Riserva Sigis Mundus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bznp4k1xsr9yv84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gis Mundus Lagrein</text:p>
          </table:table-cell>
          <table:table-cell office:value-type="string" calcext:value-type="string">
            <text:p>Colterenzio (Schreckbichl)</text:p>
          </table:table-cell>
          <table:table-cell office:value-type="float" office:value="49.568394" calcext:value-type="float">
            <text:p>49.56839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Riserva Sigis Mundus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bznp4k1xsr9yv84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gis Mundus Lagrein</text:p>
          </table:table-cell>
          <table:table-cell office:value-type="string" calcext:value-type="string">
            <text:p>Colterenzio (Schreckbichl)</text:p>
          </table:table-cell>
          <table:table-cell office:value-type="float" office:value="49.568394" calcext:value-type="float">
            <text:p>49.56839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grein Riserva Sigis Mundus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1" calcext:value-type="float">
            <text:p>2001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bznp4k1xsr9yv84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igis Mundus Lagrein</text:p>
          </table:table-cell>
          <table:table-cell office:value-type="string" calcext:value-type="string">
            <text:p>Colterenzio (Schreckbichl)</text:p>
          </table:table-cell>
          <table:table-cell office:value-type="float" office:value="49.568394" calcext:value-type="float">
            <text:p>49.56839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Mason di Mason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8100" calcext:value-type="float">
            <text:p>28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5.38554" calcext:value-type="float">
            <text:p>45.3855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Mason di Mason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8100" calcext:value-type="float">
            <text:p>28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8jz57rmx7y4yqhq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Mason di Mason Bio</text:p>
          </table:table-cell>
          <table:table-cell office:value-type="string" calcext:value-type="string">
            <text:p>Manincor</text:p>
          </table:table-cell>
          <table:table-cell office:value-type="float" office:value="45.38554" calcext:value-type="float">
            <text:p>45.3855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Ludwig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27736" calcext:value-type="float">
            <text:p>48.277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Ludwig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27736" calcext:value-type="float">
            <text:p>48.2773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Ludwig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3y4xhj4xhmpssq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inot Nero Ludwig</text:p>
          </table:table-cell>
          <table:table-cell office:value-type="string" calcext:value-type="string">
            <text:p>Elena Walch</text:p>
          </table:table-cell>
          <table:table-cell office:value-type="float" office:value="48.27736" calcext:value-type="float">
            <text:p>48.2773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Jura Nals Margreid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0500" calcext:value-type="float">
            <text:p>1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pdz7npg54r64bbttkg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Chardonnay Magred</text:p>
          </table:table-cell>
          <table:table-cell office:value-type="string" calcext:value-type="string">
            <text:p>Nals Margreid</text:p>
          </table:table-cell>
          <table:table-cell office:value-type="float" office:value="49.731403" calcext:value-type="float">
            <text:p>49.73140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Riserva Mazon J. Hofstätt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vgjbg57e1h6ts3237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Riserva</text:p>
          </table:table-cell>
          <table:table-cell office:value-type="string" calcext:value-type="string">
            <text:p>J. Hofstätter</text:p>
          </table:table-cell>
          <table:table-cell office:value-type="float" office:value="39.14622" calcext:value-type="float">
            <text:p>39.1462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lauburgunder Franz Haas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2500" calcext:value-type="float">
            <text:p>1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896b1vzp88mz9mxns8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Haas Rot Trocken</text:p>
          </table:table-cell>
          <table:table-cell office:value-type="string" calcext:value-type="string">
            <text:p>Johannes Haas</text:p>
          </table:table-cell>
          <table:table-cell office:value-type="float" office:value="24.637642" calcext:value-type="float">
            <text:p>24.63764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lauburgunder San Urbano J. Hofstätt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4500" calcext:value-type="float">
            <text:p>24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b4rjgpder3smhfakv2fc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burgunder Barthenau Vigna S. Urbano</text:p>
          </table:table-cell>
          <table:table-cell office:value-type="string" calcext:value-type="string">
            <text:p>J. Hofstätter</text:p>
          </table:table-cell>
          <table:table-cell office:value-type="float" office:value="40.204475" calcext:value-type="float">
            <text:p>40.20447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rlot Siebeneich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pg4py5d7tbkjynb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0.03794" calcext:value-type="float">
            <text:p>40.03794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rlot Siebeneich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kpg4py5d7tbkjynb3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 Riserva Siebeneich</text:p>
          </table:table-cell>
          <table:table-cell office:value-type="string" calcext:value-type="string">
            <text:p>Kellerei Bozen / Cantina Bolzano</text:p>
          </table:table-cell>
          <table:table-cell office:value-type="float" office:value="40.03794" calcext:value-type="float">
            <text:p>40.03794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Riserva Istrice Elena Wal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0350" calcext:value-type="float">
            <text:p>103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6820wjbdg9fbdw02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Istrice</text:p>
          </table:table-cell>
          <table:table-cell office:value-type="string" calcext:value-type="string">
            <text:p>Elena Walch</text:p>
          </table:table-cell>
          <table:table-cell office:value-type="float" office:value="51.73893" calcext:value-type="float">
            <text:p>51.7389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Riserva Freienfeld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js8rshj1vbhpgcwdy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Freienfeld</text:p>
          </table:table-cell>
          <table:table-cell office:value-type="string" calcext:value-type="string">
            <text:p>Cantina Kurtatsch</text:p>
          </table:table-cell>
          <table:table-cell office:value-type="float" office:value="36.34105" calcext:value-type="float">
            <text:p>36.3410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/14/18 Cabernet Mumelter Kellerei Boze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3200" calcext:value-type="float">
            <text:p>13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1pv6cdt8ad8ga017c9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18-Six-18</text:p>
          </table:table-cell>
          <table:table-cell office:value-type="string" calcext:value-type="string">
            <text:p>Road 13</text:p>
          </table:table-cell>
          <table:table-cell office:value-type="float" office:value="42.322647" calcext:value-type="float">
            <text:p>42.322647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Riserva Quintessenz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3500" calcext:value-type="float">
            <text:p>1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gtf8mqh1jmt2ry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Quintessenz</text:p>
          </table:table-cell>
          <table:table-cell office:value-type="string" calcext:value-type="string">
            <text:p>Kellerei Kaltern</text:p>
          </table:table-cell>
          <table:table-cell office:value-type="float" office:value="45.449287" calcext:value-type="float">
            <text:p>45.44928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Riserva One by One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23p3eree0br6vsd6d14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oject XXX One By One</text:p>
          </table:table-cell>
          <table:table-cell office:value-type="string" calcext:value-type="string">
            <text:p>Kellerei Kaltern</text:p>
          </table:table-cell>
          <table:table-cell office:value-type="float" office:value="52.229282" calcext:value-type="float">
            <text:p>52.22928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8200" calcext:value-type="float">
            <text:p>18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Riserva kunst.stück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9500" calcext:value-type="float">
            <text:p>1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nr2a29wese6gmcd1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unst.Stück Cabernet Sauvignon Riserva</text:p>
          </table:table-cell>
          <table:table-cell office:value-type="string" calcext:value-type="string">
            <text:p>Kellerei Kaltern</text:p>
          </table:table-cell>
          <table:table-cell office:value-type="float" office:value="53.851875" calcext:value-type="float">
            <text:p>53.85187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Riserva Pfarrhof Kellerei Kalter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ev42gdt04614dpwthzqn23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Riserva Pfarrhof</text:p>
          </table:table-cell>
          <table:table-cell office:value-type="string" calcext:value-type="string">
            <text:p>Kellerei Kaltern</text:p>
          </table:table-cell>
          <table:table-cell office:value-type="float" office:value="48.932266" calcext:value-type="float">
            <text:p>48.9322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bernet Sauvignon Lafoa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4" calcext:value-type="float">
            <text:p>2004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mdefg96fmbcyrs5r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Lafóa</text:p>
          </table:table-cell>
          <table:table-cell office:value-type="string" calcext:value-type="string">
            <text:p>Colterenzio (Schreckbichl)</text:p>
          </table:table-cell>
          <table:table-cell office:value-type="float" office:value="35.900635" calcext:value-type="float">
            <text:p>35.900635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stel Campan Merlot | Cabernet Franc Manincor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4100" calcext:value-type="float">
            <text:p>24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7fteyvmd67b82hxx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stel Campan Bio</text:p>
          </table:table-cell>
          <table:table-cell office:value-type="string" calcext:value-type="string">
            <text:p>Manincor</text:p>
          </table:table-cell>
          <table:table-cell office:value-type="float" office:value="50.247536" calcext:value-type="float">
            <text:p>50.24753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cus Cabernet franc | Merlot Walter Schull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20400" calcext:value-type="float">
            <text:p>20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istar Edizione Sölva &amp; Söh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0800" calcext:value-type="float">
            <text:p>20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32.488293" calcext:value-type="float">
            <text:p>32.48829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0300" calcext:value-type="float">
            <text:p>20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Reif Unterganzner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0900" calcext:value-type="float">
            <text:p>20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nkza4y83vwrfm2gfkj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omposition Reif</text:p>
          </table:table-cell>
          <table:table-cell office:value-type="string" calcext:value-type="string">
            <text:p>Erbhof Unterganzner</text:p>
          </table:table-cell>
          <table:table-cell office:value-type="float" office:value="33.294586" calcext:value-type="float">
            <text:p>33.294586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istar Rot Sölva &amp; Söh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14200" calcext:value-type="float">
            <text:p>1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28.760067" calcext:value-type="float">
            <text:p>28.760067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istar Rot Sölva &amp; Söhne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22" calcext:value-type="float">
            <text:p>2022</text:p>
          </table:table-cell>
          <table:table-cell office:value-type="float" office:value="29300" calcext:value-type="float">
            <text:p>29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7dgb9bz5ey60rhfe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Amistar Bianco</text:p>
          </table:table-cell>
          <table:table-cell office:value-type="string" calcext:value-type="string">
            <text:p>Peter Sölva</text:p>
          </table:table-cell>
          <table:table-cell office:value-type="float" office:value="28.760067" calcext:value-type="float">
            <text:p>28.760067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Amistar Edizione Riserva Sölva &amp; Söhn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5200" calcext:value-type="float">
            <text:p>2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h44s6et0twfmk98m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istar Edizione Rossa</text:p>
          </table:table-cell>
          <table:table-cell office:value-type="string" calcext:value-type="string">
            <text:p>Peter Sölva</text:p>
          </table:table-cell>
          <table:table-cell office:value-type="float" office:value="32.488293" calcext:value-type="float">
            <text:p>32.488293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13/14/19 Soma Merlot | Cabernet Kellerei Kurtats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0" calcext:value-type="float">
            <text:p>0</text:p>
          </table:table-cell>
          <table:table-cell office:value-type="float" office:value="11800" calcext:value-type="float">
            <text:p>11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a0j5ewcpxrqg646t3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</text:p>
          </table:table-cell>
          <table:table-cell office:value-type="string" calcext:value-type="string">
            <text:p>19 Crimes</text:p>
          </table:table-cell>
          <table:table-cell office:value-type="float" office:value="40.400078" calcext:value-type="float">
            <text:p>40.400078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rlot – Lagrein Kellerei Mer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9800" calcext:value-type="float">
            <text:p>9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6h2aszm0rgebf6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f von Meran Lagrein</text:p>
          </table:table-cell>
          <table:table-cell office:value-type="string" calcext:value-type="string">
            <text:p>Kellerei Meran</text:p>
          </table:table-cell>
          <table:table-cell office:value-type="float" office:value="45.527897" calcext:value-type="float">
            <text:p>45.527897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acus Selection Cabernet Franc | Merlot Walter Schullia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2220hd653cma24yr76zfbp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acus</text:p>
          </table:table-cell>
          <table:table-cell office:value-type="string" calcext:value-type="string">
            <text:p>Weingut Walter Schullian</text:p>
          </table:table-cell>
          <table:table-cell office:value-type="float" office:value="52.287228" calcext:value-type="float">
            <text:p>52.28722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ugum Merlot I Cabernet Sauvignon Peter Dipol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4pmmfh7qv6jhpqwyczj3wf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Sauvignon Iugum</text:p>
          </table:table-cell>
          <table:table-cell office:value-type="string" calcext:value-type="string">
            <text:p>Peter Dipoli</text:p>
          </table:table-cell>
          <table:table-cell office:value-type="float" office:value="57.73259" calcext:value-type="float">
            <text:p>57.73259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accara Merlot | Cabernet Weingut Eichenstein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exv8k3174b32dsg556z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accara</text:p>
          </table:table-cell>
          <table:table-cell office:value-type="string" calcext:value-type="string">
            <text:p>Eichenstein</text:p>
          </table:table-cell>
          <table:table-cell office:value-type="float" office:value="40.70499" calcext:value-type="float">
            <text:p>40.70499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Merlot – Lagrein Kellerei Meran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5" calcext:value-type="float">
            <text:p>2015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6h2aszm0rgebf6y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raf von Meran Lagrein</text:p>
          </table:table-cell>
          <table:table-cell office:value-type="string" calcext:value-type="string">
            <text:p>Kellerei Meran</text:p>
          </table:table-cell>
          <table:table-cell office:value-type="float" office:value="45.527897" calcext:value-type="float">
            <text:p>45.52789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3000" calcext:value-type="float">
            <text:p>13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5" calcext:value-type="float">
            <text:p>2005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ornelius Merlot | Cabernet Schreckbichl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1999" calcext:value-type="float">
            <text:p>1999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15f2c5qcq2vefngn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erlot-Cabernet Corneli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8.16667" calcext:value-type="float">
            <text:p>38.166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Leonardo BIO Tenuta San Leonar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0500" calcext:value-type="float">
            <text:p>2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n Leonardo BIO Tenuta San Leonard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3" calcext:value-type="float">
            <text:p>2013</text:p>
          </table:table-cell>
          <table:table-cell office:value-type="float" office:value="41600" calcext:value-type="float">
            <text:p>41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rhxzs3mytd8sngpx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San Leonardo</text:p>
          </table:table-cell>
          <table:table-cell office:value-type="float" office:value="94.19123" calcext:value-type="float">
            <text:p>94.1912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7200" calcext:value-type="float">
            <text:p>1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Pietro dal Cero Cà dei Fra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4200" calcext:value-type="float">
            <text:p>24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g38xhhverb8hjn93q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Pietro Dal Cero</text:p>
          </table:table-cell>
          <table:table-cell office:value-type="string" calcext:value-type="string">
            <text:p>Cà dei Frati</text:p>
          </table:table-cell>
          <table:table-cell office:value-type="float" office:value="48.01798" calcext:value-type="float">
            <text:p>48.0179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3" calcext:value-type="float">
            <text:p>2013</text:p>
          </table:table-cell>
          <table:table-cell office:value-type="float" office:value="41000" calcext:value-type="float">
            <text:p>4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2" calcext:value-type="float">
            <text:p>2012</text:p>
          </table:table-cell>
          <table:table-cell office:value-type="float" office:value="35500" calcext:value-type="float">
            <text:p>3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Tom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22000" calcext:value-type="float">
            <text:p>2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2m7jvwzm9fs59scz3p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</text:p>
          </table:table-cell>
          <table:table-cell office:value-type="string" calcext:value-type="string">
            <text:p>Tommasi</text:p>
          </table:table-cell>
          <table:table-cell office:value-type="float" office:value="29.45158" calcext:value-type="float">
            <text:p>29.45158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Costaser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0" calcext:value-type="float">
            <text:p>2010</text:p>
          </table:table-cell>
          <table:table-cell office:value-type="float" office:value="18900" calcext:value-type="float">
            <text:p>18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1hjdw9h6nhb6ar8v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Costasera</text:p>
          </table:table-cell>
          <table:table-cell office:value-type="string" calcext:value-type="string">
            <text:p>Masi</text:p>
          </table:table-cell>
          <table:table-cell office:value-type="float" office:value="28.950443" calcext:value-type="float">
            <text:p>28.950443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rone Costasera Riserva Mas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08" calcext:value-type="float">
            <text:p>2008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x6ajfw8xnmfax6dmj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rone della Valpolicella Classico Riserva Costasera</text:p>
          </table:table-cell>
          <table:table-cell office:value-type="string" calcext:value-type="string">
            <text:p>Masi</text:p>
          </table:table-cell>
          <table:table-cell office:value-type="float" office:value="30.10965" calcext:value-type="float">
            <text:p>30.1096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reo il Borgo Tenute del Cabre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y7s19x8j0f86yg17m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breo Il Borgo Grappa</text:p>
          </table:table-cell>
          <table:table-cell office:value-type="string" calcext:value-type="string">
            <text:p>Cabreo</text:p>
          </table:table-cell>
          <table:table-cell office:value-type="float" office:value="90.51835" calcext:value-type="float">
            <text:p>90.5183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reo il Borgo Tenute del Cabre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y7s19x8j0f86yg17m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breo Il Borgo Grappa</text:p>
          </table:table-cell>
          <table:table-cell office:value-type="string" calcext:value-type="string">
            <text:p>Cabreo</text:p>
          </table:table-cell>
          <table:table-cell office:value-type="float" office:value="90.51835" calcext:value-type="float">
            <text:p>90.5183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ianti Classico Sangiovese Fontodi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0100" calcext:value-type="float">
            <text:p>10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0f0t49p6s4b6nvkd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hianti Classico Bio</text:p>
          </table:table-cell>
          <table:table-cell office:value-type="string" calcext:value-type="string">
            <text:p>Fontodi</text:p>
          </table:table-cell>
          <table:table-cell office:value-type="float" office:value="46.30584" calcext:value-type="float">
            <text:p>46.3058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nti Classico Sangiovese Tenuta di Nozzol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cmhk8z6y4gc6w8r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zzole Chianti Classico Riserva</text:p>
          </table:table-cell>
          <table:table-cell office:value-type="string" calcext:value-type="string">
            <text:p>Tenuta di Nozzole</text:p>
          </table:table-cell>
          <table:table-cell office:value-type="float" office:value="52.89381" calcext:value-type="float">
            <text:p>52.8938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nti Classico Sangiovese Tenuta di Nozzol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2" calcext:value-type="float">
            <text:p>2022</text:p>
          </table:table-cell>
          <table:table-cell office:value-type="float" office:value="9900" calcext:value-type="float">
            <text:p>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cmhk8z6y4gc6w8r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zzole Chianti Classico Riserva</text:p>
          </table:table-cell>
          <table:table-cell office:value-type="string" calcext:value-type="string">
            <text:p>Tenuta di Nozzole</text:p>
          </table:table-cell>
          <table:table-cell office:value-type="float" office:value="52.89381" calcext:value-type="float">
            <text:p>52.89381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nti Classico Riserva La Forra Tenuta di Nozzol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cmhk8z6y4gc6w8r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zzole Chianti Classico Riserva</text:p>
          </table:table-cell>
          <table:table-cell office:value-type="string" calcext:value-type="string">
            <text:p>Tenuta di Nozzole</text:p>
          </table:table-cell>
          <table:table-cell office:value-type="float" office:value="55.990067" calcext:value-type="float">
            <text:p>55.99006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nti Classico Riserva La Forra Tenuta di Nozzol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cmhk8z6y4gc6w8r9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Nozzole Chianti Classico Riserva</text:p>
          </table:table-cell>
          <table:table-cell office:value-type="string" calcext:value-type="string">
            <text:p>Tenuta di Nozzole</text:p>
          </table:table-cell>
          <table:table-cell office:value-type="float" office:value="55.990067" calcext:value-type="float">
            <text:p>55.99006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epparello Sangiovese Isole ed Olen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29900" calcext:value-type="float">
            <text:p>2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x8kxsrj2cn2p1729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Sangiovese Cepparello Rosso</text:p>
          </table:table-cell>
          <table:table-cell office:value-type="string" calcext:value-type="string">
            <text:p>Isole e Olena</text:p>
          </table:table-cell>
          <table:table-cell office:value-type="float" office:value="46.882835" calcext:value-type="float">
            <text:p>46.88283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Serre Nuove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5800" calcext:value-type="float">
            <text:p>15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4p32acb7v4yb1s1m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e Serre Nuove</text:p>
          </table:table-cell>
          <table:table-cell office:value-type="string" calcext:value-type="string">
            <text:p>Ornellaia</text:p>
          </table:table-cell>
          <table:table-cell office:value-type="float" office:value="47.49801" calcext:value-type="float">
            <text:p>47.498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l Blu Merlot I Cabernet Sauvingon I Sangiovese Branc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8500" calcext:value-type="float">
            <text:p>1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059cbvd5963rqbm6tt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l Blu</text:p>
          </table:table-cell>
          <table:table-cell office:value-type="string" calcext:value-type="string">
            <text:p>Brancaia</text:p>
          </table:table-cell>
          <table:table-cell office:value-type="float" office:value="43.516083" calcext:value-type="float">
            <text:p>43.5160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62000" calcext:value-type="float">
            <text:p>6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Caparz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7" calcext:value-type="float">
            <text:p>2017</text:p>
          </table:table-cell>
          <table:table-cell office:value-type="float" office:value="16000" calcext:value-type="float">
            <text:p>16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324q2k0cz3vf0ptm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parzo</text:p>
          </table:table-cell>
          <table:table-cell office:value-type="float" office:value="43.655678" calcext:value-type="float">
            <text:p>43.655678</text:p>
          </table:table-cell>
        </table:table-row>
        <table:table-row table:style-name="ro5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Tignanello Sangiovese | Cabernet Sauvignon Tenuta Tignanell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86.05624" calcext:value-type="float">
            <text:p>86.05624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Costan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21500" calcext:value-type="float">
            <text:p>2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41.10086" calcext:value-type="float">
            <text:p>41.1008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Tenuta la Fug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1mr6459rcm3p1vctq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Tenuta La Fuga</text:p>
          </table:table-cell>
          <table:table-cell office:value-type="float" office:value="48.642025" calcext:value-type="float">
            <text:p>48.64202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63000" calcext:value-type="float">
            <text:p>63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Castel Giocon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3800" calcext:value-type="float">
            <text:p>1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285446" calcext:value-type="float">
            <text:p>40.285446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hianti Classico Sangiovese Tenuta Tignanell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2000" calcext:value-type="float">
            <text:p>1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swn8cnrh7jb8qff1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ignanello</text:p>
          </table:table-cell>
          <table:table-cell office:value-type="string" calcext:value-type="string">
            <text:p>Antinori - Tenuta Tignanello</text:p>
          </table:table-cell>
          <table:table-cell office:value-type="float" office:value="47.55347" calcext:value-type="float">
            <text:p>47.55347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63500" calcext:value-type="float">
            <text:p>6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CastelGiocond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6300" calcext:value-type="float">
            <text:p>163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495jd2nppw10k2cyz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antina di Montalcino</text:p>
          </table:table-cell>
          <table:table-cell office:value-type="float" office:value="40.285446" calcext:value-type="float">
            <text:p>40.285446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a Corte Sangiovese Cast. di Quercet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6500" calcext:value-type="float">
            <text:p>1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xkytsgxj392rx2nmv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erceto Romantic</text:p>
          </table:table-cell>
          <table:table-cell office:value-type="string" calcext:value-type="string">
            <text:p>Castello di Querceto</text:p>
          </table:table-cell>
          <table:table-cell office:value-type="float" office:value="34.1872" calcext:value-type="float">
            <text:p>34.187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runello di Montalcino Sangiovese Costan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22500" calcext:value-type="float">
            <text:p>22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f3cmcqweyg8nyq4ss0aht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runello di Montalcino</text:p>
          </table:table-cell>
          <table:table-cell office:value-type="string" calcext:value-type="string">
            <text:p>Conti Costanti</text:p>
          </table:table-cell>
          <table:table-cell office:value-type="float" office:value="41.10086" calcext:value-type="float">
            <text:p>41.1008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emani Cabernet Franc Duemani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37500" calcext:value-type="float">
            <text:p>3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8e4ne1eqt4kapf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Bio</text:p>
          </table:table-cell>
          <table:table-cell office:value-type="string" calcext:value-type="string">
            <text:p>Duemani</text:p>
          </table:table-cell>
          <table:table-cell office:value-type="float" office:value="76.89612" calcext:value-type="float">
            <text:p>76.8961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ra Cabernet Sauvignon | Merlot Pet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66.99666" calcext:value-type="float">
            <text:p>66.996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etra Cabernet Sauvignon | Merlot Pet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853ehafk26j3my2hf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Petra</text:p>
          </table:table-cell>
          <table:table-cell office:value-type="float" office:value="66.99666" calcext:value-type="float">
            <text:p>66.99666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ltrovino Merlot | Cabernet Franc Duemani BI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4800" calcext:value-type="float">
            <text:p>1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2dzf22y4hpzrmqh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ltrovino Merlot e Cabernet Franc</text:p>
          </table:table-cell>
          <table:table-cell office:value-type="string" calcext:value-type="string">
            <text:p>Duemani</text:p>
          </table:table-cell>
          <table:table-cell office:value-type="float" office:value="51.16457" calcext:value-type="float">
            <text:p>51.16457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Lucente Merlot | Sangiovese Luce della Vi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2800" calcext:value-type="float">
            <text:p>12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33.457466" calcext:value-type="float">
            <text:p>33.4574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uce Merlot | Sangiovese Luce della Vi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29500" calcext:value-type="float">
            <text:p>29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m9jp96emkssr3n64wy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Luce della Vite</text:p>
          </table:table-cell>
          <table:table-cell office:value-type="string" calcext:value-type="string">
            <text:p>Frescobaldi - Tenuta Luce</text:p>
          </table:table-cell>
          <table:table-cell office:value-type="float" office:value="54.43142" calcext:value-type="float">
            <text:p>54.4314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 Sodi di San Nicolo Castellar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26800" calcext:value-type="float">
            <text:p>2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2hxt8mx9sfhqn7v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I Sodi di S. Niccolò</text:p>
          </table:table-cell>
          <table:table-cell office:value-type="string" calcext:value-type="string">
            <text:p>Castellare</text:p>
          </table:table-cell>
          <table:table-cell office:value-type="float" office:value="45.371315" calcext:value-type="float">
            <text:p>45.37131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Il Pareto Cabernet Sauvignon Nozzol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7400" calcext:value-type="float">
            <text:p>17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9ptp4r68vg492ppq5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Sauvignon Il Pareto</text:p>
          </table:table-cell>
          <table:table-cell office:value-type="string" calcext:value-type="string">
            <text:p>Tenuta di Nozzole</text:p>
          </table:table-cell>
          <table:table-cell office:value-type="float" office:value="38.926414" calcext:value-type="float">
            <text:p>38.926414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ignale Cabernet Sauvignon | Merlot Cast. di Quercet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7200" calcext:value-type="float">
            <text:p>1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sxmxkytsgxj392rx2nmvv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Querceto Romantic</text:p>
          </table:table-cell>
          <table:table-cell office:value-type="string" calcext:value-type="string">
            <text:p>Castello di Querceto</text:p>
          </table:table-cell>
          <table:table-cell office:value-type="float" office:value="34.1872" calcext:value-type="float">
            <text:p>34.187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Valdisanti Tolain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7800" calcext:value-type="float">
            <text:p>1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y537gzjt8twqs29y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Tenuta San Giovanni Valdisanti</text:p>
          </table:table-cell>
          <table:table-cell office:value-type="string" calcext:value-type="string">
            <text:p>Tolaini</text:p>
          </table:table-cell>
          <table:table-cell office:value-type="float" office:value="42.22027" calcext:value-type="float">
            <text:p>42.22027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iserno Merlot | Cabernet | Petit Verdot Tenuta di Bisern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30500" calcext:value-type="float">
            <text:p>30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j52tf6846f0w722wxdzvfs9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rappa di Biserno</text:p>
          </table:table-cell>
          <table:table-cell office:value-type="string" calcext:value-type="string">
            <text:p>Tenuta di Biserno</text:p>
          </table:table-cell>
          <table:table-cell office:value-type="float" office:value="75.36325" calcext:value-type="float">
            <text:p>75.36325</text:p>
          </table:table-cell>
        </table:table-row>
        <table:table-row table:style-name="ro4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reo Nino Sangiovese Tenuta del Cabre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1" calcext:value-type="float">
            <text:p>2011</text:p>
          </table:table-cell>
          <table:table-cell office:value-type="float" office:value="23500" calcext:value-type="float">
            <text:p>23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y7s19x8j0f86yg17m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breo Il Borgo Grappa</text:p>
          </table:table-cell>
          <table:table-cell office:value-type="string" calcext:value-type="string">
            <text:p>Cabreo</text:p>
          </table:table-cell>
          <table:table-cell office:value-type="float" office:value="78.15829" calcext:value-type="float">
            <text:p>78.15829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Ornellaia Tenuta d. Ornellaia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5" calcext:value-type="float">
            <text:p>2015</text:p>
          </table:table-cell>
          <table:table-cell office:value-type="float" office:value="119900" calcext:value-type="float">
            <text:p>1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fvgk1q39g2jv68bzta79nbe</text:p>
          </table:table-cell>
          <table:table-cell office:value-type="string" calcext:value-type="string">
            <text:p>RED</text:p>
          </table:table-cell>
          <table:table-cell table:number-columns-repeated="2" office:value-type="string" calcext:value-type="string">
            <text:p>Ornellaia</text:p>
          </table:table-cell>
          <table:table-cell office:value-type="float" office:value="86.315" calcext:value-type="float">
            <text:p>86.31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uemani Cabernet Franc Duemani BI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5" calcext:value-type="float">
            <text:p>2015</text:p>
          </table:table-cell>
          <table:table-cell office:value-type="float" office:value="75200" calcext:value-type="float">
            <text:p>7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fh8e4ne1eqt4kapfr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abernet Franc Bio</text:p>
          </table:table-cell>
          <table:table-cell office:value-type="string" calcext:value-type="string">
            <text:p>Duemani</text:p>
          </table:table-cell>
          <table:table-cell office:value-type="float" office:value="76.89612" calcext:value-type="float">
            <text:p>76.8961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uidalberto Merlot Tenuta di San Guido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0" calcext:value-type="float">
            <text:p>2010</text:p>
          </table:table-cell>
          <table:table-cell office:value-type="float" office:value="28500" calcext:value-type="float">
            <text:p>2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nx8asdj89jfbepz68c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Guidalberto</text:p>
          </table:table-cell>
          <table:table-cell office:value-type="string" calcext:value-type="string">
            <text:p>Tenuta San Guido</text:p>
          </table:table-cell>
          <table:table-cell office:value-type="float" office:value="51.022053" calcext:value-type="float">
            <text:p>51.02205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reo il Borgo Tenute del Cabreo</text:p>
          </table:table-cell>
          <table:table-cell table:number-columns-repeated="2"/>
          <table:table-cell office:value-type="string" calcext:value-type="string">
            <text:p>BORDEAUX_JEROBOAM</text:p>
          </table:table-cell>
          <table:table-cell office:value-type="float" office:value="2020" calcext:value-type="float">
            <text:p>2020</text:p>
          </table:table-cell>
          <table:table-cell office:value-type="float" office:value="46800" calcext:value-type="float">
            <text:p>4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y7s19x8j0f86yg17m0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Cabreo Il Borgo Grappa</text:p>
          </table:table-cell>
          <table:table-cell office:value-type="string" calcext:value-type="string">
            <text:p>Cabreo</text:p>
          </table:table-cell>
          <table:table-cell office:value-type="float" office:value="90.51835" calcext:value-type="float">
            <text:p>90.51835</text:p>
          </table:table-cell>
        </table:table-row>
        <table:table-row table:style-name="ro3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iul Merlot | Refosco | Cabernet Sauvignon Ermacor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8600" calcext:value-type="float">
            <text:p>86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8zh059595ygzv8yqrk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Rîul</text:p>
          </table:table-cell>
          <table:table-cell office:value-type="string" calcext:value-type="string">
            <text:p>Ermacora</text:p>
          </table:table-cell>
          <table:table-cell office:value-type="float" office:value="44.6713" calcext:value-type="float">
            <text:p>44.6713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abernet Tasca d’Almerit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2200" calcext:value-type="float">
            <text:p>12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bxdbmx8ed9dbvznpcgd2app</text:p>
          </table:table-cell>
          <table:table-cell office:value-type="string" calcext:value-type="string">
            <text:p>SPARKLING</text:p>
          </table:table-cell>
          <table:table-cell office:value-type="string" calcext:value-type="string">
            <text:p>Amerita Brut</text:p>
          </table:table-cell>
          <table:table-cell office:value-type="string" calcext:value-type="string">
            <text:p>Tasca d’Almerita</text:p>
          </table:table-cell>
          <table:table-cell office:value-type="float" office:value="48.9406" calcext:value-type="float">
            <text:p>48.940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Palari Faro Rosso Palar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2" calcext:value-type="float">
            <text:p>2012</text:p>
          </table:table-cell>
          <table:table-cell office:value-type="float" office:value="13900" calcext:value-type="float">
            <text:p>13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jafk4nw0p6arrgaes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Faro</text:p>
          </table:table-cell>
          <table:table-cell office:value-type="string" calcext:value-type="string">
            <text:p>Palari</text:p>
          </table:table-cell>
          <table:table-cell office:value-type="float" office:value="67.14583" calcext:value-type="float">
            <text:p>67.1458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is. Montestefano Prod. del Barbare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99zh5abyetfdb1es8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Montestefano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50594" calcext:value-type="float">
            <text:p>68.50594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Ris. Rabaja Nebbiolo Prod. del Barbaresc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9200" calcext:value-type="float">
            <text:p>19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sc8fpqfq5ecnb6ftey7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Riserva Rabajà</text:p>
          </table:table-cell>
          <table:table-cell office:value-type="string" calcext:value-type="string">
            <text:p>Produttori del Barbaresco</text:p>
          </table:table-cell>
          <table:table-cell office:value-type="float" office:value="68.01691" calcext:value-type="float">
            <text:p>68.01691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era d’Asti Montebruna Braida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8100" calcext:value-type="float">
            <text:p>81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ecvskr4debpczwvbs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era d'Asti Montebruna</text:p>
          </table:table-cell>
          <table:table-cell office:value-type="string" calcext:value-type="string">
            <text:p>Braida</text:p>
          </table:table-cell>
          <table:table-cell office:value-type="float" office:value="50.073395" calcext:value-type="float">
            <text:p>50.07339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Vanotu Nebbiolo Pelisser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9900" calcext:value-type="float">
            <text:p>1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trdje9dthhee31azb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Vanotu</text:p>
          </table:table-cell>
          <table:table-cell office:value-type="string" calcext:value-type="string">
            <text:p>Pelissero</text:p>
          </table:table-cell>
          <table:table-cell office:value-type="float" office:value="46.909267" calcext:value-type="float">
            <text:p>46.909267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npra Langhe Rosso Conterno Fantin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6xcxj45kvtaz1ykbh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Monprà</text:p>
          </table:table-cell>
          <table:table-cell office:value-type="string" calcext:value-type="string">
            <text:p>Conterno Fantino</text:p>
          </table:table-cell>
          <table:table-cell office:value-type="float" office:value="53.15905" calcext:value-type="float">
            <text:p>53.15905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baresco Martinenga Nebbiolo Marchesi di Gresy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5500" calcext:value-type="float">
            <text:p>15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5evfefewmwzk9bd1hq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baresco Martinenga</text:p>
          </table:table-cell>
          <table:table-cell office:value-type="string" calcext:value-type="string">
            <text:p>Marchesi di Gresy</text:p>
          </table:table-cell>
          <table:table-cell office:value-type="float" office:value="54.029945" calcext:value-type="float">
            <text:p>54.029945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Barolo Castiglione Nebbiolo Vietti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8000" calcext:value-type="float">
            <text:p>18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7rmtqah8vf04j2jwxa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arolo Castiglione</text:p>
          </table:table-cell>
          <table:table-cell office:value-type="string" calcext:value-type="string">
            <text:p>Vietti</text:p>
          </table:table-cell>
          <table:table-cell office:value-type="float" office:value="45.488342" calcext:value-type="float">
            <text:p>45.48834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Es Magnum Primitivo Gianfranco Fino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900" calcext:value-type="float">
            <text:p>17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hbhm8bfjjcw2z50av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Primitivo Es</text:p>
          </table:table-cell>
          <table:table-cell office:value-type="string" calcext:value-type="string">
            <text:p>Gianfranco Fino</text:p>
          </table:table-cell>
          <table:table-cell office:value-type="float" office:value="50.468666" calcext:value-type="float">
            <text:p>50.468666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mativo Primitivo | Negroamaro Cantele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1" calcext:value-type="float">
            <text:p>2021</text:p>
          </table:table-cell>
          <table:table-cell office:value-type="float" office:value="17500" calcext:value-type="float">
            <text:p>1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t9y256b4g3k400p4kqw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Amativo</text:p>
          </table:table-cell>
          <table:table-cell office:value-type="string" calcext:value-type="string">
            <text:p>Cantele</text:p>
          </table:table-cell>
          <table:table-cell office:value-type="float" office:value="40.22093" calcext:value-type="float">
            <text:p>40.2209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30 Blaufränkisch Alter Berg BIO Heinrich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17700" calcext:value-type="float">
            <text:p>177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jta8zhqgcb2s57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r Berg</text:p>
          </table:table-cell>
          <table:table-cell office:value-type="string" calcext:value-type="string">
            <text:p>Heinrich</text:p>
          </table:table-cell>
          <table:table-cell office:value-type="float" office:value="38.34899" calcext:value-type="float">
            <text:p>38.34899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30 Blaufränkisch Alter Berg BIO Heinrich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21" calcext:value-type="float">
            <text:p>2021</text:p>
          </table:table-cell>
          <table:table-cell office:value-type="float" office:value="35900" calcext:value-type="float">
            <text:p>35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hjta8zhqgcb2s5750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Blaufränkisch Alter Berg</text:p>
          </table:table-cell>
          <table:table-cell office:value-type="string" calcext:value-type="string">
            <text:p>Heinrich</text:p>
          </table:table-cell>
          <table:table-cell office:value-type="float" office:value="38.34899" calcext:value-type="float">
            <text:p>38.34899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R1 Redstone Grand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1" calcext:value-type="float">
            <text:p>2021</text:p>
          </table:table-cell>
          <table:table-cell office:value-type="float" office:value="42000" calcext:value-type="float">
            <text:p>42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20" calcext:value-type="float">
            <text:p>2020</text:p>
          </table:table-cell>
          <table:table-cell office:value-type="float" office:value="14900" calcext:value-type="float">
            <text:p>14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R1 Redstone Cabernet Sauvignon | Malbec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9" calcext:value-type="float">
            <text:p>2019</text:p>
          </table:table-cell>
          <table:table-cell office:value-type="float" office:value="10800" calcext:value-type="float">
            <text:p>10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egcvrbydbns83w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Cabernet Sauvignon</text:p>
          </table:table-cell>
          <table:table-cell office:value-type="string" calcext:value-type="string">
            <text:p>Capelands</text:p>
          </table:table-cell>
          <table:table-cell office:value-type="float" office:value="46.897713" calcext:value-type="float">
            <text:p>46.897713</text:p>
          </table:table-cell>
        </table:table-row>
        <table:table-row table:style-name="ro6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CR1 Redstone Cabernet Sauvignon | Malbec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8" calcext:value-type="float">
            <text:p>2018</text:p>
          </table:table-cell>
          <table:table-cell office:value-type="float" office:value="11200" calcext:value-type="float">
            <text:p>11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egcvrbydbns83wvh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Cabernet Sauvignon</text:p>
          </table:table-cell>
          <table:table-cell office:value-type="string" calcext:value-type="string">
            <text:p>Capelands</text:p>
          </table:table-cell>
          <table:table-cell office:value-type="float" office:value="46.897713" calcext:value-type="float">
            <text:p>46.897713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6" calcext:value-type="float">
            <text:p>2016</text:p>
          </table:table-cell>
          <table:table-cell office:value-type="float" office:value="15200" calcext:value-type="float">
            <text:p>15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5" calcext:value-type="float">
            <text:p>2015</text:p>
          </table:table-cell>
          <table:table-cell office:value-type="float" office:value="15400" calcext:value-type="float">
            <text:p>1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dstone Cabernet Sauvignon | Malbec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4" calcext:value-type="float">
            <text:p>2014</text:p>
          </table:table-cell>
          <table:table-cell office:value-type="float" office:value="11000" calcext:value-type="float">
            <text:p>110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xjbxhbb6vrf8yz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lein Redstone Cabernet Sauvignon - Malbec</text:p>
          </table:table-cell>
          <table:table-cell office:value-type="string" calcext:value-type="string">
            <text:p>Capelands</text:p>
          </table:table-cell>
          <table:table-cell office:value-type="float" office:value="45.71001" calcext:value-type="float">
            <text:p>45.71001</text:p>
          </table:table-cell>
        </table:table-row>
        <table:table-row table:style-name="ro5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Redstone Cabernet Sauvignon | Malbec Capelands Estate</text:p>
          </table:table-cell>
          <table:table-cell table:number-columns-repeated="2"/>
          <table:table-cell office:value-type="string" calcext:value-type="string">
            <text:p>MAGNUM</text:p>
          </table:table-cell>
          <table:table-cell office:value-type="float" office:value="2013" calcext:value-type="float">
            <text:p>2013</text:p>
          </table:table-cell>
          <table:table-cell office:value-type="float" office:value="11500" calcext:value-type="float">
            <text:p>11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xjbxhbb6vrf8yz56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Klein Redstone Cabernet Sauvignon - Malbec</text:p>
          </table:table-cell>
          <table:table-cell office:value-type="string" calcext:value-type="string">
            <text:p>Capelands</text:p>
          </table:table-cell>
          <table:table-cell office:value-type="float" office:value="45.71001" calcext:value-type="float">
            <text:p>45.71001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R1 Redstone Reserve Capelands Estate</text:p>
          </table:table-cell>
          <table:table-cell table:number-columns-repeated="2"/>
          <table:table-cell office:value-type="string" calcext:value-type="string">
            <text:p>JEROBOAM</text:p>
          </table:table-cell>
          <table:table-cell office:value-type="float" office:value="2015" calcext:value-type="float">
            <text:p>2015</text:p>
          </table:table-cell>
          <table:table-cell office:value-type="float" office:value="29900" calcext:value-type="float">
            <text:p>29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cwvb3ky42sz6f9b72yqzzvf</text:p>
          </table:table-cell>
          <table:table-cell office:value-type="string" calcext:value-type="string">
            <text:p>RED</text:p>
          </table:table-cell>
          <table:table-cell office:value-type="string" calcext:value-type="string">
            <text:p>CR1 Redstone Reserve</text:p>
          </table:table-cell>
          <table:table-cell office:value-type="string" calcext:value-type="string">
            <text:p>Capelands</text:p>
          </table:table-cell>
          <table:table-cell office:value-type="float" office:value="47.08452" calcext:value-type="float">
            <text:p>47.0845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cato Rosa Franz Haas</text:p>
          </table:table-cell>
          <table:table-cell table:number-columns-repeated="2"/>
          <table:table-cell office:value-type="string" calcext:value-type="string">
            <text:p>HALF_LITER</text:p>
          </table:table-cell>
          <table:table-cell office:value-type="float" office:value="2022" calcext:value-type="float">
            <text:p>2022</text:p>
          </table:table-cell>
          <table:table-cell office:value-type="float" office:value="5400" calcext:value-type="float">
            <text:p>54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1c50s127wjc6zgn9ve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Rosa Schweizer</text:p>
          </table:table-cell>
          <table:table-cell office:value-type="string" calcext:value-type="string">
            <text:p>Franz Haas</text:p>
          </table:table-cell>
          <table:table-cell office:value-type="float" office:value="37.31471" calcext:value-type="float">
            <text:p>37.31471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Aruna Gewürztraminer Kellerei Kurtatsch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6800" calcext:value-type="float">
            <text:p>6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my5rqphz00t59h6cbpvjyb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ARUNA</text:p>
          </table:table-cell>
          <table:table-cell office:value-type="string" calcext:value-type="string">
            <text:p>Cantina Kurtatsch</text:p>
          </table:table-cell>
          <table:table-cell office:value-type="float" office:value="31.524614" calcext:value-type="float">
            <text:p>31.52461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anthus Petit Manseng Schreckbichl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7200" calcext:value-type="float">
            <text:p>72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49tbtsck03hp1c4s7r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Passito Canthus</text:p>
          </table:table-cell>
          <table:table-cell office:value-type="string" calcext:value-type="string">
            <text:p>Colterenzio (Schreckbichl)</text:p>
          </table:table-cell>
          <table:table-cell office:value-type="float" office:value="32.735405" calcext:value-type="float">
            <text:p>32.735405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Petit Petit Manseng Manincor BI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9pkd3v8xn0y8j9vb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Petit Bio</text:p>
          </table:table-cell>
          <table:table-cell office:value-type="string" calcext:value-type="string">
            <text:p>Manincor</text:p>
          </table:table-cell>
          <table:table-cell office:value-type="float" office:value="49.077682" calcext:value-type="float">
            <text:p>49.077682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Le Petit Petit Manseng Manincor BI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8500" calcext:value-type="float">
            <text:p>8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k9pkd3v8xn0y8j9vbw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Petit Bio</text:p>
          </table:table-cell>
          <table:table-cell office:value-type="string" calcext:value-type="string">
            <text:p>Manincor</text:p>
          </table:table-cell>
          <table:table-cell office:value-type="float" office:value="49.077682" calcext:value-type="float">
            <text:p>49.077682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issi Goldmuskateller Kellerei Meran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7500" calcext:value-type="float">
            <text:p>7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r2pq1mmmfgvpx93fc7z0sn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Goldmuskateller Passito Sissi</text:p>
          </table:table-cell>
          <table:table-cell office:value-type="string" calcext:value-type="string">
            <text:p>Kellerei Meran</text:p>
          </table:table-cell>
          <table:table-cell office:value-type="float" office:value="51.333595" calcext:value-type="float">
            <text:p>51.333595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Ben Rye Zibibbo Donnafugata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7800" calcext:value-type="float">
            <text:p>7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qzm03jah9kxz5asj0shk19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Ben Ryé Grappa</text:p>
          </table:table-cell>
          <table:table-cell office:value-type="string" calcext:value-type="string">
            <text:p>Donnafugata</text:p>
          </table:table-cell>
          <table:table-cell office:value-type="float" office:value="41.017128" calcext:value-type="float">
            <text:p>41.017128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cato d’Asti Saracco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3" calcext:value-type="float">
            <text:p>2023</text:p>
          </table:table-cell>
          <table:table-cell office:value-type="float" office:value="3850" calcext:value-type="float">
            <text:p>38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trw7835n9rgta1xv3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Saracco</text:p>
          </table:table-cell>
          <table:table-cell office:value-type="float" office:value="41.91883" calcext:value-type="float">
            <text:p>41.91883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Moscato d’Asti Saracco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2650" calcext:value-type="float">
            <text:p>265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0sq48trw7835n9rgta1xv34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Moscato d'Asti</text:p>
          </table:table-cell>
          <table:table-cell office:value-type="string" calcext:value-type="string">
            <text:p>Saracco</text:p>
          </table:table-cell>
          <table:table-cell office:value-type="float" office:value="41.91883" calcext:value-type="float">
            <text:p>41.91883</text:p>
          </table:table-cell>
        </table:table-row>
        <table:table-row table:style-name="ro4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Vieux Chai , Jurancon doux Cave de Gan</text:p>
          </table:table-cell>
          <table:table-cell table:number-columns-repeated="2"/>
          <table:table-cell office:value-type="string" calcext:value-type="string">
            <text:p>BOTTLE</text:p>
          </table:table-cell>
          <table:table-cell office:value-type="float" office:value="2020" calcext:value-type="float">
            <text:p>2020</text:p>
          </table:table-cell>
          <table:table-cell office:value-type="float" office:value="3800" calcext:value-type="float">
            <text:p>3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harvcm0evw78t9tj8jtz1zdt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e Vieux Chai</text:p>
          </table:table-cell>
          <table:table-cell office:value-type="string" calcext:value-type="string">
            <text:p>Cave des Producteurs de Jurançon</text:p>
          </table:table-cell>
          <table:table-cell office:value-type="float" office:value="40.444992" calcext:value-type="float">
            <text:p>40.444992</text:p>
          </table:table-cell>
        </table:table-row>
        <table:table-row table:style-name="ro2"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Sauternes Chateau Coutet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9" calcext:value-type="float">
            <text:p>2019</text:p>
          </table:table-cell>
          <table:table-cell office:value-type="float" office:value="6500" calcext:value-type="float">
            <text:p>65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x4kjffxbb8dmqfprm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La Chartreuse de Coutet Sauternes</text:p>
          </table:table-cell>
          <table:table-cell office:value-type="string" calcext:value-type="string">
            <text:p>Château Coutet</text:p>
          </table:table-cell>
          <table:table-cell office:value-type="float" office:value="40.26484" calcext:value-type="float">
            <text:p>40.26484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Sauternes Carmes de Rieussec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800" calcext:value-type="float">
            <text:p>48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sd6qt3x10w77883zszj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Carmes de Rieussec</text:p>
          </table:table-cell>
          <table:table-cell office:value-type="string" calcext:value-type="string">
            <text:p>Château Rieussec</text:p>
          </table:table-cell>
          <table:table-cell office:value-type="float" office:value="49.449516" calcext:value-type="float">
            <text:p>49.449516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Chateau d’Yqueme</text:p>
          </table:table-cell>
          <table:table-cell table:number-columns-repeated="2"/>
          <table:table-cell office:value-type="string" calcext:value-type="string">
            <text:p>HALF_BOTTLE</text:p>
          </table:table-cell>
          <table:table-cell office:value-type="float" office:value="2018" calcext:value-type="float">
            <text:p>2018</text:p>
          </table:table-cell>
          <table:table-cell office:value-type="float" office:value="42900" calcext:value-type="float">
            <text:p>42900</text:p>
          </table:table-cell>
          <table:table-cell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wine_01gzr4ktwcp5fb4jqaz1epampm</text:p>
          </table:table-cell>
          <table:table-cell office:value-type="string" calcext:value-type="string">
            <text:p>DESSERT</text:p>
          </table:table-cell>
          <table:table-cell office:value-type="string" calcext:value-type="string">
            <text:p>Sauternes d'Yquem</text:p>
          </table:table-cell>
          <table:table-cell office:value-type="string" calcext:value-type="string">
            <text:p>Château d'Yquem</text:p>
          </table:table-cell>
          <table:table-cell office:value-type="float" office:value="39.39214" calcext:value-type="float">
            <text:p>39.39214</text:p>
          </table:table-cell>
        </table:table-row>
      </table:table>
      <table:table table:name="Manual (DO NOT TOUCH)" table:style-name="ta1">
        <table:table-column table:style-name="co1" table:number-columns-repeated="14" table:default-cell-style-name="Default"/>
        <table:table-column table:style-name="co1" table:default-cell-style-name="cBool"/>
        <table:table-row table:style-name="ro7">
          <table:table-cell office:value-type="string" calcext:value-type="string">
            <text:p>ok</text:p>
          </table:table-cell>
          <table:table-cell office:value-type="string" calcext:value-type="string">
            <text:p>matched_id</text:p>
          </table:table-cell>
          <table:table-cell office:value-type="string" calcext:value-type="string">
            <text:p>external_id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winery_name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intag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purchase_price</text:p>
          </table:table-cell>
          <table:table-cell office:value-type="string" calcext:value-type="string">
            <text:p>quantity</text:p>
          </table:table-cell>
          <table:table-cell office:value-type="string" calcext:value-type="string">
            <text:p>storage_area</text:p>
          </table:table-cell>
          <table:table-cell office:value-type="string" calcext:value-type="string">
            <text:p>internal_notes</text:p>
          </table:table-cell>
          <table:table-cell table:style-name="Default" office:value-type="string" calcext:value-type="string">
            <text:p>visible</text:p>
          </table:table-cell>
        </table:table-row>
        <table:table-row table:style-name="ro7">
          <table:table-cell table:formula="of:=IF(ISBLANK([.B2]); &quot;&quot;; 1)">
            <text:p/>
          </table:table-cell>
          <table:table-cell table:number-columns-repeated="6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3]); &quot;&quot;; 1)">
            <text:p/>
          </table:table-cell>
          <table:table-cell table:number-columns-repeated="6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4]); &quot;&quot;; 1)">
            <text:p/>
          </table:table-cell>
          <table:table-cell table:number-columns-repeated="6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5]); &quot;&quot;; 1)">
            <text:p/>
          </table:table-cell>
          <table:table-cell table:number-columns-repeated="6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6]); &quot;&quot;; 1)">
            <text:p/>
          </table:table-cell>
          <table:table-cell table:number-columns-repeated="6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7]); &quot;&quot;; 1)">
            <text:p/>
          </table:table-cell>
          <table:table-cell table:number-columns-repeated="6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8]); &quot;&quot;; 1)">
            <text:p/>
          </table:table-cell>
          <table:table-cell table:number-columns-repeated="6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9]); &quot;&quot;; 1)">
            <text:p/>
          </table:table-cell>
          <table:table-cell table:number-columns-repeated="6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0]); &quot;&quot;; 1)">
            <text:p/>
          </table:table-cell>
          <table:table-cell table:number-columns-repeated="6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  <table:table-row table:style-name="ro7">
          <table:table-cell table:formula="of:=IF(ISBLANK([.B11]); &quot;&quot;; 1)">
            <text:p/>
          </table:table-cell>
          <table:table-cell table:number-columns-repeated="6"/>
          <table:table-cell office:value-type="string" calcext:value-type="string">
            <text:p>BOTT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number-columns-repeated="2"/>
          <table:table-cell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5-04-09T15:30:49.636500563</dc:date>
    <meta:editing-duration>PT6S</meta:editing-duration>
    <meta:editing-cycles>1</meta:editing-cycles>
    <meta:document-statistic meta:table-count="2" meta:cell-count="11085" meta:object-count="0"/>
    <meta:generator>LibreOffice/7.3.7.2$Linux_X86_64 LibreOffice_project/30$Build-2</meta:generator>
  </office:meta>
</office:document-meta>
</file>